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type_k_edited" table:style-name="ta1">
        <table:table-column table:style-name="co1" table:default-cell-style-name="Default"/>
        <table:table-column table:style-name="co2" table:number-columns-repeated="11" table:default-cell-style-name="ce1"/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-6.441" calcext:value-type="float">
            <text:p>-6.441</text:p>
          </table:table-cell>
          <table:table-cell office:value-type="float" office:value="-6.444" calcext:value-type="float">
            <text:p>-6.444</text:p>
          </table:table-cell>
          <table:table-cell office:value-type="float" office:value="-6.446" calcext:value-type="float">
            <text:p>-6.446</text:p>
          </table:table-cell>
          <table:table-cell office:value-type="float" office:value="-6.448" calcext:value-type="float">
            <text:p>-6.448</text:p>
          </table:table-cell>
          <table:table-cell office:value-type="float" office:value="-6.45" calcext:value-type="float">
            <text:p>-6.450</text:p>
          </table:table-cell>
          <table:table-cell office:value-type="float" office:value="-6.452" calcext:value-type="float">
            <text:p>-6.452</text:p>
          </table:table-cell>
          <table:table-cell office:value-type="float" office:value="-6.453" calcext:value-type="float">
            <text:p>-6.453</text:p>
          </table:table-cell>
          <table:table-cell office:value-type="float" office:value="-6.455" calcext:value-type="float">
            <text:p>-6.455</text:p>
          </table:table-cell>
          <table:table-cell office:value-type="float" office:value="-6.456" calcext:value-type="float">
            <text:p>-6.456</text:p>
          </table:table-cell>
          <table:table-cell office:value-type="float" office:value="-6.457" calcext:value-type="float">
            <text:p>-6.457</text:p>
          </table:table-cell>
          <table:table-cell office:value-type="float" office:value="-6.458" calcext:value-type="float">
            <text:p>-6.458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6.404" calcext:value-type="float">
            <text:p>-6.404</text:p>
          </table:table-cell>
          <table:table-cell office:value-type="float" office:value="-6.408" calcext:value-type="float">
            <text:p>-6.408</text:p>
          </table:table-cell>
          <table:table-cell office:value-type="float" office:value="-6.413" calcext:value-type="float">
            <text:p>-6.413</text:p>
          </table:table-cell>
          <table:table-cell office:value-type="float" office:value="-6.417" calcext:value-type="float">
            <text:p>-6.417</text:p>
          </table:table-cell>
          <table:table-cell office:value-type="float" office:value="-6.421" calcext:value-type="float">
            <text:p>-6.421</text:p>
          </table:table-cell>
          <table:table-cell office:value-type="float" office:value="-6.425" calcext:value-type="float">
            <text:p>-6.425</text:p>
          </table:table-cell>
          <table:table-cell office:value-type="float" office:value="-6.429" calcext:value-type="float">
            <text:p>-6.429</text:p>
          </table:table-cell>
          <table:table-cell office:value-type="float" office:value="-6.432" calcext:value-type="float">
            <text:p>-6.432</text:p>
          </table:table-cell>
          <table:table-cell office:value-type="float" office:value="-6.435" calcext:value-type="float">
            <text:p>-6.435</text:p>
          </table:table-cell>
          <table:table-cell office:value-type="float" office:value="-6.438" calcext:value-type="float">
            <text:p>-6.438</text:p>
          </table:table-cell>
          <table:table-cell office:value-type="float" office:value="-6.441" calcext:value-type="float">
            <text:p>-6.441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6.344" calcext:value-type="float">
            <text:p>-6.344</text:p>
          </table:table-cell>
          <table:table-cell office:value-type="float" office:value="-6.351" calcext:value-type="float">
            <text:p>-6.351</text:p>
          </table:table-cell>
          <table:table-cell office:value-type="float" office:value="-6.358" calcext:value-type="float">
            <text:p>-6.358</text:p>
          </table:table-cell>
          <table:table-cell office:value-type="float" office:value="-6.364" calcext:value-type="float">
            <text:p>-6.364</text:p>
          </table:table-cell>
          <table:table-cell office:value-type="float" office:value="-6.37" calcext:value-type="float">
            <text:p>-6.370</text:p>
          </table:table-cell>
          <table:table-cell office:value-type="float" office:value="-6.377" calcext:value-type="float">
            <text:p>-6.377</text:p>
          </table:table-cell>
          <table:table-cell office:value-type="float" office:value="-6.382" calcext:value-type="float">
            <text:p>-6.382</text:p>
          </table:table-cell>
          <table:table-cell office:value-type="float" office:value="-6.388" calcext:value-type="float">
            <text:p>-6.388</text:p>
          </table:table-cell>
          <table:table-cell office:value-type="float" office:value="-6.393" calcext:value-type="float">
            <text:p>-6.393</text:p>
          </table:table-cell>
          <table:table-cell office:value-type="float" office:value="-6.399" calcext:value-type="float">
            <text:p>-6.399</text:p>
          </table:table-cell>
          <table:table-cell office:value-type="float" office:value="-6.404" calcext:value-type="float">
            <text:p>-6.404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-6.262" calcext:value-type="float">
            <text:p>-6.262</text:p>
          </table:table-cell>
          <table:table-cell office:value-type="float" office:value="-6.271" calcext:value-type="float">
            <text:p>-6.271</text:p>
          </table:table-cell>
          <table:table-cell office:value-type="float" office:value="-6.28" calcext:value-type="float">
            <text:p>-6.280</text:p>
          </table:table-cell>
          <table:table-cell office:value-type="float" office:value="-6.289" calcext:value-type="float">
            <text:p>-6.289</text:p>
          </table:table-cell>
          <table:table-cell office:value-type="float" office:value="-6.297" calcext:value-type="float">
            <text:p>-6.297</text:p>
          </table:table-cell>
          <table:table-cell office:value-type="float" office:value="-6.306" calcext:value-type="float">
            <text:p>-6.306</text:p>
          </table:table-cell>
          <table:table-cell office:value-type="float" office:value="-6.314" calcext:value-type="float">
            <text:p>-6.314</text:p>
          </table:table-cell>
          <table:table-cell office:value-type="float" office:value="-6.322" calcext:value-type="float">
            <text:p>-6.322</text:p>
          </table:table-cell>
          <table:table-cell office:value-type="float" office:value="-6.329" calcext:value-type="float">
            <text:p>-6.329</text:p>
          </table:table-cell>
          <table:table-cell office:value-type="float" office:value="-6.337" calcext:value-type="float">
            <text:p>-6.337</text:p>
          </table:table-cell>
          <table:table-cell office:value-type="float" office:value="-6.344" calcext:value-type="float">
            <text:p>-6.344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6.158" calcext:value-type="float">
            <text:p>-6.158</text:p>
          </table:table-cell>
          <table:table-cell office:value-type="float" office:value="-6.17" calcext:value-type="float">
            <text:p>-6.170</text:p>
          </table:table-cell>
          <table:table-cell office:value-type="float" office:value="-6.181" calcext:value-type="float">
            <text:p>-6.181</text:p>
          </table:table-cell>
          <table:table-cell office:value-type="float" office:value="-6.192" calcext:value-type="float">
            <text:p>-6.192</text:p>
          </table:table-cell>
          <table:table-cell office:value-type="float" office:value="-6.202" calcext:value-type="float">
            <text:p>-6.202</text:p>
          </table:table-cell>
          <table:table-cell office:value-type="float" office:value="-6.213" calcext:value-type="float">
            <text:p>-6.213</text:p>
          </table:table-cell>
          <table:table-cell office:value-type="float" office:value="-6.223" calcext:value-type="float">
            <text:p>-6.223</text:p>
          </table:table-cell>
          <table:table-cell office:value-type="float" office:value="-6.233" calcext:value-type="float">
            <text:p>-6.233</text:p>
          </table:table-cell>
          <table:table-cell office:value-type="float" office:value="-6.243" calcext:value-type="float">
            <text:p>-6.243</text:p>
          </table:table-cell>
          <table:table-cell office:value-type="float" office:value="-6.252" calcext:value-type="float">
            <text:p>-6.252</text:p>
          </table:table-cell>
          <table:table-cell office:value-type="float" office:value="-6.262" calcext:value-type="float">
            <text:p>-6.262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.035" calcext:value-type="float">
            <text:p>-6.035</text:p>
          </table:table-cell>
          <table:table-cell office:value-type="float" office:value="-6.048" calcext:value-type="float">
            <text:p>-6.048</text:p>
          </table:table-cell>
          <table:table-cell office:value-type="float" office:value="-6.061" calcext:value-type="float">
            <text:p>-6.061</text:p>
          </table:table-cell>
          <table:table-cell office:value-type="float" office:value="-6.074" calcext:value-type="float">
            <text:p>-6.074</text:p>
          </table:table-cell>
          <table:table-cell office:value-type="float" office:value="-6.087" calcext:value-type="float">
            <text:p>-6.087</text:p>
          </table:table-cell>
          <table:table-cell office:value-type="float" office:value="-6.099" calcext:value-type="float">
            <text:p>-6.099</text:p>
          </table:table-cell>
          <table:table-cell office:value-type="float" office:value="-6.111" calcext:value-type="float">
            <text:p>-6.111</text:p>
          </table:table-cell>
          <table:table-cell office:value-type="float" office:value="-6.123" calcext:value-type="float">
            <text:p>-6.123</text:p>
          </table:table-cell>
          <table:table-cell office:value-type="float" office:value="-6.135" calcext:value-type="float">
            <text:p>-6.135</text:p>
          </table:table-cell>
          <table:table-cell office:value-type="float" office:value="-6.147" calcext:value-type="float">
            <text:p>-6.147</text:p>
          </table:table-cell>
          <table:table-cell office:value-type="float" office:value="-6.158" calcext:value-type="float">
            <text:p>-6.158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.891" calcext:value-type="float">
            <text:p>-5.891</text:p>
          </table:table-cell>
          <table:table-cell office:value-type="float" office:value="-5.907" calcext:value-type="float">
            <text:p>-5.907</text:p>
          </table:table-cell>
          <table:table-cell office:value-type="float" office:value="-5.922" calcext:value-type="float">
            <text:p>-5.922</text:p>
          </table:table-cell>
          <table:table-cell office:value-type="float" office:value="-5.936" calcext:value-type="float">
            <text:p>-5.936</text:p>
          </table:table-cell>
          <table:table-cell office:value-type="float" office:value="-5.951" calcext:value-type="float">
            <text:p>-5.951</text:p>
          </table:table-cell>
          <table:table-cell office:value-type="float" office:value="-5.965" calcext:value-type="float">
            <text:p>-5.965</text:p>
          </table:table-cell>
          <table:table-cell office:value-type="float" office:value="-5.98" calcext:value-type="float">
            <text:p>-5.980</text:p>
          </table:table-cell>
          <table:table-cell office:value-type="float" office:value="-5.994" calcext:value-type="float">
            <text:p>-5.994</text:p>
          </table:table-cell>
          <table:table-cell office:value-type="float" office:value="-6.007" calcext:value-type="float">
            <text:p>-6.007</text:p>
          </table:table-cell>
          <table:table-cell office:value-type="float" office:value="-6.021" calcext:value-type="float">
            <text:p>-6.021</text:p>
          </table:table-cell>
          <table:table-cell office:value-type="float" office:value="-6.035" calcext:value-type="float">
            <text:p>-6.035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.73" calcext:value-type="float">
            <text:p>-5.730</text:p>
          </table:table-cell>
          <table:table-cell office:value-type="float" office:value="-5.747" calcext:value-type="float">
            <text:p>-5.747</text:p>
          </table:table-cell>
          <table:table-cell office:value-type="float" office:value="-5.763" calcext:value-type="float">
            <text:p>-5.763</text:p>
          </table:table-cell>
          <table:table-cell office:value-type="float" office:value="-5.78" calcext:value-type="float">
            <text:p>-5.780</text:p>
          </table:table-cell>
          <table:table-cell office:value-type="float" office:value="-5.797" calcext:value-type="float">
            <text:p>-5.797</text:p>
          </table:table-cell>
          <table:table-cell office:value-type="float" office:value="-5.813" calcext:value-type="float">
            <text:p>-5.813</text:p>
          </table:table-cell>
          <table:table-cell office:value-type="float" office:value="-5.829" calcext:value-type="float">
            <text:p>-5.829</text:p>
          </table:table-cell>
          <table:table-cell office:value-type="float" office:value="-5.845" calcext:value-type="float">
            <text:p>-5.845</text:p>
          </table:table-cell>
          <table:table-cell office:value-type="float" office:value="-5.861" calcext:value-type="float">
            <text:p>-5.861</text:p>
          </table:table-cell>
          <table:table-cell office:value-type="float" office:value="-5.876" calcext:value-type="float">
            <text:p>-5.876</text:p>
          </table:table-cell>
          <table:table-cell office:value-type="float" office:value="-5.891" calcext:value-type="float">
            <text:p>-5.891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.55" calcext:value-type="float">
            <text:p>-5.550</text:p>
          </table:table-cell>
          <table:table-cell office:value-type="float" office:value="-5.569" calcext:value-type="float">
            <text:p>-5.569</text:p>
          </table:table-cell>
          <table:table-cell office:value-type="float" office:value="-5.588" calcext:value-type="float">
            <text:p>-5.588</text:p>
          </table:table-cell>
          <table:table-cell office:value-type="float" office:value="-5.606" calcext:value-type="float">
            <text:p>-5.606</text:p>
          </table:table-cell>
          <table:table-cell office:value-type="float" office:value="-5.624" calcext:value-type="float">
            <text:p>-5.624</text:p>
          </table:table-cell>
          <table:table-cell office:value-type="float" office:value="-5.642" calcext:value-type="float">
            <text:p>-5.642</text:p>
          </table:table-cell>
          <table:table-cell office:value-type="float" office:value="-5.66" calcext:value-type="float">
            <text:p>-5.660</text:p>
          </table:table-cell>
          <table:table-cell office:value-type="float" office:value="-5.678" calcext:value-type="float">
            <text:p>-5.678</text:p>
          </table:table-cell>
          <table:table-cell office:value-type="float" office:value="-5.695" calcext:value-type="float">
            <text:p>-5.695</text:p>
          </table:table-cell>
          <table:table-cell office:value-type="float" office:value="-5.713" calcext:value-type="float">
            <text:p>-5.713</text:p>
          </table:table-cell>
          <table:table-cell office:value-type="float" office:value="-5.73" calcext:value-type="float">
            <text:p>-5.730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354" calcext:value-type="float">
            <text:p>-5.354</text:p>
          </table:table-cell>
          <table:table-cell office:value-type="float" office:value="-5.374" calcext:value-type="float">
            <text:p>-5.374</text:p>
          </table:table-cell>
          <table:table-cell office:value-type="float" office:value="-5.395" calcext:value-type="float">
            <text:p>-5.395</text:p>
          </table:table-cell>
          <table:table-cell office:value-type="float" office:value="-5.415" calcext:value-type="float">
            <text:p>-5.415</text:p>
          </table:table-cell>
          <table:table-cell office:value-type="float" office:value="-5.435" calcext:value-type="float">
            <text:p>-5.435</text:p>
          </table:table-cell>
          <table:table-cell office:value-type="float" office:value="-5.454" calcext:value-type="float">
            <text:p>-5.454</text:p>
          </table:table-cell>
          <table:table-cell office:value-type="float" office:value="-5.474" calcext:value-type="float">
            <text:p>-5.474</text:p>
          </table:table-cell>
          <table:table-cell office:value-type="float" office:value="-5.493" calcext:value-type="float">
            <text:p>-5.493</text:p>
          </table:table-cell>
          <table:table-cell office:value-type="float" office:value="-5.512" calcext:value-type="float">
            <text:p>-5.512</text:p>
          </table:table-cell>
          <table:table-cell office:value-type="float" office:value="-5.531" calcext:value-type="float">
            <text:p>-5.531</text:p>
          </table:table-cell>
          <table:table-cell office:value-type="float" office:value="-5.55" calcext:value-type="float">
            <text:p>-5.550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.141" calcext:value-type="float">
            <text:p>-5.141</text:p>
          </table:table-cell>
          <table:table-cell office:value-type="float" office:value="-5.163" calcext:value-type="float">
            <text:p>-5.163</text:p>
          </table:table-cell>
          <table:table-cell office:value-type="float" office:value="-5.185" calcext:value-type="float">
            <text:p>-5.185</text:p>
          </table:table-cell>
          <table:table-cell office:value-type="float" office:value="-5.207" calcext:value-type="float">
            <text:p>-5.207</text:p>
          </table:table-cell>
          <table:table-cell office:value-type="float" office:value="-5.228" calcext:value-type="float">
            <text:p>-5.228</text:p>
          </table:table-cell>
          <table:table-cell office:value-type="float" office:value="-5.25" calcext:value-type="float">
            <text:p>-5.250</text:p>
          </table:table-cell>
          <table:table-cell office:value-type="float" office:value="-5.271" calcext:value-type="float">
            <text:p>-5.271</text:p>
          </table:table-cell>
          <table:table-cell office:value-type="float" office:value="-5.292" calcext:value-type="float">
            <text:p>-5.292</text:p>
          </table:table-cell>
          <table:table-cell office:value-type="float" office:value="-5.313" calcext:value-type="float">
            <text:p>-5.313</text:p>
          </table:table-cell>
          <table:table-cell office:value-type="float" office:value="-5.333" calcext:value-type="float">
            <text:p>-5.333</text:p>
          </table:table-cell>
          <table:table-cell office:value-type="float" office:value="-5.354" calcext:value-type="float">
            <text:p>-5.354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.913" calcext:value-type="float">
            <text:p>-4.913</text:p>
          </table:table-cell>
          <table:table-cell office:value-type="float" office:value="-4.936" calcext:value-type="float">
            <text:p>-4.936</text:p>
          </table:table-cell>
          <table:table-cell office:value-type="float" office:value="-4.96" calcext:value-type="float">
            <text:p>-4.960</text:p>
          </table:table-cell>
          <table:table-cell office:value-type="float" office:value="-4.983" calcext:value-type="float">
            <text:p>-4.983</text:p>
          </table:table-cell>
          <table:table-cell office:value-type="float" office:value="-5.006" calcext:value-type="float">
            <text:p>-5.006</text:p>
          </table:table-cell>
          <table:table-cell office:value-type="float" office:value="-5.029" calcext:value-type="float">
            <text:p>-5.029</text:p>
          </table:table-cell>
          <table:table-cell office:value-type="float" office:value="-5.052" calcext:value-type="float">
            <text:p>-5.052</text:p>
          </table:table-cell>
          <table:table-cell office:value-type="float" office:value="-5.074" calcext:value-type="float">
            <text:p>-5.074</text:p>
          </table:table-cell>
          <table:table-cell office:value-type="float" office:value="-5.097" calcext:value-type="float">
            <text:p>-5.097</text:p>
          </table:table-cell>
          <table:table-cell office:value-type="float" office:value="-5.119" calcext:value-type="float">
            <text:p>-5.119</text:p>
          </table:table-cell>
          <table:table-cell office:value-type="float" office:value="-5.141" calcext:value-type="float">
            <text:p>-5.141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669" calcext:value-type="float">
            <text:p>-4.669</text:p>
          </table:table-cell>
          <table:table-cell office:value-type="float" office:value="-4.694" calcext:value-type="float">
            <text:p>-4.694</text:p>
          </table:table-cell>
          <table:table-cell office:value-type="float" office:value="-4.719" calcext:value-type="float">
            <text:p>-4.719</text:p>
          </table:table-cell>
          <table:table-cell office:value-type="float" office:value="-4.744" calcext:value-type="float">
            <text:p>-4.744</text:p>
          </table:table-cell>
          <table:table-cell office:value-type="float" office:value="-4.768" calcext:value-type="float">
            <text:p>-4.768</text:p>
          </table:table-cell>
          <table:table-cell office:value-type="float" office:value="-4.793" calcext:value-type="float">
            <text:p>-4.793</text:p>
          </table:table-cell>
          <table:table-cell office:value-type="float" office:value="-4.817" calcext:value-type="float">
            <text:p>-4.817</text:p>
          </table:table-cell>
          <table:table-cell office:value-type="float" office:value="-4.841" calcext:value-type="float">
            <text:p>-4.841</text:p>
          </table:table-cell>
          <table:table-cell office:value-type="float" office:value="-4.865" calcext:value-type="float">
            <text:p>-4.865</text:p>
          </table:table-cell>
          <table:table-cell office:value-type="float" office:value="-4.889" calcext:value-type="float">
            <text:p>-4.889</text:p>
          </table:table-cell>
          <table:table-cell office:value-type="float" office:value="-4.913" calcext:value-type="float">
            <text:p>-4.913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4.411" calcext:value-type="float">
            <text:p>-4.411</text:p>
          </table:table-cell>
          <table:table-cell office:value-type="float" office:value="-4.437" calcext:value-type="float">
            <text:p>-4.437</text:p>
          </table:table-cell>
          <table:table-cell office:value-type="float" office:value="-4.463" calcext:value-type="float">
            <text:p>-4.463</text:p>
          </table:table-cell>
          <table:table-cell office:value-type="float" office:value="-4.49" calcext:value-type="float">
            <text:p>-4.490</text:p>
          </table:table-cell>
          <table:table-cell office:value-type="float" office:value="-4.516" calcext:value-type="float">
            <text:p>-4.516</text:p>
          </table:table-cell>
          <table:table-cell office:value-type="float" office:value="-4.542" calcext:value-type="float">
            <text:p>-4.542</text:p>
          </table:table-cell>
          <table:table-cell office:value-type="float" office:value="-4.567" calcext:value-type="float">
            <text:p>-4.567</text:p>
          </table:table-cell>
          <table:table-cell office:value-type="float" office:value="-4.593" calcext:value-type="float">
            <text:p>-4.593</text:p>
          </table:table-cell>
          <table:table-cell office:value-type="float" office:value="-4.618" calcext:value-type="float">
            <text:p>-4.618</text:p>
          </table:table-cell>
          <table:table-cell office:value-type="float" office:value="-4.644" calcext:value-type="float">
            <text:p>-4.644</text:p>
          </table:table-cell>
          <table:table-cell office:value-type="float" office:value="-4.669" calcext:value-type="float">
            <text:p>-4.66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.138" calcext:value-type="float">
            <text:p>-4.138</text:p>
          </table:table-cell>
          <table:table-cell office:value-type="float" office:value="-4.166" calcext:value-type="float">
            <text:p>-4.166</text:p>
          </table:table-cell>
          <table:table-cell office:value-type="float" office:value="-4.194" calcext:value-type="float">
            <text:p>-4.194</text:p>
          </table:table-cell>
          <table:table-cell office:value-type="float" office:value="-4.221" calcext:value-type="float">
            <text:p>-4.221</text:p>
          </table:table-cell>
          <table:table-cell office:value-type="float" office:value="-4.249" calcext:value-type="float">
            <text:p>-4.249</text:p>
          </table:table-cell>
          <table:table-cell office:value-type="float" office:value="-4.276" calcext:value-type="float">
            <text:p>-4.276</text:p>
          </table:table-cell>
          <table:table-cell office:value-type="float" office:value="-4.303" calcext:value-type="float">
            <text:p>-4.303</text:p>
          </table:table-cell>
          <table:table-cell office:value-type="float" office:value="-4.33" calcext:value-type="float">
            <text:p>-4.330</text:p>
          </table:table-cell>
          <table:table-cell office:value-type="float" office:value="-4.357" calcext:value-type="float">
            <text:p>-4.357</text:p>
          </table:table-cell>
          <table:table-cell office:value-type="float" office:value="-4.384" calcext:value-type="float">
            <text:p>-4.384</text:p>
          </table:table-cell>
          <table:table-cell office:value-type="float" office:value="-4.411" calcext:value-type="float">
            <text:p>-4.411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.852" calcext:value-type="float">
            <text:p>-3.852</text:p>
          </table:table-cell>
          <table:table-cell office:value-type="float" office:value="-3.882" calcext:value-type="float">
            <text:p>-3.882</text:p>
          </table:table-cell>
          <table:table-cell office:value-type="float" office:value="-3.911" calcext:value-type="float">
            <text:p>-3.911</text:p>
          </table:table-cell>
          <table:table-cell office:value-type="float" office:value="-3.939" calcext:value-type="float">
            <text:p>-3.939</text:p>
          </table:table-cell>
          <table:table-cell office:value-type="float" office:value="-3.968" calcext:value-type="float">
            <text:p>-3.968</text:p>
          </table:table-cell>
          <table:table-cell office:value-type="float" office:value="-3.997" calcext:value-type="float">
            <text:p>-3.997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.054" calcext:value-type="float">
            <text:p>-4.054</text:p>
          </table:table-cell>
          <table:table-cell office:value-type="float" office:value="-4.082" calcext:value-type="float">
            <text:p>-4.082</text:p>
          </table:table-cell>
          <table:table-cell office:value-type="float" office:value="-4.11" calcext:value-type="float">
            <text:p>-4.110</text:p>
          </table:table-cell>
          <table:table-cell office:value-type="float" office:value="-4.138" calcext:value-type="float">
            <text:p>-4.13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.554" calcext:value-type="float">
            <text:p>-3.554</text:p>
          </table:table-cell>
          <table:table-cell office:value-type="float" office:value="-3.584" calcext:value-type="float">
            <text:p>-3.584</text:p>
          </table:table-cell>
          <table:table-cell office:value-type="float" office:value="-3.614" calcext:value-type="float">
            <text:p>-3.614</text:p>
          </table:table-cell>
          <table:table-cell office:value-type="float" office:value="-3.645" calcext:value-type="float">
            <text:p>-3.645</text:p>
          </table:table-cell>
          <table:table-cell office:value-type="float" office:value="-3.675" calcext:value-type="float">
            <text:p>-3.675</text:p>
          </table:table-cell>
          <table:table-cell office:value-type="float" office:value="-3.705" calcext:value-type="float">
            <text:p>-3.705</text:p>
          </table:table-cell>
          <table:table-cell office:value-type="float" office:value="-3.734" calcext:value-type="float">
            <text:p>-3.734</text:p>
          </table:table-cell>
          <table:table-cell office:value-type="float" office:value="-3.764" calcext:value-type="float">
            <text:p>-3.764</text:p>
          </table:table-cell>
          <table:table-cell office:value-type="float" office:value="-3.794" calcext:value-type="float">
            <text:p>-3.794</text:p>
          </table:table-cell>
          <table:table-cell office:value-type="float" office:value="-3.823" calcext:value-type="float">
            <text:p>-3.823</text:p>
          </table:table-cell>
          <table:table-cell office:value-type="float" office:value="-3.852" calcext:value-type="float">
            <text:p>-3.85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.243" calcext:value-type="float">
            <text:p>-3.243</text:p>
          </table:table-cell>
          <table:table-cell office:value-type="float" office:value="-3.274" calcext:value-type="float">
            <text:p>-3.274</text:p>
          </table:table-cell>
          <table:table-cell office:value-type="float" office:value="-3.306" calcext:value-type="float">
            <text:p>-3.306</text:p>
          </table:table-cell>
          <table:table-cell office:value-type="float" office:value="-3.337" calcext:value-type="float">
            <text:p>-3.337</text:p>
          </table:table-cell>
          <table:table-cell office:value-type="float" office:value="-3.368" calcext:value-type="float">
            <text:p>-3.368</text:p>
          </table:table-cell>
          <table:table-cell office:value-type="float" office:value="-3.4" calcext:value-type="float">
            <text:p>-3.400</text:p>
          </table:table-cell>
          <table:table-cell office:value-type="float" office:value="-3.431" calcext:value-type="float">
            <text:p>-3.431</text:p>
          </table:table-cell>
          <table:table-cell office:value-type="float" office:value="-3.462" calcext:value-type="float">
            <text:p>-3.462</text:p>
          </table:table-cell>
          <table:table-cell office:value-type="float" office:value="-3.492" calcext:value-type="float">
            <text:p>-3.492</text:p>
          </table:table-cell>
          <table:table-cell office:value-type="float" office:value="-3.523" calcext:value-type="float">
            <text:p>-3.523</text:p>
          </table:table-cell>
          <table:table-cell office:value-type="float" office:value="-3.554" calcext:value-type="float">
            <text:p>-3.554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.92" calcext:value-type="float">
            <text:p>-2.920</text:p>
          </table:table-cell>
          <table:table-cell office:value-type="float" office:value="-2.953" calcext:value-type="float">
            <text:p>-2.953</text:p>
          </table:table-cell>
          <table:table-cell office:value-type="float" office:value="-2.986" calcext:value-type="float">
            <text:p>-2.986</text:p>
          </table:table-cell>
          <table:table-cell office:value-type="float" office:value="-3.018" calcext:value-type="float">
            <text:p>-3.018</text:p>
          </table:table-cell>
          <table:table-cell office:value-type="float" office:value="-3.05" calcext:value-type="float">
            <text:p>-3.050</text:p>
          </table:table-cell>
          <table:table-cell office:value-type="float" office:value="-3.083" calcext:value-type="float">
            <text:p>-3.083</text:p>
          </table:table-cell>
          <table:table-cell office:value-type="float" office:value="-3.115" calcext:value-type="float">
            <text:p>-3.115</text:p>
          </table:table-cell>
          <table:table-cell office:value-type="float" office:value="-3.147" calcext:value-type="float">
            <text:p>-3.147</text:p>
          </table:table-cell>
          <table:table-cell office:value-type="float" office:value="-3.179" calcext:value-type="float">
            <text:p>-3.179</text:p>
          </table:table-cell>
          <table:table-cell office:value-type="float" office:value="-3.211" calcext:value-type="float">
            <text:p>-3.211</text:p>
          </table:table-cell>
          <table:table-cell office:value-type="float" office:value="-3.243" calcext:value-type="float">
            <text:p>-3.24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.587" calcext:value-type="float">
            <text:p>-2.587</text:p>
          </table:table-cell>
          <table:table-cell office:value-type="float" office:value="-2.62" calcext:value-type="float">
            <text:p>-2.620</text:p>
          </table:table-cell>
          <table:table-cell office:value-type="float" office:value="-2.654" calcext:value-type="float">
            <text:p>-2.654</text:p>
          </table:table-cell>
          <table:table-cell office:value-type="float" office:value="-2.688" calcext:value-type="float">
            <text:p>-2.688</text:p>
          </table:table-cell>
          <table:table-cell office:value-type="float" office:value="-2.721" calcext:value-type="float">
            <text:p>-2.721</text:p>
          </table:table-cell>
          <table:table-cell office:value-type="float" office:value="-2.755" calcext:value-type="float">
            <text:p>-2.755</text:p>
          </table:table-cell>
          <table:table-cell office:value-type="float" office:value="-2.788" calcext:value-type="float">
            <text:p>-2.788</text:p>
          </table:table-cell>
          <table:table-cell office:value-type="float" office:value="-2.821" calcext:value-type="float">
            <text:p>-2.821</text:p>
          </table:table-cell>
          <table:table-cell office:value-type="float" office:value="-2.854" calcext:value-type="float">
            <text:p>-2.854</text:p>
          </table:table-cell>
          <table:table-cell office:value-type="float" office:value="-2.887" calcext:value-type="float">
            <text:p>-2.887</text:p>
          </table:table-cell>
          <table:table-cell office:value-type="float" office:value="-2.92" calcext:value-type="float">
            <text:p>-2.920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.243" calcext:value-type="float">
            <text:p>-2.243</text:p>
          </table:table-cell>
          <table:table-cell office:value-type="float" office:value="-2.278" calcext:value-type="float">
            <text:p>-2.278</text:p>
          </table:table-cell>
          <table:table-cell office:value-type="float" office:value="-2.312" calcext:value-type="float">
            <text:p>-2.312</text:p>
          </table:table-cell>
          <table:table-cell office:value-type="float" office:value="-2.347" calcext:value-type="float">
            <text:p>-2.347</text:p>
          </table:table-cell>
          <table:table-cell office:value-type="float" office:value="-2.382" calcext:value-type="float">
            <text:p>-2.382</text:p>
          </table:table-cell>
          <table:table-cell office:value-type="float" office:value="-2.416" calcext:value-type="float">
            <text:p>-2.416</text:p>
          </table:table-cell>
          <table:table-cell office:value-type="float" office:value="-2.45" calcext:value-type="float">
            <text:p>-2.450</text:p>
          </table:table-cell>
          <table:table-cell office:value-type="float" office:value="-2.485" calcext:value-type="float">
            <text:p>-2.485</text:p>
          </table:table-cell>
          <table:table-cell office:value-type="float" office:value="-2.519" calcext:value-type="float">
            <text:p>-2.519</text:p>
          </table:table-cell>
          <table:table-cell office:value-type="float" office:value="-2.553" calcext:value-type="float">
            <text:p>-2.553</text:p>
          </table:table-cell>
          <table:table-cell office:value-type="float" office:value="-2.587" calcext:value-type="float">
            <text:p>-2.587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889" calcext:value-type="float">
            <text:p>-1.889</text:p>
          </table:table-cell>
          <table:table-cell office:value-type="float" office:value="-1.925" calcext:value-type="float">
            <text:p>-1.925</text:p>
          </table:table-cell>
          <table:table-cell office:value-type="float" office:value="-1.961" calcext:value-type="float">
            <text:p>-1.961</text:p>
          </table:table-cell>
          <table:table-cell office:value-type="float" office:value="-1.996" calcext:value-type="float">
            <text:p>-1.996</text:p>
          </table:table-cell>
          <table:table-cell office:value-type="float" office:value="-2.032" calcext:value-type="float">
            <text:p>-2.032</text:p>
          </table:table-cell>
          <table:table-cell office:value-type="float" office:value="-2.067" calcext:value-type="float">
            <text:p>-2.067</text:p>
          </table:table-cell>
          <table:table-cell office:value-type="float" office:value="-2.103" calcext:value-type="float">
            <text:p>-2.103</text:p>
          </table:table-cell>
          <table:table-cell office:value-type="float" office:value="-2.138" calcext:value-type="float">
            <text:p>-2.138</text:p>
          </table:table-cell>
          <table:table-cell office:value-type="float" office:value="-2.173" calcext:value-type="float">
            <text:p>-2.173</text:p>
          </table:table-cell>
          <table:table-cell office:value-type="float" office:value="-2.208" calcext:value-type="float">
            <text:p>-2.208</text:p>
          </table:table-cell>
          <table:table-cell office:value-type="float" office:value="-2.243" calcext:value-type="float">
            <text:p>-2.24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527" calcext:value-type="float">
            <text:p>-1.527</text:p>
          </table:table-cell>
          <table:table-cell office:value-type="float" office:value="-1.564" calcext:value-type="float">
            <text:p>-1.564</text:p>
          </table:table-cell>
          <table:table-cell office:value-type="float" office:value="-1.6" calcext:value-type="float">
            <text:p>-1.600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673" calcext:value-type="float">
            <text:p>-1.673</text:p>
          </table:table-cell>
          <table:table-cell office:value-type="float" office:value="-1.709" calcext:value-type="float">
            <text:p>-1.709</text:p>
          </table:table-cell>
          <table:table-cell office:value-type="float" office:value="-1.745" calcext:value-type="float">
            <text:p>-1.745</text:p>
          </table:table-cell>
          <table:table-cell office:value-type="float" office:value="-1.782" calcext:value-type="float">
            <text:p>-1.782</text:p>
          </table:table-cell>
          <table:table-cell office:value-type="float" office:value="-1.818" calcext:value-type="float">
            <text:p>-1.818</text:p>
          </table:table-cell>
          <table:table-cell office:value-type="float" office:value="-1.854" calcext:value-type="float">
            <text:p>-1.854</text:p>
          </table:table-cell>
          <table:table-cell office:value-type="float" office:value="-1.889" calcext:value-type="float">
            <text:p>-1.88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.156" calcext:value-type="float">
            <text:p>-1.156</text:p>
          </table:table-cell>
          <table:table-cell office:value-type="float" office:value="-1.194" calcext:value-type="float">
            <text:p>-1.194</text:p>
          </table:table-cell>
          <table:table-cell office:value-type="float" office:value="-1.231" calcext:value-type="float">
            <text:p>-1.231</text:p>
          </table:table-cell>
          <table:table-cell office:value-type="float" office:value="-1.268" calcext:value-type="float">
            <text:p>-1.268</text:p>
          </table:table-cell>
          <table:table-cell office:value-type="float" office:value="-1.305" calcext:value-type="float">
            <text:p>-1.305</text:p>
          </table:table-cell>
          <table:table-cell office:value-type="float" office:value="-1.343" calcext:value-type="float">
            <text:p>-1.343</text:p>
          </table:table-cell>
          <table:table-cell office:value-type="float" office:value="-1.38" calcext:value-type="float">
            <text:p>-1.380</text:p>
          </table:table-cell>
          <table:table-cell office:value-type="float" office:value="-1.417" calcext:value-type="float">
            <text:p>-1.417</text:p>
          </table:table-cell>
          <table:table-cell office:value-type="float" office:value="-1.453" calcext:value-type="float">
            <text:p>-1.453</text:p>
          </table:table-cell>
          <table:table-cell office:value-type="float" office:value="-1.49" calcext:value-type="float">
            <text:p>-1.490</text:p>
          </table:table-cell>
          <table:table-cell office:value-type="float" office:value="-1.527" calcext:value-type="float">
            <text:p>-1.52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778" calcext:value-type="float">
            <text:p>-0.778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854" calcext:value-type="float">
            <text:p>-0.854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93" calcext:value-type="float">
            <text:p>-0.930</text:p>
          </table:table-cell>
          <table:table-cell office:value-type="float" office:value="-0.968" calcext:value-type="float">
            <text:p>-0.968</text:p>
          </table:table-cell>
          <table:table-cell office:value-type="float" office:value="-1.006" calcext:value-type="float">
            <text:p>-1.006</text:p>
          </table:table-cell>
          <table:table-cell office:value-type="float" office:value="-1.043" calcext:value-type="float">
            <text:p>-1.043</text:p>
          </table:table-cell>
          <table:table-cell office:value-type="float" office:value="-1.081" calcext:value-type="float">
            <text:p>-1.081</text:p>
          </table:table-cell>
          <table:table-cell office:value-type="float" office:value="-1.119" calcext:value-type="float">
            <text:p>-1.119</text:p>
          </table:table-cell>
          <table:table-cell office:value-type="float" office:value="-1.156" calcext:value-type="float">
            <text:p>-1.15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47" calcext:value-type="float">
            <text:p>-0.470</text:p>
          </table:table-cell>
          <table:table-cell office:value-type="float" office:value="-0.508" calcext:value-type="float">
            <text:p>-0.508</text:p>
          </table:table-cell>
          <table:table-cell office:value-type="float" office:value="-0.547" calcext:value-type="float">
            <text:p>-0.547</text:p>
          </table:table-cell>
          <table:table-cell office:value-type="float" office:value="-0.586" calcext:value-type="float">
            <text:p>-0.586</text:p>
          </table:table-cell>
          <table:table-cell office:value-type="float" office:value="-0.624" calcext:value-type="float">
            <text:p>-0.624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739" calcext:value-type="float">
            <text:p>-0.739</text:p>
          </table:table-cell>
          <table:table-cell office:value-type="float" office:value="-0.778" calcext:value-type="float">
            <text:p>-0.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353" calcext:value-type="float">
            <text:p>-0.353</text:p>
          </table:table-cell>
          <table:table-cell office:value-type="float" office:value="-0.392" calcext:value-type="float">
            <text:p>-0.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.39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7" calcext:value-type="float">
            <text:p>0.67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879" calcext:value-type="float">
            <text:p>0.879</text:p>
          </table:table-cell>
          <table:table-cell office:value-type="float" office:value="0.919" calcext:value-type="float">
            <text:p>0.919</text:p>
          </table:table-cell>
          <table:table-cell office:value-type="float" office:value="0.96" calcext:value-type="float">
            <text:p>0.960</text:p>
          </table:table-cell>
          <table:table-cell office:value-type="float" office:value="1" calcext:value-type="float">
            <text:p>1.000</text:p>
          </table:table-cell>
          <table:table-cell office:value-type="float" office:value="1.041" calcext:value-type="float">
            <text:p>1.041</text:p>
          </table:table-cell>
          <table:table-cell office:value-type="float" office:value="1.081" calcext:value-type="float">
            <text:p>1.081</text:p>
          </table:table-cell>
          <table:table-cell office:value-type="float" office:value="1.122" calcext:value-type="float">
            <text:p>1.122</text:p>
          </table:table-cell>
          <table:table-cell office:value-type="float" office:value="1.163" calcext:value-type="float">
            <text:p>1.163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03" calcext:value-type="float">
            <text:p>1.203</text:p>
          </table:table-cell>
          <table:table-cell office:value-type="float" office:value="1.244" calcext:value-type="float">
            <text:p>1.244</text:p>
          </table:table-cell>
          <table:table-cell office:value-type="float" office:value="1.285" calcext:value-type="float">
            <text:p>1.285</text:p>
          </table:table-cell>
          <table:table-cell office:value-type="float" office:value="1.326" calcext:value-type="float">
            <text:p>1.326</text:p>
          </table:table-cell>
          <table:table-cell office:value-type="float" office:value="1.366" calcext:value-type="float">
            <text:p>1.366</text:p>
          </table:table-cell>
          <table:table-cell office:value-type="float" office:value="1.407" calcext:value-type="float">
            <text:p>1.407</text:p>
          </table:table-cell>
          <table:table-cell office:value-type="float" office:value="1.448" calcext:value-type="float">
            <text:p>1.448</text:p>
          </table:table-cell>
          <table:table-cell office:value-type="float" office:value="1.489" calcext:value-type="float">
            <text:p>1.489</text:p>
          </table:table-cell>
          <table:table-cell office:value-type="float" office:value="1.53" calcext:value-type="float">
            <text:p>1.530</text:p>
          </table:table-cell>
          <table:table-cell office:value-type="float" office:value="1.571" calcext:value-type="float">
            <text:p>1.571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12" calcext:value-type="float">
            <text:p>1.612</text:p>
          </table:table-cell>
          <table:table-cell office:value-type="float" office:value="1.653" calcext:value-type="float">
            <text:p>1.653</text:p>
          </table:table-cell>
          <table:table-cell office:value-type="float" office:value="1.694" calcext:value-type="float">
            <text:p>1.694</text:p>
          </table:table-cell>
          <table:table-cell office:value-type="float" office:value="1.735" calcext:value-type="float">
            <text:p>1.735</text:p>
          </table:table-cell>
          <table:table-cell office:value-type="float" office:value="1.776" calcext:value-type="float">
            <text:p>1.776</text:p>
          </table:table-cell>
          <table:table-cell office:value-type="float" office:value="1.817" calcext:value-type="float">
            <text:p>1.817</text:p>
          </table:table-cell>
          <table:table-cell office:value-type="float" office:value="1.858" calcext:value-type="float">
            <text:p>1.858</text:p>
          </table:table-cell>
          <table:table-cell office:value-type="float" office:value="1.899" calcext:value-type="float">
            <text:p>1.899</text:p>
          </table:table-cell>
          <table:table-cell office:value-type="float" office:value="1.941" calcext:value-type="float">
            <text:p>1.941</text:p>
          </table:table-cell>
          <table:table-cell office:value-type="float" office:value="1.982" calcext:value-type="float">
            <text:p>1.982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23" calcext:value-type="float">
            <text:p>2.023</text:p>
          </table:table-cell>
          <table:table-cell office:value-type="float" office:value="2.064" calcext:value-type="float">
            <text:p>2.064</text:p>
          </table:table-cell>
          <table:table-cell office:value-type="float" office:value="2.106" calcext:value-type="float">
            <text:p>2.106</text:p>
          </table:table-cell>
          <table:table-cell office:value-type="float" office:value="2.147" calcext:value-type="float">
            <text:p>2.147</text:p>
          </table:table-cell>
          <table:table-cell office:value-type="float" office:value="2.188" calcext:value-type="float">
            <text:p>2.188</text:p>
          </table:table-cell>
          <table:table-cell office:value-type="float" office:value="2.23" calcext:value-type="float">
            <text:p>2.230</text:p>
          </table:table-cell>
          <table:table-cell office:value-type="float" office:value="2.271" calcext:value-type="float">
            <text:p>2.271</text:p>
          </table:table-cell>
          <table:table-cell office:value-type="float" office:value="2.312" calcext:value-type="float">
            <text:p>2.312</text:p>
          </table:table-cell>
          <table:table-cell office:value-type="float" office:value="2.354" calcext:value-type="float">
            <text:p>2.354</text:p>
          </table:table-cell>
          <table:table-cell office:value-type="float" office:value="2.395" calcext:value-type="float">
            <text:p>2.395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36" calcext:value-type="float">
            <text:p>2.436</text:p>
          </table:table-cell>
          <table:table-cell office:value-type="float" office:value="2.478" calcext:value-type="float">
            <text:p>2.478</text:p>
          </table:table-cell>
          <table:table-cell office:value-type="float" office:value="2.519" calcext:value-type="float">
            <text:p>2.519</text:p>
          </table:table-cell>
          <table:table-cell office:value-type="float" office:value="2.561" calcext:value-type="float">
            <text:p>2.561</text:p>
          </table:table-cell>
          <table:table-cell office:value-type="float" office:value="2.602" calcext:value-type="float">
            <text:p>2.602</text:p>
          </table:table-cell>
          <table:table-cell office:value-type="float" office:value="2.644" calcext:value-type="float">
            <text:p>2.644</text:p>
          </table:table-cell>
          <table:table-cell office:value-type="float" office:value="2.685" calcext:value-type="float">
            <text:p>2.685</text:p>
          </table:table-cell>
          <table:table-cell office:value-type="float" office:value="2.727" calcext:value-type="float">
            <text:p>2.727</text:p>
          </table:table-cell>
          <table:table-cell office:value-type="float" office:value="2.768" calcext:value-type="float">
            <text:p>2.768</text:p>
          </table:table-cell>
          <table:table-cell office:value-type="float" office:value="2.81" calcext:value-type="float">
            <text:p>2.810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51" calcext:value-type="float">
            <text:p>2.851</text:p>
          </table:table-cell>
          <table:table-cell office:value-type="float" office:value="2.893" calcext:value-type="float">
            <text:p>2.893</text:p>
          </table:table-cell>
          <table:table-cell office:value-type="float" office:value="2.934" calcext:value-type="float">
            <text:p>2.934</text:p>
          </table:table-cell>
          <table:table-cell office:value-type="float" office:value="2.976" calcext:value-type="float">
            <text:p>2.976</text:p>
          </table:table-cell>
          <table:table-cell office:value-type="float" office:value="3.017" calcext:value-type="float">
            <text:p>3.017</text:p>
          </table:table-cell>
          <table:table-cell office:value-type="float" office:value="3.059" calcext:value-type="float">
            <text:p>3.059</text:p>
          </table:table-cell>
          <table:table-cell office:value-type="float" office:value="3.1" calcext:value-type="float">
            <text:p>3.100</text:p>
          </table:table-cell>
          <table:table-cell office:value-type="float" office:value="3.142" calcext:value-type="float">
            <text:p>3.142</text:p>
          </table:table-cell>
          <table:table-cell office:value-type="float" office:value="3.184" calcext:value-type="float">
            <text:p>3.184</text:p>
          </table:table-cell>
          <table:table-cell office:value-type="float" office:value="3.225" calcext:value-type="float">
            <text:p>3.225</text:p>
          </table:table-cell>
          <table:table-cell office:value-type="float" office:value="3.267" calcext:value-type="float">
            <text:p>3.2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67" calcext:value-type="float">
            <text:p>3.267</text:p>
          </table:table-cell>
          <table:table-cell office:value-type="float" office:value="3.308" calcext:value-type="float">
            <text:p>3.308</text:p>
          </table:table-cell>
          <table:table-cell office:value-type="float" office:value="3.35" calcext:value-type="float">
            <text:p>3.350</text:p>
          </table:table-cell>
          <table:table-cell office:value-type="float" office:value="3.391" calcext:value-type="float">
            <text:p>3.391</text:p>
          </table:table-cell>
          <table:table-cell office:value-type="float" office:value="3.433" calcext:value-type="float">
            <text:p>3.433</text:p>
          </table:table-cell>
          <table:table-cell office:value-type="float" office:value="3.474" calcext:value-type="float">
            <text:p>3.474</text:p>
          </table:table-cell>
          <table:table-cell office:value-type="float" office:value="3.516" calcext:value-type="float">
            <text:p>3.516</text:p>
          </table:table-cell>
          <table:table-cell office:value-type="float" office:value="3.557" calcext:value-type="float">
            <text:p>3.557</text:p>
          </table:table-cell>
          <table:table-cell office:value-type="float" office:value="3.599" calcext:value-type="float">
            <text:p>3.599</text:p>
          </table:table-cell>
          <table:table-cell office:value-type="float" office:value="3.64" calcext:value-type="float">
            <text:p>3.640</text:p>
          </table:table-cell>
          <table:table-cell office:value-type="float" office:value="3.682" calcext:value-type="float">
            <text:p>3.6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82" calcext:value-type="float">
            <text:p>3.682</text:p>
          </table:table-cell>
          <table:table-cell office:value-type="float" office:value="3.723" calcext:value-type="float">
            <text:p>3.723</text:p>
          </table:table-cell>
          <table:table-cell office:value-type="float" office:value="3.765" calcext:value-type="float">
            <text:p>3.765</text:p>
          </table:table-cell>
          <table:table-cell office:value-type="float" office:value="3.806" calcext:value-type="float">
            <text:p>3.806</text:p>
          </table:table-cell>
          <table:table-cell office:value-type="float" office:value="3.848" calcext:value-type="float">
            <text:p>3.848</text:p>
          </table:table-cell>
          <table:table-cell office:value-type="float" office:value="3.889" calcext:value-type="float">
            <text:p>3.889</text:p>
          </table:table-cell>
          <table:table-cell office:value-type="float" office:value="3.931" calcext:value-type="float">
            <text:p>3.931</text:p>
          </table:table-cell>
          <table:table-cell office:value-type="float" office:value="3.972" calcext:value-type="float">
            <text:p>3.972</text:p>
          </table:table-cell>
          <table:table-cell office:value-type="float" office:value="4.013" calcext:value-type="float">
            <text:p>4.013</text:p>
          </table:table-cell>
          <table:table-cell office:value-type="float" office:value="4.055" calcext:value-type="float">
            <text:p>4.055</text:p>
          </table:table-cell>
          <table:table-cell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96" calcext:value-type="float">
            <text:p>4.096</text:p>
          </table:table-cell>
          <table:table-cell office:value-type="float" office:value="4.138" calcext:value-type="float">
            <text:p>4.138</text:p>
          </table:table-cell>
          <table:table-cell office:value-type="float" office:value="4.179" calcext:value-type="float">
            <text:p>4.179</text:p>
          </table:table-cell>
          <table:table-cell office:value-type="float" office:value="4.22" calcext:value-type="float">
            <text:p>4.220</text:p>
          </table:table-cell>
          <table:table-cell office:value-type="float" office:value="4.262" calcext:value-type="float">
            <text:p>4.262</text:p>
          </table:table-cell>
          <table:table-cell office:value-type="float" office:value="4.303" calcext:value-type="float">
            <text:p>4.303</text:p>
          </table:table-cell>
          <table:table-cell office:value-type="float" office:value="4.344" calcext:value-type="float">
            <text:p>4.344</text:p>
          </table:table-cell>
          <table:table-cell office:value-type="float" office:value="4.385" calcext:value-type="float">
            <text:p>4.385</text:p>
          </table:table-cell>
          <table:table-cell office:value-type="float" office:value="4.427" calcext:value-type="float">
            <text:p>4.427</text:p>
          </table:table-cell>
          <table:table-cell office:value-type="float" office:value="4.468" calcext:value-type="float">
            <text:p>4.468</text:p>
          </table:table-cell>
          <table:table-cell office:value-type="float" office:value="4.509" calcext:value-type="float">
            <text:p>4.5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509" calcext:value-type="float">
            <text:p>4.509</text:p>
          </table:table-cell>
          <table:table-cell office:value-type="float" office:value="4.55" calcext:value-type="float">
            <text:p>4.550</text:p>
          </table:table-cell>
          <table:table-cell office:value-type="float" office:value="4.591" calcext:value-type="float">
            <text:p>4.591</text:p>
          </table:table-cell>
          <table:table-cell office:value-type="float" office:value="4.633" calcext:value-type="float">
            <text:p>4.633</text:p>
          </table:table-cell>
          <table:table-cell office:value-type="float" office:value="4.674" calcext:value-type="float">
            <text:p>4.674</text:p>
          </table:table-cell>
          <table:table-cell office:value-type="float" office:value="4.715" calcext:value-type="float">
            <text:p>4.715</text:p>
          </table:table-cell>
          <table:table-cell office:value-type="float" office:value="4.756" calcext:value-type="float">
            <text:p>4.756</text:p>
          </table:table-cell>
          <table:table-cell office:value-type="float" office:value="4.797" calcext:value-type="float">
            <text:p>4.797</text:p>
          </table:table-cell>
          <table:table-cell office:value-type="float" office:value="4.838" calcext:value-type="float">
            <text:p>4.838</text:p>
          </table:table-cell>
          <table:table-cell office:value-type="float" office:value="4.879" calcext:value-type="float">
            <text:p>4.879</text:p>
          </table:table-cell>
          <table:table-cell office:value-type="float" office:value="4.92" calcext:value-type="float">
            <text:p>4.9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2" calcext:value-type="float">
            <text:p>4.920</text:p>
          </table:table-cell>
          <table:table-cell office:value-type="float" office:value="4.961" calcext:value-type="float">
            <text:p>4.961</text:p>
          </table:table-cell>
          <table:table-cell office:value-type="float" office:value="5.002" calcext:value-type="float">
            <text:p>5.002</text:p>
          </table:table-cell>
          <table:table-cell office:value-type="float" office:value="5.043" calcext:value-type="float">
            <text:p>5.043</text:p>
          </table:table-cell>
          <table:table-cell office:value-type="float" office:value="5.084" calcext:value-type="float">
            <text:p>5.084</text:p>
          </table:table-cell>
          <table:table-cell office:value-type="float" office:value="5.124" calcext:value-type="float">
            <text:p>5.124</text:p>
          </table:table-cell>
          <table:table-cell office:value-type="float" office:value="5.165" calcext:value-type="float">
            <text:p>5.165</text:p>
          </table:table-cell>
          <table:table-cell office:value-type="float" office:value="5.206" calcext:value-type="float">
            <text:p>5.206</text:p>
          </table:table-cell>
          <table:table-cell office:value-type="float" office:value="5.247" calcext:value-type="float">
            <text:p>5.247</text:p>
          </table:table-cell>
          <table:table-cell office:value-type="float" office:value="5.288" calcext:value-type="float">
            <text:p>5.288</text:p>
          </table:table-cell>
          <table:table-cell office:value-type="float" office:value="5.328" calcext:value-type="float">
            <text:p>5.3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328" calcext:value-type="float">
            <text:p>5.328</text:p>
          </table:table-cell>
          <table:table-cell office:value-type="float" office:value="5.369" calcext:value-type="float">
            <text:p>5.369</text:p>
          </table:table-cell>
          <table:table-cell office:value-type="float" office:value="5.41" calcext:value-type="float">
            <text:p>5.410</text:p>
          </table:table-cell>
          <table:table-cell office:value-type="float" office:value="5.45" calcext:value-type="float">
            <text:p>5.450</text:p>
          </table:table-cell>
          <table:table-cell office:value-type="float" office:value="5.491" calcext:value-type="float">
            <text:p>5.491</text:p>
          </table:table-cell>
          <table:table-cell office:value-type="float" office:value="5.532" calcext:value-type="float">
            <text:p>5.532</text:p>
          </table:table-cell>
          <table:table-cell office:value-type="float" office:value="5.572" calcext:value-type="float">
            <text:p>5.572</text:p>
          </table:table-cell>
          <table:table-cell office:value-type="float" office:value="5.613" calcext:value-type="float">
            <text:p>5.613</text:p>
          </table:table-cell>
          <table:table-cell office:value-type="float" office:value="5.653" calcext:value-type="float">
            <text:p>5.653</text:p>
          </table:table-cell>
          <table:table-cell office:value-type="float" office:value="5.694" calcext:value-type="float">
            <text:p>5.694</text:p>
          </table:table-cell>
          <table:table-cell office:value-type="float" office:value="5.735" calcext:value-type="float">
            <text:p>5.7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735" calcext:value-type="float">
            <text:p>5.735</text:p>
          </table:table-cell>
          <table:table-cell office:value-type="float" office:value="5.775" calcext:value-type="float">
            <text:p>5.775</text:p>
          </table:table-cell>
          <table:table-cell office:value-type="float" office:value="5.815" calcext:value-type="float">
            <text:p>5.815</text:p>
          </table:table-cell>
          <table:table-cell office:value-type="float" office:value="5.856" calcext:value-type="float">
            <text:p>5.856</text:p>
          </table:table-cell>
          <table:table-cell office:value-type="float" office:value="5.896" calcext:value-type="float">
            <text:p>5.896</text:p>
          </table:table-cell>
          <table:table-cell office:value-type="float" office:value="5.937" calcext:value-type="float">
            <text:p>5.937</text:p>
          </table:table-cell>
          <table:table-cell office:value-type="float" office:value="5.977" calcext:value-type="float">
            <text:p>5.977</text:p>
          </table:table-cell>
          <table:table-cell office:value-type="float" office:value="6.017" calcext:value-type="float">
            <text:p>6.017</text:p>
          </table:table-cell>
          <table:table-cell office:value-type="float" office:value="6.058" calcext:value-type="float">
            <text:p>6.058</text:p>
          </table:table-cell>
          <table:table-cell office:value-type="float" office:value="6.098" calcext:value-type="float">
            <text:p>6.098</text:p>
          </table:table-cell>
          <table:table-cell office:value-type="float" office:value="6.138" calcext:value-type="float">
            <text:p>6.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38" calcext:value-type="float">
            <text:p>6.138</text:p>
          </table:table-cell>
          <table:table-cell office:value-type="float" office:value="6.179" calcext:value-type="float">
            <text:p>6.179</text:p>
          </table:table-cell>
          <table:table-cell office:value-type="float" office:value="6.219" calcext:value-type="float">
            <text:p>6.219</text:p>
          </table:table-cell>
          <table:table-cell office:value-type="float" office:value="6.259" calcext:value-type="float">
            <text:p>6.259</text:p>
          </table:table-cell>
          <table:table-cell office:value-type="float" office:value="6.299" calcext:value-type="float">
            <text:p>6.299</text:p>
          </table:table-cell>
          <table:table-cell office:value-type="float" office:value="6.339" calcext:value-type="float">
            <text:p>6.339</text:p>
          </table:table-cell>
          <table:table-cell office:value-type="float" office:value="6.38" calcext:value-type="float">
            <text:p>6.380</text:p>
          </table:table-cell>
          <table:table-cell office:value-type="float" office:value="6.42" calcext:value-type="float">
            <text:p>6.420</text:p>
          </table:table-cell>
          <table:table-cell office:value-type="float" office:value="6.46" calcext:value-type="float">
            <text:p>6.460</text:p>
          </table:table-cell>
          <table:table-cell office:value-type="float" office:value="6.5" calcext:value-type="float">
            <text:p>6.500</text:p>
          </table:table-cell>
          <table:table-cell office:value-type="float" office:value="6.54" calcext:value-type="float">
            <text:p>6.5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4" calcext:value-type="float">
            <text:p>6.540</text:p>
          </table:table-cell>
          <table:table-cell office:value-type="float" office:value="6.58" calcext:value-type="float">
            <text:p>6.580</text:p>
          </table:table-cell>
          <table:table-cell office:value-type="float" office:value="6.62" calcext:value-type="float">
            <text:p>6.620</text:p>
          </table:table-cell>
          <table:table-cell office:value-type="float" office:value="6.66" calcext:value-type="float">
            <text:p>6.660</text:p>
          </table:table-cell>
          <table:table-cell office:value-type="float" office:value="6.701" calcext:value-type="float">
            <text:p>6.701</text:p>
          </table:table-cell>
          <table:table-cell office:value-type="float" office:value="6.741" calcext:value-type="float">
            <text:p>6.741</text:p>
          </table:table-cell>
          <table:table-cell office:value-type="float" office:value="6.781" calcext:value-type="float">
            <text:p>6.781</text:p>
          </table:table-cell>
          <table:table-cell office:value-type="float" office:value="6.821" calcext:value-type="float">
            <text:p>6.821</text:p>
          </table:table-cell>
          <table:table-cell office:value-type="float" office:value="6.861" calcext:value-type="float">
            <text:p>6.861</text:p>
          </table:table-cell>
          <table:table-cell office:value-type="float" office:value="6.901" calcext:value-type="float">
            <text:p>6.901</text:p>
          </table:table-cell>
          <table:table-cell office:value-type="float" office:value="6.941" calcext:value-type="float">
            <text:p>6.9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41" calcext:value-type="float">
            <text:p>6.941</text:p>
          </table:table-cell>
          <table:table-cell office:value-type="float" office:value="6.981" calcext:value-type="float">
            <text:p>6.981</text:p>
          </table:table-cell>
          <table:table-cell office:value-type="float" office:value="7.021" calcext:value-type="float">
            <text:p>7.021</text:p>
          </table:table-cell>
          <table:table-cell office:value-type="float" office:value="7.06" calcext:value-type="float">
            <text:p>7.060</text:p>
          </table:table-cell>
          <table:table-cell office:value-type="float" office:value="7.1" calcext:value-type="float">
            <text:p>7.100</text:p>
          </table:table-cell>
          <table:table-cell office:value-type="float" office:value="7.14" calcext:value-type="float">
            <text:p>7.140</text:p>
          </table:table-cell>
          <table:table-cell office:value-type="float" office:value="7.18" calcext:value-type="float">
            <text:p>7.180</text:p>
          </table:table-cell>
          <table:table-cell office:value-type="float" office:value="7.22" calcext:value-type="float">
            <text:p>7.220</text:p>
          </table:table-cell>
          <table:table-cell office:value-type="float" office:value="7.26" calcext:value-type="float">
            <text:p>7.260</text:p>
          </table:table-cell>
          <table:table-cell office:value-type="float" office:value="7.3" calcext:value-type="float">
            <text:p>7.300</text:p>
          </table:table-cell>
          <table:table-cell office:value-type="float" office:value="7.34" calcext:value-type="float">
            <text:p>7.3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34" calcext:value-type="float">
            <text:p>7.340</text:p>
          </table:table-cell>
          <table:table-cell office:value-type="float" office:value="7.38" calcext:value-type="float">
            <text:p>7.380</text:p>
          </table:table-cell>
          <table:table-cell office:value-type="float" office:value="7.42" calcext:value-type="float">
            <text:p>7.420</text:p>
          </table:table-cell>
          <table:table-cell office:value-type="float" office:value="7.46" calcext:value-type="float">
            <text:p>7.460</text:p>
          </table:table-cell>
          <table:table-cell office:value-type="float" office:value="7.5" calcext:value-type="float">
            <text:p>7.500</text:p>
          </table:table-cell>
          <table:table-cell office:value-type="float" office:value="7.54" calcext:value-type="float">
            <text:p>7.540</text:p>
          </table:table-cell>
          <table:table-cell office:value-type="float" office:value="7.579" calcext:value-type="float">
            <text:p>7.579</text:p>
          </table:table-cell>
          <table:table-cell office:value-type="float" office:value="7.619" calcext:value-type="float">
            <text:p>7.619</text:p>
          </table:table-cell>
          <table:table-cell office:value-type="float" office:value="7.659" calcext:value-type="float">
            <text:p>7.659</text:p>
          </table:table-cell>
          <table:table-cell office:value-type="float" office:value="7.699" calcext:value-type="float">
            <text:p>7.699</text:p>
          </table:table-cell>
          <table:table-cell office:value-type="float" office:value="7.739" calcext:value-type="float">
            <text:p>7.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739" calcext:value-type="float">
            <text:p>7.739</text:p>
          </table:table-cell>
          <table:table-cell office:value-type="float" office:value="7.779" calcext:value-type="float">
            <text:p>7.779</text:p>
          </table:table-cell>
          <table:table-cell office:value-type="float" office:value="7.819" calcext:value-type="float">
            <text:p>7.819</text:p>
          </table:table-cell>
          <table:table-cell office:value-type="float" office:value="7.859" calcext:value-type="float">
            <text:p>7.859</text:p>
          </table:table-cell>
          <table:table-cell office:value-type="float" office:value="7.899" calcext:value-type="float">
            <text:p>7.899</text:p>
          </table:table-cell>
          <table:table-cell office:value-type="float" office:value="7.939" calcext:value-type="float">
            <text:p>7.939</text:p>
          </table:table-cell>
          <table:table-cell office:value-type="float" office:value="7.979" calcext:value-type="float">
            <text:p>7.979</text:p>
          </table:table-cell>
          <table:table-cell office:value-type="float" office:value="8.019" calcext:value-type="float">
            <text:p>8.019</text:p>
          </table:table-cell>
          <table:table-cell office:value-type="float" office:value="8.059" calcext:value-type="float">
            <text:p>8.059</text:p>
          </table:table-cell>
          <table:table-cell office:value-type="float" office:value="8.099" calcext:value-type="float">
            <text:p>8.099</text:p>
          </table:table-cell>
          <table:table-cell office:value-type="float" office:value="8.138" calcext:value-type="float">
            <text:p>8.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138" calcext:value-type="float">
            <text:p>8.138</text:p>
          </table:table-cell>
          <table:table-cell office:value-type="float" office:value="8.178" calcext:value-type="float">
            <text:p>8.178</text:p>
          </table:table-cell>
          <table:table-cell office:value-type="float" office:value="8.218" calcext:value-type="float">
            <text:p>8.218</text:p>
          </table:table-cell>
          <table:table-cell office:value-type="float" office:value="8.258" calcext:value-type="float">
            <text:p>8.258</text:p>
          </table:table-cell>
          <table:table-cell office:value-type="float" office:value="8.298" calcext:value-type="float">
            <text:p>8.298</text:p>
          </table:table-cell>
          <table:table-cell office:value-type="float" office:value="8.338" calcext:value-type="float">
            <text:p>8.338</text:p>
          </table:table-cell>
          <table:table-cell office:value-type="float" office:value="8.378" calcext:value-type="float">
            <text:p>8.378</text:p>
          </table:table-cell>
          <table:table-cell office:value-type="float" office:value="8.418" calcext:value-type="float">
            <text:p>8.418</text:p>
          </table:table-cell>
          <table:table-cell office:value-type="float" office:value="8.458" calcext:value-type="float">
            <text:p>8.458</text:p>
          </table:table-cell>
          <table:table-cell office:value-type="float" office:value="8.499" calcext:value-type="float">
            <text:p>8.499</text:p>
          </table:table-cell>
          <table:table-cell office:value-type="float" office:value="8.539" calcext:value-type="float">
            <text:p>8.5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539" calcext:value-type="float">
            <text:p>8.539</text:p>
          </table:table-cell>
          <table:table-cell office:value-type="float" office:value="8.579" calcext:value-type="float">
            <text:p>8.579</text:p>
          </table:table-cell>
          <table:table-cell office:value-type="float" office:value="8.619" calcext:value-type="float">
            <text:p>8.619</text:p>
          </table:table-cell>
          <table:table-cell office:value-type="float" office:value="8.659" calcext:value-type="float">
            <text:p>8.659</text:p>
          </table:table-cell>
          <table:table-cell office:value-type="float" office:value="8.699" calcext:value-type="float">
            <text:p>8.699</text:p>
          </table:table-cell>
          <table:table-cell office:value-type="float" office:value="8.739" calcext:value-type="float">
            <text:p>8.739</text:p>
          </table:table-cell>
          <table:table-cell office:value-type="float" office:value="8.779" calcext:value-type="float">
            <text:p>8.779</text:p>
          </table:table-cell>
          <table:table-cell office:value-type="float" office:value="8.819" calcext:value-type="float">
            <text:p>8.819</text:p>
          </table:table-cell>
          <table:table-cell office:value-type="float" office:value="8.86" calcext:value-type="float">
            <text:p>8.860</text:p>
          </table:table-cell>
          <table:table-cell office:value-type="float" office:value="8.9" calcext:value-type="float">
            <text:p>8.900</text:p>
          </table:table-cell>
          <table:table-cell office:value-type="float" office:value="8.94" calcext:value-type="float">
            <text:p>8.9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4" calcext:value-type="float">
            <text:p>8.940</text:p>
          </table:table-cell>
          <table:table-cell office:value-type="float" office:value="8.98" calcext:value-type="float">
            <text:p>8.980</text:p>
          </table:table-cell>
          <table:table-cell office:value-type="float" office:value="9.02" calcext:value-type="float">
            <text:p>9.020</text:p>
          </table:table-cell>
          <table:table-cell office:value-type="float" office:value="9.061" calcext:value-type="float">
            <text:p>9.061</text:p>
          </table:table-cell>
          <table:table-cell office:value-type="float" office:value="9.101" calcext:value-type="float">
            <text:p>9.101</text:p>
          </table:table-cell>
          <table:table-cell office:value-type="float" office:value="9.141" calcext:value-type="float">
            <text:p>9.141</text:p>
          </table:table-cell>
          <table:table-cell office:value-type="float" office:value="9.181" calcext:value-type="float">
            <text:p>9.181</text:p>
          </table:table-cell>
          <table:table-cell office:value-type="float" office:value="9.222" calcext:value-type="float">
            <text:p>9.222</text:p>
          </table:table-cell>
          <table:table-cell office:value-type="float" office:value="9.262" calcext:value-type="float">
            <text:p>9.262</text:p>
          </table:table-cell>
          <table:table-cell office:value-type="float" office:value="9.302" calcext:value-type="float">
            <text:p>9.302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343" calcext:value-type="float">
            <text:p>9.343</text:p>
          </table:table-cell>
          <table:table-cell office:value-type="float" office:value="9.383" calcext:value-type="float">
            <text:p>9.383</text:p>
          </table:table-cell>
          <table:table-cell office:value-type="float" office:value="9.423" calcext:value-type="float">
            <text:p>9.423</text:p>
          </table:table-cell>
          <table:table-cell office:value-type="float" office:value="9.464" calcext:value-type="float">
            <text:p>9.464</text:p>
          </table:table-cell>
          <table:table-cell office:value-type="float" office:value="9.504" calcext:value-type="float">
            <text:p>9.504</text:p>
          </table:table-cell>
          <table:table-cell office:value-type="float" office:value="9.545" calcext:value-type="float">
            <text:p>9.545</text:p>
          </table:table-cell>
          <table:table-cell office:value-type="float" office:value="9.585" calcext:value-type="float">
            <text:p>9.585</text:p>
          </table:table-cell>
          <table:table-cell office:value-type="float" office:value="9.626" calcext:value-type="float">
            <text:p>9.626</text:p>
          </table:table-cell>
          <table:table-cell office:value-type="float" office:value="9.666" calcext:value-type="float">
            <text:p>9.666</text:p>
          </table:table-cell>
          <table:table-cell office:value-type="float" office:value="9.707" calcext:value-type="float">
            <text:p>9.70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47" calcext:value-type="float">
            <text:p>9.747</text:p>
          </table:table-cell>
          <table:table-cell office:value-type="float" office:value="9.788" calcext:value-type="float">
            <text:p>9.788</text:p>
          </table:table-cell>
          <table:table-cell office:value-type="float" office:value="9.828" calcext:value-type="float">
            <text:p>9.828</text:p>
          </table:table-cell>
          <table:table-cell office:value-type="float" office:value="9.869" calcext:value-type="float">
            <text:p>9.869</text:p>
          </table:table-cell>
          <table:table-cell office:value-type="float" office:value="9.909" calcext:value-type="float">
            <text:p>9.909</text:p>
          </table:table-cell>
          <table:table-cell office:value-type="float" office:value="9.95" calcext:value-type="float">
            <text:p>9.950</text:p>
          </table:table-cell>
          <table:table-cell office:value-type="float" office:value="9.991" calcext:value-type="float">
            <text:p>9.991</text:p>
          </table:table-cell>
          <table:table-cell office:value-type="float" office:value="10.031" calcext:value-type="float">
            <text:p>10.031</text:p>
          </table:table-cell>
          <table:table-cell office:value-type="float" office:value="10.072" calcext:value-type="float">
            <text:p>10.072</text:p>
          </table:table-cell>
          <table:table-cell office:value-type="float" office:value="10.113" calcext:value-type="float">
            <text:p>10.113</text:p>
          </table:table-cell>
          <table:table-cell office:value-type="float" office:value="10.153" calcext:value-type="float">
            <text:p>10.1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53" calcext:value-type="float">
            <text:p>10.153</text:p>
          </table:table-cell>
          <table:table-cell office:value-type="float" office:value="10.194" calcext:value-type="float">
            <text:p>10.194</text:p>
          </table:table-cell>
          <table:table-cell office:value-type="float" office:value="10.235" calcext:value-type="float">
            <text:p>10.235</text:p>
          </table:table-cell>
          <table:table-cell office:value-type="float" office:value="10.276" calcext:value-type="float">
            <text:p>10.276</text:p>
          </table:table-cell>
          <table:table-cell office:value-type="float" office:value="10.316" calcext:value-type="float">
            <text:p>10.316</text:p>
          </table:table-cell>
          <table:table-cell office:value-type="float" office:value="10.357" calcext:value-type="float">
            <text:p>10.357</text:p>
          </table:table-cell>
          <table:table-cell office:value-type="float" office:value="10.398" calcext:value-type="float">
            <text:p>10.398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8" calcext:value-type="float">
            <text:p>10.480</text:p>
          </table:table-cell>
          <table:table-cell office:value-type="float" office:value="10.52" calcext:value-type="float">
            <text:p>10.520</text:p>
          </table:table-cell>
          <table:table-cell office:value-type="float" office:value="10.561" calcext:value-type="float">
            <text:p>10.5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561" calcext:value-type="float">
            <text:p>10.561</text:p>
          </table:table-cell>
          <table:table-cell office:value-type="float" office:value="10.602" calcext:value-type="float">
            <text:p>10.602</text:p>
          </table:table-cell>
          <table:table-cell office:value-type="float" office:value="10.643" calcext:value-type="float">
            <text:p>10.643</text:p>
          </table:table-cell>
          <table:table-cell office:value-type="float" office:value="10.684" calcext:value-type="float">
            <text:p>10.684</text:p>
          </table:table-cell>
          <table:table-cell office:value-type="float" office:value="10.725" calcext:value-type="float">
            <text:p>10.725</text:p>
          </table:table-cell>
          <table:table-cell office:value-type="float" office:value="10.766" calcext:value-type="float">
            <text:p>10.766</text:p>
          </table:table-cell>
          <table:table-cell office:value-type="float" office:value="10.807" calcext:value-type="float">
            <text:p>10.807</text:p>
          </table:table-cell>
          <table:table-cell office:value-type="float" office:value="10.848" calcext:value-type="float">
            <text:p>10.848</text:p>
          </table:table-cell>
          <table:table-cell office:value-type="float" office:value="10.889" calcext:value-type="float">
            <text:p>10.889</text:p>
          </table:table-cell>
          <table:table-cell office:value-type="float" office:value="10.93" calcext:value-type="float">
            <text:p>10.930</text:p>
          </table:table-cell>
          <table:table-cell office:value-type="float" office:value="10.971" calcext:value-type="float">
            <text:p>10.9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971" calcext:value-type="float">
            <text:p>10.971</text:p>
          </table:table-cell>
          <table:table-cell office:value-type="float" office:value="11.012" calcext:value-type="float">
            <text:p>11.012</text:p>
          </table:table-cell>
          <table:table-cell office:value-type="float" office:value="11.053" calcext:value-type="float">
            <text:p>11.053</text:p>
          </table:table-cell>
          <table:table-cell office:value-type="float" office:value="11.094" calcext:value-type="float">
            <text:p>11.094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.176" calcext:value-type="float">
            <text:p>11.176</text:p>
          </table:table-cell>
          <table:table-cell office:value-type="float" office:value="11.217" calcext:value-type="float">
            <text:p>11.217</text:p>
          </table:table-cell>
          <table:table-cell office:value-type="float" office:value="11.259" calcext:value-type="float">
            <text:p>11.259</text:p>
          </table:table-cell>
          <table:table-cell office:value-type="float" office:value="11.3" calcext:value-type="float">
            <text:p>11.300</text:p>
          </table:table-cell>
          <table:table-cell office:value-type="float" office:value="11.341" calcext:value-type="float">
            <text:p>11.341</text:p>
          </table:table-cell>
          <table:table-cell office:value-type="float" office:value="11.382" calcext:value-type="float">
            <text:p>11.3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382" calcext:value-type="float">
            <text:p>11.382</text:p>
          </table:table-cell>
          <table:table-cell office:value-type="float" office:value="11.423" calcext:value-type="float">
            <text:p>11.423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.506" calcext:value-type="float">
            <text:p>11.506</text:p>
          </table:table-cell>
          <table:table-cell office:value-type="float" office:value="11.547" calcext:value-type="float">
            <text:p>11.547</text:p>
          </table:table-cell>
          <table:table-cell office:value-type="float" office:value="11.588" calcext:value-type="float">
            <text:p>11.588</text:p>
          </table:table-cell>
          <table:table-cell office:value-type="float" office:value="11.63" calcext:value-type="float">
            <text:p>11.630</text:p>
          </table:table-cell>
          <table:table-cell office:value-type="float" office:value="11.671" calcext:value-type="float">
            <text:p>11.671</text:p>
          </table:table-cell>
          <table:table-cell office:value-type="float" office:value="11.712" calcext:value-type="float">
            <text:p>11.712</text:p>
          </table:table-cell>
          <table:table-cell office:value-type="float" office:value="11.753" calcext:value-type="float">
            <text:p>11.753</text:p>
          </table:table-cell>
          <table:table-cell office:value-type="float" office:value="11.795" calcext:value-type="float">
            <text:p>11.7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836" calcext:value-type="float">
            <text:p>11.836</text:p>
          </table:table-cell>
          <table:table-cell office:value-type="float" office:value="11.877" calcext:value-type="float">
            <text:p>11.877</text:p>
          </table:table-cell>
          <table:table-cell office:value-type="float" office:value="11.919" calcext:value-type="float">
            <text:p>11.919</text:p>
          </table:table-cell>
          <table:table-cell office:value-type="float" office:value="11.96" calcext:value-type="float">
            <text:p>11.960</text:p>
          </table:table-cell>
          <table:table-cell office:value-type="float" office:value="12.001" calcext:value-type="float">
            <text:p>12.001</text:p>
          </table:table-cell>
          <table:table-cell office:value-type="float" office:value="12.043" calcext:value-type="float">
            <text:p>12.043</text:p>
          </table:table-cell>
          <table:table-cell office:value-type="float" office:value="12.084" calcext:value-type="float">
            <text:p>12.084</text:p>
          </table:table-cell>
          <table:table-cell office:value-type="float" office:value="12.126" calcext:value-type="float">
            <text:p>12.126</text:p>
          </table:table-cell>
          <table:table-cell office:value-type="float" office:value="12.167" calcext:value-type="float">
            <text:p>12.167</text:p>
          </table:table-cell>
          <table:table-cell office:value-type="float" office:value="12.209" calcext:value-type="float">
            <text:p>12.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.209" calcext:value-type="float">
            <text:p>12.209</text:p>
          </table:table-cell>
          <table:table-cell office:value-type="float" office:value="12.25" calcext:value-type="float">
            <text:p>12.250</text:p>
          </table:table-cell>
          <table:table-cell office:value-type="float" office:value="12.291" calcext:value-type="float">
            <text:p>12.2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2.374" calcext:value-type="float">
            <text:p>12.374</text:p>
          </table:table-cell>
          <table:table-cell office:value-type="float" office:value="12.416" calcext:value-type="float">
            <text:p>12.416</text:p>
          </table:table-cell>
          <table:table-cell office:value-type="float" office:value="12.457" calcext:value-type="float">
            <text:p>12.457</text:p>
          </table:table-cell>
          <table:table-cell office:value-type="float" office:value="12.499" calcext:value-type="float">
            <text:p>12.499</text:p>
          </table:table-cell>
          <table:table-cell office:value-type="float" office:value="12.54" calcext:value-type="float">
            <text:p>12.540</text:p>
          </table:table-cell>
          <table:table-cell office:value-type="float" office:value="12.582" calcext:value-type="float">
            <text:p>12.582</text:p>
          </table:table-cell>
          <table:table-cell office:value-type="float" office:value="12.624" calcext:value-type="float">
            <text:p>12.6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.624" calcext:value-type="float">
            <text:p>12.624</text:p>
          </table:table-cell>
          <table:table-cell office:value-type="float" office:value="12.665" calcext:value-type="float">
            <text:p>12.665</text:p>
          </table:table-cell>
          <table:table-cell office:value-type="float" office:value="12.707" calcext:value-type="float">
            <text:p>12.707</text:p>
          </table:table-cell>
          <table:table-cell office:value-type="float" office:value="12.748" calcext:value-type="float">
            <text:p>12.748</text:p>
          </table:table-cell>
          <table:table-cell office:value-type="float" office:value="12.79" calcext:value-type="float">
            <text:p>12.790</text:p>
          </table:table-cell>
          <table:table-cell office:value-type="float" office:value="12.831" calcext:value-type="float">
            <text:p>12.831</text:p>
          </table:table-cell>
          <table:table-cell office:value-type="float" office:value="12.873" calcext:value-type="float">
            <text:p>12.873</text:p>
          </table:table-cell>
          <table:table-cell office:value-type="float" office:value="12.915" calcext:value-type="float">
            <text:p>12.915</text:p>
          </table:table-cell>
          <table:table-cell office:value-type="float" office:value="12.956" calcext:value-type="float">
            <text:p>12.956</text:p>
          </table:table-cell>
          <table:table-cell office:value-type="float" office:value="12.998" calcext:value-type="float">
            <text:p>12.998</text:p>
          </table:table-cell>
          <table:table-cell office:value-type="float" office:value="13.04" calcext:value-type="float">
            <text:p>13.0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081" calcext:value-type="float">
            <text:p>13.081</text:p>
          </table:table-cell>
          <table:table-cell office:value-type="float" office:value="13.123" calcext:value-type="float">
            <text:p>13.123</text:p>
          </table:table-cell>
          <table:table-cell office:value-type="float" office:value="13.165" calcext:value-type="float">
            <text:p>13.165</text:p>
          </table:table-cell>
          <table:table-cell office:value-type="float" office:value="13.206" calcext:value-type="float">
            <text:p>13.206</text:p>
          </table:table-cell>
          <table:table-cell office:value-type="float" office:value="13.248" calcext:value-type="float">
            <text:p>13.248</text:p>
          </table:table-cell>
          <table:table-cell office:value-type="float" office:value="13.29" calcext:value-type="float">
            <text:p>13.290</text:p>
          </table:table-cell>
          <table:table-cell office:value-type="float" office:value="13.331" calcext:value-type="float">
            <text:p>13.331</text:p>
          </table:table-cell>
          <table:table-cell office:value-type="float" office:value="13.373" calcext:value-type="float">
            <text:p>13.373</text:p>
          </table:table-cell>
          <table:table-cell office:value-type="float" office:value="13.415" calcext:value-type="float">
            <text:p>13.415</text:p>
          </table:table-cell>
          <table:table-cell office:value-type="float" office:value="13.457" calcext:value-type="float">
            <text:p>13.4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.457" calcext:value-type="float">
            <text:p>13.457</text:p>
          </table:table-cell>
          <table:table-cell office:value-type="float" office:value="13.498" calcext:value-type="float">
            <text:p>13.498</text:p>
          </table:table-cell>
          <table:table-cell office:value-type="float" office:value="13.54" calcext:value-type="float">
            <text:p>13.540</text:p>
          </table:table-cell>
          <table:table-cell office:value-type="float" office:value="13.582" calcext:value-type="float">
            <text:p>13.582</text:p>
          </table:table-cell>
          <table:table-cell office:value-type="float" office:value="13.624" calcext:value-type="float">
            <text:p>13.624</text:p>
          </table:table-cell>
          <table:table-cell office:value-type="float" office:value="13.665" calcext:value-type="float">
            <text:p>13.665</text:p>
          </table:table-cell>
          <table:table-cell office:value-type="float" office:value="13.707" calcext:value-type="float">
            <text:p>13.707</text:p>
          </table:table-cell>
          <table:table-cell office:value-type="float" office:value="13.749" calcext:value-type="float">
            <text:p>13.749</text:p>
          </table:table-cell>
          <table:table-cell office:value-type="float" office:value="13.791" calcext:value-type="float">
            <text:p>13.791</text:p>
          </table:table-cell>
          <table:table-cell office:value-type="float" office:value="13.833" calcext:value-type="float">
            <text:p>13.833</text:p>
          </table:table-cell>
          <table:table-cell office:value-type="float" office:value="13.874" calcext:value-type="float">
            <text:p>13.8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.874" calcext:value-type="float">
            <text:p>13.874</text:p>
          </table:table-cell>
          <table:table-cell office:value-type="float" office:value="13.916" calcext:value-type="float">
            <text:p>13.916</text:p>
          </table:table-cell>
          <table:table-cell office:value-type="float" office:value="13.958" calcext:value-type="float">
            <text:p>13.958</text:p>
          </table:table-cell>
          <table:table-cell office:value-type="float" office:value="14" calcext:value-type="float">
            <text:p>14.000</text:p>
          </table:table-cell>
          <table:table-cell office:value-type="float" office:value="14.042" calcext:value-type="float">
            <text:p>14.042</text:p>
          </table:table-cell>
          <table:table-cell office:value-type="float" office:value="14.084" calcext:value-type="float">
            <text:p>14.084</text:p>
          </table:table-cell>
          <table:table-cell office:value-type="float" office:value="14.126" calcext:value-type="float">
            <text:p>14.126</text:p>
          </table:table-cell>
          <table:table-cell office:value-type="float" office:value="14.167" calcext:value-type="float">
            <text:p>14.167</text:p>
          </table:table-cell>
          <table:table-cell office:value-type="float" office:value="14.209" calcext:value-type="float">
            <text:p>14.209</text:p>
          </table:table-cell>
          <table:table-cell office:value-type="float" office:value="14.251" calcext:value-type="float">
            <text:p>14.251</text:p>
          </table:table-cell>
          <table:table-cell office:value-type="float" office:value="14.293" calcext:value-type="float">
            <text:p>14.29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.293" calcext:value-type="float">
            <text:p>14.293</text:p>
          </table:table-cell>
          <table:table-cell office:value-type="float" office:value="14.335" calcext:value-type="float">
            <text:p>14.335</text:p>
          </table:table-cell>
          <table:table-cell office:value-type="float" office:value="14.377" calcext:value-type="float">
            <text:p>14.377</text:p>
          </table:table-cell>
          <table:table-cell office:value-type="float" office:value="14.419" calcext:value-type="float">
            <text:p>14.419</text:p>
          </table:table-cell>
          <table:table-cell office:value-type="float" office:value="14.461" calcext:value-type="float">
            <text:p>14.461</text:p>
          </table:table-cell>
          <table:table-cell office:value-type="float" office:value="14.503" calcext:value-type="float">
            <text:p>14.503</text:p>
          </table:table-cell>
          <table:table-cell office:value-type="float" office:value="14.545" calcext:value-type="float">
            <text:p>14.545</text:p>
          </table:table-cell>
          <table:table-cell office:value-type="float" office:value="14.587" calcext:value-type="float">
            <text:p>14.587</text:p>
          </table:table-cell>
          <table:table-cell office:value-type="float" office:value="14.629" calcext:value-type="float">
            <text:p>14.629</text:p>
          </table:table-cell>
          <table:table-cell office:value-type="float" office:value="14.671" calcext:value-type="float">
            <text:p>14.671</text:p>
          </table:table-cell>
          <table:table-cell office:value-type="float" office:value="14.713" calcext:value-type="float">
            <text:p>14.7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.713" calcext:value-type="float">
            <text:p>14.713</text:p>
          </table:table-cell>
          <table:table-cell office:value-type="float" office:value="14.755" calcext:value-type="float">
            <text:p>14.755</text:p>
          </table:table-cell>
          <table:table-cell office:value-type="float" office:value="14.797" calcext:value-type="float">
            <text:p>14.797</text:p>
          </table:table-cell>
          <table:table-cell office:value-type="float" office:value="14.839" calcext:value-type="float">
            <text:p>14.839</text:p>
          </table:table-cell>
          <table:table-cell office:value-type="float" office:value="14.881" calcext:value-type="float">
            <text:p>14.881</text:p>
          </table:table-cell>
          <table:table-cell office:value-type="float" office:value="14.923" calcext:value-type="float">
            <text:p>14.923</text:p>
          </table:table-cell>
          <table:table-cell office:value-type="float" office:value="14.965" calcext:value-type="float">
            <text:p>14.965</text:p>
          </table:table-cell>
          <table:table-cell office:value-type="float" office:value="15.007" calcext:value-type="float">
            <text:p>15.007</text:p>
          </table:table-cell>
          <table:table-cell office:value-type="float" office:value="15.049" calcext:value-type="float">
            <text:p>15.049</text:p>
          </table:table-cell>
          <table:table-cell office:value-type="float" office:value="15.091" calcext:value-type="float">
            <text:p>15.091</text:p>
          </table:table-cell>
          <table:table-cell office:value-type="float" office:value="15.133" calcext:value-type="float">
            <text:p>15.1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.133" calcext:value-type="float">
            <text:p>15.133</text:p>
          </table:table-cell>
          <table:table-cell office:value-type="float" office:value="15.175" calcext:value-type="float">
            <text:p>15.175</text:p>
          </table:table-cell>
          <table:table-cell office:value-type="float" office:value="15.217" calcext:value-type="float">
            <text:p>15.217</text:p>
          </table:table-cell>
          <table:table-cell office:value-type="float" office:value="15.259" calcext:value-type="float">
            <text:p>15.259</text:p>
          </table:table-cell>
          <table:table-cell office:value-type="float" office:value="15.301" calcext:value-type="float">
            <text:p>15.301</text:p>
          </table:table-cell>
          <table:table-cell office:value-type="float" office:value="15.343" calcext:value-type="float">
            <text:p>15.343</text:p>
          </table:table-cell>
          <table:table-cell office:value-type="float" office:value="15.385" calcext:value-type="float">
            <text:p>15.385</text:p>
          </table:table-cell>
          <table:table-cell office:value-type="float" office:value="15.427" calcext:value-type="float">
            <text:p>15.427</text:p>
          </table:table-cell>
          <table:table-cell office:value-type="float" office:value="15.469" calcext:value-type="float">
            <text:p>15.469</text:p>
          </table:table-cell>
          <table:table-cell office:value-type="float" office:value="15.511" calcext:value-type="float">
            <text:p>15.511</text:p>
          </table:table-cell>
          <table:table-cell office:value-type="float" office:value="15.554" calcext:value-type="float">
            <text:p>15.5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554" calcext:value-type="float">
            <text:p>15.554</text:p>
          </table:table-cell>
          <table:table-cell office:value-type="float" office:value="15.596" calcext:value-type="float">
            <text:p>15.596</text:p>
          </table:table-cell>
          <table:table-cell office:value-type="float" office:value="15.638" calcext:value-type="float">
            <text:p>15.638</text:p>
          </table:table-cell>
          <table:table-cell office:value-type="float" office:value="15.68" calcext:value-type="float">
            <text:p>15.680</text:p>
          </table:table-cell>
          <table:table-cell office:value-type="float" office:value="15.722" calcext:value-type="float">
            <text:p>15.722</text:p>
          </table:table-cell>
          <table:table-cell office:value-type="float" office:value="15.764" calcext:value-type="float">
            <text:p>15.764</text:p>
          </table:table-cell>
          <table:table-cell office:value-type="float" office:value="15.806" calcext:value-type="float">
            <text:p>15.806</text:p>
          </table:table-cell>
          <table:table-cell office:value-type="float" office:value="15.849" calcext:value-type="float">
            <text:p>15.849</text:p>
          </table:table-cell>
          <table:table-cell office:value-type="float" office:value="15.891" calcext:value-type="float">
            <text:p>15.891</text:p>
          </table:table-cell>
          <table:table-cell office:value-type="float" office:value="15.933" calcext:value-type="float">
            <text:p>15.933</text:p>
          </table:table-cell>
          <table:table-cell office:value-type="float" office:value="15.975" calcext:value-type="float">
            <text:p>15.9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975" calcext:value-type="float">
            <text:p>15.975</text:p>
          </table:table-cell>
          <table:table-cell office:value-type="float" office:value="16.017" calcext:value-type="float">
            <text:p>16.017</text:p>
          </table:table-cell>
          <table:table-cell office:value-type="float" office:value="16.059" calcext:value-type="float">
            <text:p>16.059</text:p>
          </table:table-cell>
          <table:table-cell office:value-type="float" office:value="16.102" calcext:value-type="float">
            <text:p>16.102</text:p>
          </table:table-cell>
          <table:table-cell office:value-type="float" office:value="16.144" calcext:value-type="float">
            <text:p>16.144</text:p>
          </table:table-cell>
          <table:table-cell office:value-type="float" office:value="16.186" calcext:value-type="float">
            <text:p>16.186</text:p>
          </table:table-cell>
          <table:table-cell office:value-type="float" office:value="16.228" calcext:value-type="float">
            <text:p>16.228</text:p>
          </table:table-cell>
          <table:table-cell office:value-type="float" office:value="16.27" calcext:value-type="float">
            <text:p>16.270</text:p>
          </table:table-cell>
          <table:table-cell office:value-type="float" office:value="16.313" calcext:value-type="float">
            <text:p>16.313</text:p>
          </table:table-cell>
          <table:table-cell office:value-type="float" office:value="16.355" calcext:value-type="float">
            <text:p>16.355</text:p>
          </table:table-cell>
          <table:table-cell office:value-type="float" office:value="16.397" calcext:value-type="float">
            <text:p>16.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.397" calcext:value-type="float">
            <text:p>16.397</text:p>
          </table:table-cell>
          <table:table-cell office:value-type="float" office:value="16.439" calcext:value-type="float">
            <text:p>16.439</text:p>
          </table:table-cell>
          <table:table-cell office:value-type="float" office:value="16.482" calcext:value-type="float">
            <text:p>16.482</text:p>
          </table:table-cell>
          <table:table-cell office:value-type="float" office:value="16.524" calcext:value-type="float">
            <text:p>16.524</text:p>
          </table:table-cell>
          <table:table-cell office:value-type="float" office:value="16.566" calcext:value-type="float">
            <text:p>16.566</text:p>
          </table:table-cell>
          <table:table-cell office:value-type="float" office:value="16.608" calcext:value-type="float">
            <text:p>16.608</text:p>
          </table:table-cell>
          <table:table-cell office:value-type="float" office:value="16.651" calcext:value-type="float">
            <text:p>16.651</text:p>
          </table:table-cell>
          <table:table-cell office:value-type="float" office:value="16.693" calcext:value-type="float">
            <text:p>16.693</text:p>
          </table:table-cell>
          <table:table-cell office:value-type="float" office:value="16.735" calcext:value-type="float">
            <text:p>16.73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6.82" calcext:value-type="float">
            <text:p>16.8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.82" calcext:value-type="float">
            <text:p>16.820</text:p>
          </table:table-cell>
          <table:table-cell office:value-type="float" office:value="16.862" calcext:value-type="float">
            <text:p>16.862</text:p>
          </table:table-cell>
          <table:table-cell office:value-type="float" office:value="16.904" calcext:value-type="float">
            <text:p>16.904</text:p>
          </table:table-cell>
          <table:table-cell office:value-type="float" office:value="16.947" calcext:value-type="float">
            <text:p>16.947</text:p>
          </table:table-cell>
          <table:table-cell office:value-type="float" office:value="16.989" calcext:value-type="float">
            <text:p>16.989</text:p>
          </table:table-cell>
          <table:table-cell office:value-type="float" office:value="17.031" calcext:value-type="float">
            <text:p>17.031</text:p>
          </table:table-cell>
          <table:table-cell office:value-type="float" office:value="17.074" calcext:value-type="float">
            <text:p>17.074</text:p>
          </table:table-cell>
          <table:table-cell office:value-type="float" office:value="17.116" calcext:value-type="float">
            <text:p>17.116</text:p>
          </table:table-cell>
          <table:table-cell office:value-type="float" office:value="17.158" calcext:value-type="float">
            <text:p>17.158</text:p>
          </table:table-cell>
          <table:table-cell office:value-type="float" office:value="17.201" calcext:value-type="float">
            <text:p>17.201</text:p>
          </table:table-cell>
          <table:table-cell office:value-type="float" office:value="17.243" calcext:value-type="float">
            <text:p>17.2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.243" calcext:value-type="float">
            <text:p>17.243</text:p>
          </table:table-cell>
          <table:table-cell office:value-type="float" office:value="17.285" calcext:value-type="float">
            <text:p>17.285</text:p>
          </table:table-cell>
          <table:table-cell office:value-type="float" office:value="17.328" calcext:value-type="float">
            <text:p>17.328</text:p>
          </table:table-cell>
          <table:table-cell office:value-type="float" office:value="17.37" calcext:value-type="float">
            <text:p>17.370</text:p>
          </table:table-cell>
          <table:table-cell office:value-type="float" office:value="17.413" calcext:value-type="float">
            <text:p>17.413</text:p>
          </table:table-cell>
          <table:table-cell office:value-type="float" office:value="17.455" calcext:value-type="float">
            <text:p>17.455</text:p>
          </table:table-cell>
          <table:table-cell office:value-type="float" office:value="17.497" calcext:value-type="float">
            <text:p>17.497</text:p>
          </table:table-cell>
          <table:table-cell office:value-type="float" office:value="17.54" calcext:value-type="float">
            <text:p>17.540</text:p>
          </table:table-cell>
          <table:table-cell office:value-type="float" office:value="17.582" calcext:value-type="float">
            <text:p>17.582</text:p>
          </table:table-cell>
          <table:table-cell office:value-type="float" office:value="17.624" calcext:value-type="float">
            <text:p>17.624</text:p>
          </table:table-cell>
          <table:table-cell office:value-type="float" office:value="17.667" calcext:value-type="float">
            <text:p>17.6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.667" calcext:value-type="float">
            <text:p>17.667</text:p>
          </table:table-cell>
          <table:table-cell office:value-type="float" office:value="17.709" calcext:value-type="float">
            <text:p>17.709</text:p>
          </table:table-cell>
          <table:table-cell office:value-type="float" office:value="17.752" calcext:value-type="float">
            <text:p>17.752</text:p>
          </table:table-cell>
          <table:table-cell office:value-type="float" office:value="17.794" calcext:value-type="float">
            <text:p>17.794</text:p>
          </table:table-cell>
          <table:table-cell office:value-type="float" office:value="17.837" calcext:value-type="float">
            <text:p>17.837</text:p>
          </table:table-cell>
          <table:table-cell office:value-type="float" office:value="17.879" calcext:value-type="float">
            <text:p>17.879</text:p>
          </table:table-cell>
          <table:table-cell office:value-type="float" office:value="17.921" calcext:value-type="float">
            <text:p>17.921</text:p>
          </table:table-cell>
          <table:table-cell office:value-type="float" office:value="17.964" calcext:value-type="float">
            <text:p>17.964</text:p>
          </table:table-cell>
          <table:table-cell office:value-type="float" office:value="18.006" calcext:value-type="float">
            <text:p>18.006</text:p>
          </table:table-cell>
          <table:table-cell office:value-type="float" office:value="18.049" calcext:value-type="float">
            <text:p>18.049</text:p>
          </table:table-cell>
          <table:table-cell office:value-type="float" office:value="18.091" calcext:value-type="float">
            <text:p>18.0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.091" calcext:value-type="float">
            <text:p>18.091</text:p>
          </table:table-cell>
          <table:table-cell office:value-type="float" office:value="18.134" calcext:value-type="float">
            <text:p>18.134</text:p>
          </table:table-cell>
          <table:table-cell office:value-type="float" office:value="18.176" calcext:value-type="float">
            <text:p>18.176</text:p>
          </table:table-cell>
          <table:table-cell office:value-type="float" office:value="18.218" calcext:value-type="float">
            <text:p>18.218</text:p>
          </table:table-cell>
          <table:table-cell office:value-type="float" office:value="18.261" calcext:value-type="float">
            <text:p>18.261</text:p>
          </table:table-cell>
          <table:table-cell office:value-type="float" office:value="18.303" calcext:value-type="float">
            <text:p>18.303</text:p>
          </table:table-cell>
          <table:table-cell office:value-type="float" office:value="18.346" calcext:value-type="float">
            <text:p>18.346</text:p>
          </table:table-cell>
          <table:table-cell office:value-type="float" office:value="18.388" calcext:value-type="float">
            <text:p>18.388</text:p>
          </table:table-cell>
          <table:table-cell office:value-type="float" office:value="18.431" calcext:value-type="float">
            <text:p>18.431</text:p>
          </table:table-cell>
          <table:table-cell office:value-type="float" office:value="18.473" calcext:value-type="float">
            <text:p>18.473</text:p>
          </table:table-cell>
          <table:table-cell office:value-type="float" office:value="18.516" calcext:value-type="float">
            <text:p>18.5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.516" calcext:value-type="float">
            <text:p>18.516</text:p>
          </table:table-cell>
          <table:table-cell office:value-type="float" office:value="18.558" calcext:value-type="float">
            <text:p>18.558</text:p>
          </table:table-cell>
          <table:table-cell office:value-type="float" office:value="18.601" calcext:value-type="float">
            <text:p>18.601</text:p>
          </table:table-cell>
          <table:table-cell office:value-type="float" office:value="18.643" calcext:value-type="float">
            <text:p>18.643</text:p>
          </table:table-cell>
          <table:table-cell office:value-type="float" office:value="18.686" calcext:value-type="float">
            <text:p>18.686</text:p>
          </table:table-cell>
          <table:table-cell office:value-type="float" office:value="18.728" calcext:value-type="float">
            <text:p>18.728</text:p>
          </table:table-cell>
          <table:table-cell office:value-type="float" office:value="18.771" calcext:value-type="float">
            <text:p>18.771</text:p>
          </table:table-cell>
          <table:table-cell office:value-type="float" office:value="18.813" calcext:value-type="float">
            <text:p>18.813</text:p>
          </table:table-cell>
          <table:table-cell office:value-type="float" office:value="18.856" calcext:value-type="float">
            <text:p>18.856</text:p>
          </table:table-cell>
          <table:table-cell office:value-type="float" office:value="18.898" calcext:value-type="float">
            <text:p>18.898</text:p>
          </table:table-cell>
          <table:table-cell office:value-type="float" office:value="18.941" calcext:value-type="float">
            <text:p>18.9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.941" calcext:value-type="float">
            <text:p>18.941</text:p>
          </table:table-cell>
          <table:table-cell office:value-type="float" office:value="18.983" calcext:value-type="float">
            <text:p>18.983</text:p>
          </table:table-cell>
          <table:table-cell office:value-type="float" office:value="19.026" calcext:value-type="float">
            <text:p>19.026</text:p>
          </table:table-cell>
          <table:table-cell office:value-type="float" office:value="19.068" calcext:value-type="float">
            <text:p>19.068</text:p>
          </table:table-cell>
          <table:table-cell office:value-type="float" office:value="19.111" calcext:value-type="float">
            <text:p>19.111</text:p>
          </table:table-cell>
          <table:table-cell office:value-type="float" office:value="19.154" calcext:value-type="float">
            <text:p>19.154</text:p>
          </table:table-cell>
          <table:table-cell office:value-type="float" office:value="19.196" calcext:value-type="float">
            <text:p>19.196</text:p>
          </table:table-cell>
          <table:table-cell office:value-type="float" office:value="19.239" calcext:value-type="float">
            <text:p>19.239</text:p>
          </table:table-cell>
          <table:table-cell office:value-type="float" office:value="19.281" calcext:value-type="float">
            <text:p>19.281</text:p>
          </table:table-cell>
          <table:table-cell office:value-type="float" office:value="19.324" calcext:value-type="float">
            <text:p>19.324</text:p>
          </table:table-cell>
          <table:table-cell office:value-type="float" office:value="19.366" calcext:value-type="float">
            <text:p>19.36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.366" calcext:value-type="float">
            <text:p>19.366</text:p>
          </table:table-cell>
          <table:table-cell office:value-type="float" office:value="19.409" calcext:value-type="float">
            <text:p>19.409</text:p>
          </table:table-cell>
          <table:table-cell office:value-type="float" office:value="19.451" calcext:value-type="float">
            <text:p>19.451</text:p>
          </table:table-cell>
          <table:table-cell office:value-type="float" office:value="19.494" calcext:value-type="float">
            <text:p>19.494</text:p>
          </table:table-cell>
          <table:table-cell office:value-type="float" office:value="19.537" calcext:value-type="float">
            <text:p>19.537</text:p>
          </table:table-cell>
          <table:table-cell office:value-type="float" office:value="19.579" calcext:value-type="float">
            <text:p>19.579</text:p>
          </table:table-cell>
          <table:table-cell office:value-type="float" office:value="19.622" calcext:value-type="float">
            <text:p>19.622</text:p>
          </table:table-cell>
          <table:table-cell office:value-type="float" office:value="19.664" calcext:value-type="float">
            <text:p>19.664</text:p>
          </table:table-cell>
          <table:table-cell office:value-type="float" office:value="19.707" calcext:value-type="float">
            <text:p>19.707</text:p>
          </table:table-cell>
          <table:table-cell office:value-type="float" office:value="19.75" calcext:value-type="float">
            <text:p>19.750</text:p>
          </table:table-cell>
          <table:table-cell office:value-type="float" office:value="19.792" calcext:value-type="float">
            <text:p>19.7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.792" calcext:value-type="float">
            <text:p>19.792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877" calcext:value-type="float">
            <text:p>19.877</text:p>
          </table:table-cell>
          <table:table-cell office:value-type="float" office:value="19.92" calcext:value-type="float">
            <text:p>19.920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005" calcext:value-type="float">
            <text:p>20.005</text:p>
          </table:table-cell>
          <table:table-cell office:value-type="float" office:value="20.048" calcext:value-type="float">
            <text:p>20.048</text:p>
          </table:table-cell>
          <table:table-cell office:value-type="float" office:value="20.09" calcext:value-type="float">
            <text:p>20.090</text:p>
          </table:table-cell>
          <table:table-cell office:value-type="float" office:value="20.133" calcext:value-type="float">
            <text:p>20.133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218" calcext:value-type="float">
            <text:p>20.2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.218" calcext:value-type="float">
            <text:p>20.218</text:p>
          </table:table-cell>
          <table:table-cell office:value-type="float" office:value="20.261" calcext:value-type="float">
            <text:p>20.261</text:p>
          </table:table-cell>
          <table:table-cell office:value-type="float" office:value="20.303" calcext:value-type="float">
            <text:p>20.303</text:p>
          </table:table-cell>
          <table:table-cell office:value-type="float" office:value="20.346" calcext:value-type="float">
            <text:p>20.346</text:p>
          </table:table-cell>
          <table:table-cell office:value-type="float" office:value="20.389" calcext:value-type="float">
            <text:p>20.389</text:p>
          </table:table-cell>
          <table:table-cell office:value-type="float" office:value="20.431" calcext:value-type="float">
            <text:p>20.431</text:p>
          </table:table-cell>
          <table:table-cell office:value-type="float" office:value="20.474" calcext:value-type="float">
            <text:p>20.474</text:p>
          </table:table-cell>
          <table:table-cell office:value-type="float" office:value="20.516" calcext:value-type="float">
            <text:p>20.516</text:p>
          </table:table-cell>
          <table:table-cell office:value-type="float" office:value="20.559" calcext:value-type="float">
            <text:p>20.559</text:p>
          </table:table-cell>
          <table:table-cell office:value-type="float" office:value="20.602" calcext:value-type="float">
            <text:p>20.602</text:p>
          </table:table-cell>
          <table:table-cell office:value-type="float" office:value="20.644" calcext:value-type="float">
            <text:p>20.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.644" calcext:value-type="float">
            <text:p>20.644</text:p>
          </table:table-cell>
          <table:table-cell office:value-type="float" office:value="20.687" calcext:value-type="float">
            <text:p>20.687</text:p>
          </table:table-cell>
          <table:table-cell office:value-type="float" office:value="20.73" calcext:value-type="float">
            <text:p>20.730</text:p>
          </table:table-cell>
          <table:table-cell office:value-type="float" office:value="20.772" calcext:value-type="float">
            <text:p>20.772</text:p>
          </table:table-cell>
          <table:table-cell office:value-type="float" office:value="20.815" calcext:value-type="float">
            <text:p>20.815</text:p>
          </table:table-cell>
          <table:table-cell office:value-type="float" office:value="20.857" calcext:value-type="float">
            <text:p>20.857</text:p>
          </table:table-cell>
          <table:table-cell office:value-type="float" office:value="20.9" calcext:value-type="float">
            <text:p>20.900</text:p>
          </table:table-cell>
          <table:table-cell office:value-type="float" office:value="20.943" calcext:value-type="float">
            <text:p>20.943</text:p>
          </table:table-cell>
          <table:table-cell office:value-type="float" office:value="20.985" calcext:value-type="float">
            <text:p>20.985</text:p>
          </table:table-cell>
          <table:table-cell office:value-type="float" office:value="21.028" calcext:value-type="float">
            <text:p>21.028</text:p>
          </table:table-cell>
          <table:table-cell office:value-type="float" office:value="21.071" calcext:value-type="float">
            <text:p>21.07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.071" calcext:value-type="float">
            <text:p>21.071</text:p>
          </table:table-cell>
          <table:table-cell office:value-type="float" office:value="21.113" calcext:value-type="float">
            <text:p>21.113</text:p>
          </table:table-cell>
          <table:table-cell office:value-type="float" office:value="21.156" calcext:value-type="float">
            <text:p>21.156</text:p>
          </table:table-cell>
          <table:table-cell office:value-type="float" office:value="21.199" calcext:value-type="float">
            <text:p>21.199</text:p>
          </table:table-cell>
          <table:table-cell office:value-type="float" office:value="21.241" calcext:value-type="float">
            <text:p>21.241</text:p>
          </table:table-cell>
          <table:table-cell office:value-type="float" office:value="21.284" calcext:value-type="float">
            <text:p>21.284</text:p>
          </table:table-cell>
          <table:table-cell office:value-type="float" office:value="21.326" calcext:value-type="float">
            <text:p>21.326</text:p>
          </table:table-cell>
          <table:table-cell office:value-type="float" office:value="21.369" calcext:value-type="float">
            <text:p>21.369</text:p>
          </table:table-cell>
          <table:table-cell office:value-type="float" office:value="21.412" calcext:value-type="float">
            <text:p>21.412</text:p>
          </table:table-cell>
          <table:table-cell office:value-type="float" office:value="21.454" calcext:value-type="float">
            <text:p>21.454</text:p>
          </table:table-cell>
          <table:table-cell office:value-type="float" office:value="21.497" calcext:value-type="float">
            <text:p>21.49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.497" calcext:value-type="float">
            <text:p>21.497</text:p>
          </table:table-cell>
          <table:table-cell office:value-type="float" office:value="21.54" calcext:value-type="float">
            <text:p>21.540</text:p>
          </table:table-cell>
          <table:table-cell office:value-type="float" office:value="21.582" calcext:value-type="float">
            <text:p>21.582</text:p>
          </table:table-cell>
          <table:table-cell office:value-type="float" office:value="21.625" calcext:value-type="float">
            <text:p>21.625</text:p>
          </table:table-cell>
          <table:table-cell office:value-type="float" office:value="21.668" calcext:value-type="float">
            <text:p>21.668</text:p>
          </table:table-cell>
          <table:table-cell office:value-type="float" office:value="21.71" calcext:value-type="float">
            <text:p>21.710</text:p>
          </table:table-cell>
          <table:table-cell office:value-type="float" office:value="21.753" calcext:value-type="float">
            <text:p>21.753</text:p>
          </table:table-cell>
          <table:table-cell office:value-type="float" office:value="21.796" calcext:value-type="float">
            <text:p>21.796</text:p>
          </table:table-cell>
          <table:table-cell office:value-type="float" office:value="21.838" calcext:value-type="float">
            <text:p>21.838</text:p>
          </table:table-cell>
          <table:table-cell office:value-type="float" office:value="21.881" calcext:value-type="float">
            <text:p>21.881</text:p>
          </table:table-cell>
          <table:table-cell office:value-type="float" office:value="21.924" calcext:value-type="float">
            <text:p>21.9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1.924" calcext:value-type="float">
            <text:p>21.924</text:p>
          </table:table-cell>
          <table:table-cell office:value-type="float" office:value="21.966" calcext:value-type="float">
            <text:p>21.966</text:p>
          </table:table-cell>
          <table:table-cell office:value-type="float" office:value="22.009" calcext:value-type="float">
            <text:p>22.009</text:p>
          </table:table-cell>
          <table:table-cell office:value-type="float" office:value="22.052" calcext:value-type="float">
            <text:p>22.052</text:p>
          </table:table-cell>
          <table:table-cell office:value-type="float" office:value="22.094" calcext:value-type="float">
            <text:p>22.094</text:p>
          </table:table-cell>
          <table:table-cell office:value-type="float" office:value="22.137" calcext:value-type="float">
            <text:p>22.137</text:p>
          </table:table-cell>
          <table:table-cell office:value-type="float" office:value="22.179" calcext:value-type="float">
            <text:p>22.179</text:p>
          </table:table-cell>
          <table:table-cell office:value-type="float" office:value="22.222" calcext:value-type="float">
            <text:p>22.222</text:p>
          </table:table-cell>
          <table:table-cell office:value-type="float" office:value="22.265" calcext:value-type="float">
            <text:p>22.265</text:p>
          </table:table-cell>
          <table:table-cell office:value-type="float" office:value="22.307" calcext:value-type="float">
            <text:p>22.307</text:p>
          </table:table-cell>
          <table:table-cell office:value-type="float" office:value="22.35" calcext:value-type="float">
            <text:p>22.35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.35" calcext:value-type="float">
            <text:p>22.350</text:p>
          </table:table-cell>
          <table:table-cell office:value-type="float" office:value="22.393" calcext:value-type="float">
            <text:p>22.393</text:p>
          </table:table-cell>
          <table:table-cell office:value-type="float" office:value="22.435" calcext:value-type="float">
            <text:p>22.435</text:p>
          </table:table-cell>
          <table:table-cell office:value-type="float" office:value="22.478" calcext:value-type="float">
            <text:p>22.478</text:p>
          </table:table-cell>
          <table:table-cell office:value-type="float" office:value="22.521" calcext:value-type="float">
            <text:p>22.521</text:p>
          </table:table-cell>
          <table:table-cell office:value-type="float" office:value="22.563" calcext:value-type="float">
            <text:p>22.563</text:p>
          </table:table-cell>
          <table:table-cell office:value-type="float" office:value="22.606" calcext:value-type="float">
            <text:p>22.606</text:p>
          </table:table-cell>
          <table:table-cell office:value-type="float" office:value="22.649" calcext:value-type="float">
            <text:p>22.649</text:p>
          </table:table-cell>
          <table:table-cell office:value-type="float" office:value="22.691" calcext:value-type="float">
            <text:p>22.691</text:p>
          </table:table-cell>
          <table:table-cell office:value-type="float" office:value="22.734" calcext:value-type="float">
            <text:p>22.734</text:p>
          </table:table-cell>
          <table:table-cell office:value-type="float" office:value="22.776" calcext:value-type="float">
            <text:p>22.7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.776" calcext:value-type="float">
            <text:p>22.776</text:p>
          </table:table-cell>
          <table:table-cell office:value-type="float" office:value="22.819" calcext:value-type="float">
            <text:p>22.819</text:p>
          </table:table-cell>
          <table:table-cell office:value-type="float" office:value="22.862" calcext:value-type="float">
            <text:p>22.862</text:p>
          </table:table-cell>
          <table:table-cell office:value-type="float" office:value="22.904" calcext:value-type="float">
            <text:p>22.904</text:p>
          </table:table-cell>
          <table:table-cell office:value-type="float" office:value="22.947" calcext:value-type="float">
            <text:p>22.947</text:p>
          </table:table-cell>
          <table:table-cell office:value-type="float" office:value="22.99" calcext:value-type="float">
            <text:p>22.990</text:p>
          </table:table-cell>
          <table:table-cell office:value-type="float" office:value="23.032" calcext:value-type="float">
            <text:p>23.032</text:p>
          </table:table-cell>
          <table:table-cell office:value-type="float" office:value="23.075" calcext:value-type="float">
            <text:p>23.075</text:p>
          </table:table-cell>
          <table:table-cell office:value-type="float" office:value="23.117" calcext:value-type="float">
            <text:p>23.117</text:p>
          </table:table-cell>
          <table:table-cell office:value-type="float" office:value="23.16" calcext:value-type="float">
            <text:p>23.160</text:p>
          </table:table-cell>
          <table:table-cell office:value-type="float" office:value="23.203" calcext:value-type="float">
            <text:p>23.20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.203" calcext:value-type="float">
            <text:p>23.203</text:p>
          </table:table-cell>
          <table:table-cell office:value-type="float" office:value="23.245" calcext:value-type="float">
            <text:p>23.245</text:p>
          </table:table-cell>
          <table:table-cell office:value-type="float" office:value="23.288" calcext:value-type="float">
            <text:p>23.288</text:p>
          </table:table-cell>
          <table:table-cell office:value-type="float" office:value="23.331" calcext:value-type="float">
            <text:p>23.331</text:p>
          </table:table-cell>
          <table:table-cell office:value-type="float" office:value="23.373" calcext:value-type="float">
            <text:p>23.373</text:p>
          </table:table-cell>
          <table:table-cell office:value-type="float" office:value="23.416" calcext:value-type="float">
            <text:p>23.416</text:p>
          </table:table-cell>
          <table:table-cell office:value-type="float" office:value="23.458" calcext:value-type="float">
            <text:p>23.458</text:p>
          </table:table-cell>
          <table:table-cell office:value-type="float" office:value="23.501" calcext:value-type="float">
            <text:p>23.501</text:p>
          </table:table-cell>
          <table:table-cell office:value-type="float" office:value="23.544" calcext:value-type="float">
            <text:p>23.544</text:p>
          </table:table-cell>
          <table:table-cell office:value-type="float" office:value="23.586" calcext:value-type="float">
            <text:p>23.586</text:p>
          </table:table-cell>
          <table:table-cell office:value-type="float" office:value="23.629" calcext:value-type="float">
            <text:p>23.6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3.629" calcext:value-type="float">
            <text:p>23.629</text:p>
          </table:table-cell>
          <table:table-cell office:value-type="float" office:value="23.671" calcext:value-type="float">
            <text:p>23.671</text:p>
          </table:table-cell>
          <table:table-cell office:value-type="float" office:value="23.714" calcext:value-type="float">
            <text:p>23.714</text:p>
          </table:table-cell>
          <table:table-cell office:value-type="float" office:value="23.757" calcext:value-type="float">
            <text:p>23.757</text:p>
          </table:table-cell>
          <table:table-cell office:value-type="float" office:value="23.799" calcext:value-type="float">
            <text:p>23.799</text:p>
          </table:table-cell>
          <table:table-cell office:value-type="float" office:value="23.842" calcext:value-type="float">
            <text:p>23.842</text:p>
          </table:table-cell>
          <table:table-cell office:value-type="float" office:value="23.884" calcext:value-type="float">
            <text:p>23.884</text:p>
          </table:table-cell>
          <table:table-cell office:value-type="float" office:value="23.927" calcext:value-type="float">
            <text:p>23.927</text:p>
          </table:table-cell>
          <table:table-cell office:value-type="float" office:value="23.97" calcext:value-type="float">
            <text:p>23.970</text:p>
          </table:table-cell>
          <table:table-cell office:value-type="float" office:value="24.012" calcext:value-type="float">
            <text:p>24.012</text:p>
          </table:table-cell>
          <table:table-cell office:value-type="float" office:value="24.055" calcext:value-type="float">
            <text:p>24.0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.055" calcext:value-type="float">
            <text:p>24.055</text:p>
          </table:table-cell>
          <table:table-cell office:value-type="float" office:value="24.097" calcext:value-type="float">
            <text:p>24.097</text:p>
          </table:table-cell>
          <table:table-cell office:value-type="float" office:value="24.14" calcext:value-type="float">
            <text:p>24.140</text:p>
          </table:table-cell>
          <table:table-cell office:value-type="float" office:value="24.182" calcext:value-type="float">
            <text:p>24.182</text:p>
          </table:table-cell>
          <table:table-cell office:value-type="float" office:value="24.225" calcext:value-type="float">
            <text:p>24.225</text:p>
          </table:table-cell>
          <table:table-cell office:value-type="float" office:value="24.267" calcext:value-type="float">
            <text:p>24.267</text:p>
          </table:table-cell>
          <table:table-cell office:value-type="float" office:value="24.31" calcext:value-type="float">
            <text:p>24.310</text:p>
          </table:table-cell>
          <table:table-cell office:value-type="float" office:value="24.353" calcext:value-type="float">
            <text:p>24.353</text:p>
          </table:table-cell>
          <table:table-cell office:value-type="float" office:value="24.395" calcext:value-type="float">
            <text:p>24.395</text:p>
          </table:table-cell>
          <table:table-cell office:value-type="float" office:value="24.438" calcext:value-type="float">
            <text:p>24.438</text:p>
          </table:table-cell>
          <table:table-cell office:value-type="float" office:value="24.48" calcext:value-type="float">
            <text:p>24.4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.48" calcext:value-type="float">
            <text:p>24.480</text:p>
          </table:table-cell>
          <table:table-cell office:value-type="float" office:value="24.523" calcext:value-type="float">
            <text:p>24.523</text:p>
          </table:table-cell>
          <table:table-cell office:value-type="float" office:value="24.565" calcext:value-type="float">
            <text:p>24.565</text:p>
          </table:table-cell>
          <table:table-cell office:value-type="float" office:value="24.608" calcext:value-type="float">
            <text:p>24.608</text:p>
          </table:table-cell>
          <table:table-cell office:value-type="float" office:value="24.65" calcext:value-type="float">
            <text:p>24.650</text:p>
          </table:table-cell>
          <table:table-cell office:value-type="float" office:value="24.693" calcext:value-type="float">
            <text:p>24.693</text:p>
          </table:table-cell>
          <table:table-cell office:value-type="float" office:value="24.735" calcext:value-type="float">
            <text:p>24.735</text:p>
          </table:table-cell>
          <table:table-cell office:value-type="float" office:value="24.778" calcext:value-type="float">
            <text:p>24.778</text:p>
          </table:table-cell>
          <table:table-cell office:value-type="float" office:value="24.82" calcext:value-type="float">
            <text:p>24.820</text:p>
          </table:table-cell>
          <table:table-cell office:value-type="float" office:value="24.863" calcext:value-type="float">
            <text:p>24.863</text:p>
          </table:table-cell>
          <table:table-cell office:value-type="float" office:value="24.905" calcext:value-type="float">
            <text:p>24.9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.905" calcext:value-type="float">
            <text:p>24.905</text:p>
          </table:table-cell>
          <table:table-cell office:value-type="float" office:value="24.948" calcext:value-type="float">
            <text:p>24.948</text:p>
          </table:table-cell>
          <table:table-cell office:value-type="float" office:value="24.99" calcext:value-type="float">
            <text:p>24.990</text:p>
          </table:table-cell>
          <table:table-cell office:value-type="float" office:value="25.033" calcext:value-type="float">
            <text:p>25.033</text:p>
          </table:table-cell>
          <table:table-cell office:value-type="float" office:value="25.075" calcext:value-type="float">
            <text:p>25.075</text:p>
          </table:table-cell>
          <table:table-cell office:value-type="float" office:value="25.118" calcext:value-type="float">
            <text:p>25.118</text:p>
          </table:table-cell>
          <table:table-cell office:value-type="float" office:value="25.16" calcext:value-type="float">
            <text:p>25.160</text:p>
          </table:table-cell>
          <table:table-cell office:value-type="float" office:value="25.203" calcext:value-type="float">
            <text:p>25.203</text:p>
          </table:table-cell>
          <table:table-cell office:value-type="float" office:value="25.245" calcext:value-type="float">
            <text:p>25.245</text:p>
          </table:table-cell>
          <table:table-cell office:value-type="float" office:value="25.288" calcext:value-type="float">
            <text:p>25.288</text:p>
          </table:table-cell>
          <table:table-cell office:value-type="float" office:value="25.33" calcext:value-type="float">
            <text:p>25.3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.33" calcext:value-type="float">
            <text:p>25.330</text:p>
          </table:table-cell>
          <table:table-cell office:value-type="float" office:value="25.373" calcext:value-type="float">
            <text:p>25.373</text:p>
          </table:table-cell>
          <table:table-cell office:value-type="float" office:value="25.415" calcext:value-type="float">
            <text:p>25.415</text:p>
          </table:table-cell>
          <table:table-cell office:value-type="float" office:value="25.458" calcext:value-type="float">
            <text:p>25.458</text:p>
          </table:table-cell>
          <table:table-cell office:value-type="float" office:value="25.5" calcext:value-type="float">
            <text:p>25.500</text:p>
          </table:table-cell>
          <table:table-cell office:value-type="float" office:value="25.543" calcext:value-type="float">
            <text:p>25.543</text:p>
          </table:table-cell>
          <table:table-cell office:value-type="float" office:value="25.585" calcext:value-type="float">
            <text:p>25.585</text:p>
          </table:table-cell>
          <table:table-cell office:value-type="float" office:value="25.627" calcext:value-type="float">
            <text:p>25.627</text:p>
          </table:table-cell>
          <table:table-cell office:value-type="float" office:value="25.67" calcext:value-type="float">
            <text:p>25.670</text:p>
          </table:table-cell>
          <table:table-cell office:value-type="float" office:value="25.712" calcext:value-type="float">
            <text:p>25.712</text:p>
          </table:table-cell>
          <table:table-cell office:value-type="float" office:value="25.755" calcext:value-type="float">
            <text:p>25.7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.755" calcext:value-type="float">
            <text:p>25.755</text:p>
          </table:table-cell>
          <table:table-cell office:value-type="float" office:value="25.797" calcext:value-type="float">
            <text:p>25.797</text:p>
          </table:table-cell>
          <table:table-cell office:value-type="float" office:value="25.84" calcext:value-type="float">
            <text:p>25.840</text:p>
          </table:table-cell>
          <table:table-cell office:value-type="float" office:value="25.882" calcext:value-type="float">
            <text:p>25.882</text:p>
          </table:table-cell>
          <table:table-cell office:value-type="float" office:value="25.924" calcext:value-type="float">
            <text:p>25.924</text:p>
          </table:table-cell>
          <table:table-cell office:value-type="float" office:value="25.967" calcext:value-type="float">
            <text:p>25.967</text:p>
          </table:table-cell>
          <table:table-cell office:value-type="float" office:value="26.009" calcext:value-type="float">
            <text:p>26.009</text:p>
          </table:table-cell>
          <table:table-cell office:value-type="float" office:value="26.052" calcext:value-type="float">
            <text:p>26.052</text:p>
          </table:table-cell>
          <table:table-cell office:value-type="float" office:value="26.094" calcext:value-type="float">
            <text:p>26.094</text:p>
          </table:table-cell>
          <table:table-cell office:value-type="float" office:value="26.136" calcext:value-type="float">
            <text:p>26.136</text:p>
          </table:table-cell>
          <table:table-cell office:value-type="float" office:value="26.179" calcext:value-type="float">
            <text:p>26.1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.179" calcext:value-type="float">
            <text:p>26.179</text:p>
          </table:table-cell>
          <table:table-cell office:value-type="float" office:value="26.221" calcext:value-type="float">
            <text:p>26.221</text:p>
          </table:table-cell>
          <table:table-cell office:value-type="float" office:value="26.263" calcext:value-type="float">
            <text:p>26.263</text:p>
          </table:table-cell>
          <table:table-cell office:value-type="float" office:value="26.306" calcext:value-type="float">
            <text:p>26.306</text:p>
          </table:table-cell>
          <table:table-cell office:value-type="float" office:value="26.348" calcext:value-type="float">
            <text:p>26.348</text:p>
          </table:table-cell>
          <table:table-cell office:value-type="float" office:value="26.39" calcext:value-type="float">
            <text:p>26.390</text:p>
          </table:table-cell>
          <table:table-cell office:value-type="float" office:value="26.433" calcext:value-type="float">
            <text:p>26.433</text:p>
          </table:table-cell>
          <table:table-cell office:value-type="float" office:value="26.475" calcext:value-type="float">
            <text:p>26.475</text:p>
          </table:table-cell>
          <table:table-cell office:value-type="float" office:value="26.517" calcext:value-type="float">
            <text:p>26.517</text:p>
          </table:table-cell>
          <table:table-cell office:value-type="float" office:value="26.56" calcext:value-type="float">
            <text:p>26.560</text:p>
          </table:table-cell>
          <table:table-cell office:value-type="float" office:value="26.602" calcext:value-type="float">
            <text:p>26.6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6.602" calcext:value-type="float">
            <text:p>26.602</text:p>
          </table:table-cell>
          <table:table-cell office:value-type="float" office:value="26.644" calcext:value-type="float">
            <text:p>26.644</text:p>
          </table:table-cell>
          <table:table-cell office:value-type="float" office:value="26.687" calcext:value-type="float">
            <text:p>26.687</text:p>
          </table:table-cell>
          <table:table-cell office:value-type="float" office:value="26.729" calcext:value-type="float">
            <text:p>26.729</text:p>
          </table:table-cell>
          <table:table-cell office:value-type="float" office:value="26.771" calcext:value-type="float">
            <text:p>26.771</text:p>
          </table:table-cell>
          <table:table-cell office:value-type="float" office:value="26.814" calcext:value-type="float">
            <text:p>26.814</text:p>
          </table:table-cell>
          <table:table-cell office:value-type="float" office:value="26.856" calcext:value-type="float">
            <text:p>26.856</text:p>
          </table:table-cell>
          <table:table-cell office:value-type="float" office:value="26.898" calcext:value-type="float">
            <text:p>26.898</text:p>
          </table:table-cell>
          <table:table-cell office:value-type="float" office:value="26.94" calcext:value-type="float">
            <text:p>26.940</text:p>
          </table:table-cell>
          <table:table-cell office:value-type="float" office:value="26.983" calcext:value-type="float">
            <text:p>26.983</text:p>
          </table:table-cell>
          <table:table-cell office:value-type="float" office:value="27.025" calcext:value-type="float">
            <text:p>27.0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.025" calcext:value-type="float">
            <text:p>27.025</text:p>
          </table:table-cell>
          <table:table-cell office:value-type="float" office:value="27.067" calcext:value-type="float">
            <text:p>27.067</text:p>
          </table:table-cell>
          <table:table-cell office:value-type="float" office:value="27.109" calcext:value-type="float">
            <text:p>27.109</text:p>
          </table:table-cell>
          <table:table-cell office:value-type="float" office:value="27.152" calcext:value-type="float">
            <text:p>27.152</text:p>
          </table:table-cell>
          <table:table-cell office:value-type="float" office:value="27.194" calcext:value-type="float">
            <text:p>27.194</text:p>
          </table:table-cell>
          <table:table-cell office:value-type="float" office:value="27.236" calcext:value-type="float">
            <text:p>27.236</text:p>
          </table:table-cell>
          <table:table-cell office:value-type="float" office:value="27.278" calcext:value-type="float">
            <text:p>27.278</text:p>
          </table:table-cell>
          <table:table-cell office:value-type="float" office:value="27.32" calcext:value-type="float">
            <text:p>27.320</text:p>
          </table:table-cell>
          <table:table-cell office:value-type="float" office:value="27.363" calcext:value-type="float">
            <text:p>27.363</text:p>
          </table:table-cell>
          <table:table-cell office:value-type="float" office:value="27.405" calcext:value-type="float">
            <text:p>27.405</text:p>
          </table:table-cell>
          <table:table-cell office:value-type="float" office:value="27.447" calcext:value-type="float">
            <text:p>27.4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.447" calcext:value-type="float">
            <text:p>27.447</text:p>
          </table:table-cell>
          <table:table-cell office:value-type="float" office:value="27.489" calcext:value-type="float">
            <text:p>27.489</text:p>
          </table:table-cell>
          <table:table-cell office:value-type="float" office:value="27.531" calcext:value-type="float">
            <text:p>27.531</text:p>
          </table:table-cell>
          <table:table-cell office:value-type="float" office:value="27.574" calcext:value-type="float">
            <text:p>27.574</text:p>
          </table:table-cell>
          <table:table-cell office:value-type="float" office:value="27.616" calcext:value-type="float">
            <text:p>27.616</text:p>
          </table:table-cell>
          <table:table-cell office:value-type="float" office:value="27.658" calcext:value-type="float">
            <text:p>27.658</text:p>
          </table:table-cell>
          <table:table-cell office:value-type="float" office:value="27.7" calcext:value-type="float">
            <text:p>27.700</text:p>
          </table:table-cell>
          <table:table-cell office:value-type="float" office:value="27.742" calcext:value-type="float">
            <text:p>27.742</text:p>
          </table:table-cell>
          <table:table-cell office:value-type="float" office:value="27.784" calcext:value-type="float">
            <text:p>27.784</text:p>
          </table:table-cell>
          <table:table-cell office:value-type="float" office:value="27.826" calcext:value-type="float">
            <text:p>27.826</text:p>
          </table:table-cell>
          <table:table-cell office:value-type="float" office:value="27.869" calcext:value-type="float">
            <text:p>27.8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7.869" calcext:value-type="float">
            <text:p>27.869</text:p>
          </table:table-cell>
          <table:table-cell office:value-type="float" office:value="27.911" calcext:value-type="float">
            <text:p>27.911</text:p>
          </table:table-cell>
          <table:table-cell office:value-type="float" office:value="27.953" calcext:value-type="float">
            <text:p>27.953</text:p>
          </table:table-cell>
          <table:table-cell office:value-type="float" office:value="27.995" calcext:value-type="float">
            <text:p>27.995</text:p>
          </table:table-cell>
          <table:table-cell office:value-type="float" office:value="28.037" calcext:value-type="float">
            <text:p>28.037</text:p>
          </table:table-cell>
          <table:table-cell office:value-type="float" office:value="28.079" calcext:value-type="float">
            <text:p>28.079</text:p>
          </table:table-cell>
          <table:table-cell office:value-type="float" office:value="28.121" calcext:value-type="float">
            <text:p>28.121</text:p>
          </table:table-cell>
          <table:table-cell office:value-type="float" office:value="28.163" calcext:value-type="float">
            <text:p>28.163</text:p>
          </table:table-cell>
          <table:table-cell office:value-type="float" office:value="28.205" calcext:value-type="float">
            <text:p>28.205</text:p>
          </table:table-cell>
          <table:table-cell office:value-type="float" office:value="28.247" calcext:value-type="float">
            <text:p>28.247</text:p>
          </table:table-cell>
          <table:table-cell office:value-type="float" office:value="28.289" calcext:value-type="float">
            <text:p>28.28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.289" calcext:value-type="float">
            <text:p>28.289</text:p>
          </table:table-cell>
          <table:table-cell office:value-type="float" office:value="28.332" calcext:value-type="float">
            <text:p>28.332</text:p>
          </table:table-cell>
          <table:table-cell office:value-type="float" office:value="28.374" calcext:value-type="float">
            <text:p>28.374</text:p>
          </table:table-cell>
          <table:table-cell office:value-type="float" office:value="28.416" calcext:value-type="float">
            <text:p>28.416</text:p>
          </table:table-cell>
          <table:table-cell office:value-type="float" office:value="28.458" calcext:value-type="float">
            <text:p>28.458</text:p>
          </table:table-cell>
          <table:table-cell office:value-type="float" office:value="28.5" calcext:value-type="float">
            <text:p>28.500</text:p>
          </table:table-cell>
          <table:table-cell office:value-type="float" office:value="28.542" calcext:value-type="float">
            <text:p>28.542</text:p>
          </table:table-cell>
          <table:table-cell office:value-type="float" office:value="28.584" calcext:value-type="float">
            <text:p>28.584</text:p>
          </table:table-cell>
          <table:table-cell office:value-type="float" office:value="28.626" calcext:value-type="float">
            <text:p>28.626</text:p>
          </table:table-cell>
          <table:table-cell office:value-type="float" office:value="28.668" calcext:value-type="float">
            <text:p>28.668</text:p>
          </table:table-cell>
          <table:table-cell office:value-type="float" office:value="28.71" calcext:value-type="float">
            <text:p>28.7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8.71" calcext:value-type="float">
            <text:p>28.710</text:p>
          </table:table-cell>
          <table:table-cell office:value-type="float" office:value="28.752" calcext:value-type="float">
            <text:p>28.752</text:p>
          </table:table-cell>
          <table:table-cell office:value-type="float" office:value="28.794" calcext:value-type="float">
            <text:p>28.794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877" calcext:value-type="float">
            <text:p>28.877</text:p>
          </table:table-cell>
          <table:table-cell office:value-type="float" office:value="28.919" calcext:value-type="float">
            <text:p>28.919</text:p>
          </table:table-cell>
          <table:table-cell office:value-type="float" office:value="28.961" calcext:value-type="float">
            <text:p>28.961</text:p>
          </table:table-cell>
          <table:table-cell office:value-type="float" office:value="29.003" calcext:value-type="float">
            <text:p>29.003</text:p>
          </table:table-cell>
          <table:table-cell office:value-type="float" office:value="29.045" calcext:value-type="float">
            <text:p>29.045</text:p>
          </table:table-cell>
          <table:table-cell office:value-type="float" office:value="29.087" calcext:value-type="float">
            <text:p>29.087</text:p>
          </table:table-cell>
          <table:table-cell office:value-type="float" office:value="29.129" calcext:value-type="float">
            <text:p>29.1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.129" calcext:value-type="float">
            <text:p>29.129</text:p>
          </table:table-cell>
          <table:table-cell office:value-type="float" office:value="29.171" calcext:value-type="float">
            <text:p>29.171</text:p>
          </table:table-cell>
          <table:table-cell office:value-type="float" office:value="29.213" calcext:value-type="float">
            <text:p>29.213</text:p>
          </table:table-cell>
          <table:table-cell office:value-type="float" office:value="29.255" calcext:value-type="float">
            <text:p>29.255</text:p>
          </table:table-cell>
          <table:table-cell office:value-type="float" office:value="29.297" calcext:value-type="float">
            <text:p>29.297</text:p>
          </table:table-cell>
          <table:table-cell office:value-type="float" office:value="29.338" calcext:value-type="float">
            <text:p>29.338</text:p>
          </table:table-cell>
          <table:table-cell office:value-type="float" office:value="29.38" calcext:value-type="float">
            <text:p>29.380</text:p>
          </table:table-cell>
          <table:table-cell office:value-type="float" office:value="29.422" calcext:value-type="float">
            <text:p>29.422</text:p>
          </table:table-cell>
          <table:table-cell office:value-type="float" office:value="29.464" calcext:value-type="float">
            <text:p>29.464</text:p>
          </table:table-cell>
          <table:table-cell office:value-type="float" office:value="29.506" calcext:value-type="float">
            <text:p>29.506</text:p>
          </table:table-cell>
          <table:table-cell office:value-type="float" office:value="29.548" calcext:value-type="float">
            <text:p>29.54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.548" calcext:value-type="float">
            <text:p>29.548</text:p>
          </table:table-cell>
          <table:table-cell office:value-type="float" office:value="29.589" calcext:value-type="float">
            <text:p>29.589</text:p>
          </table:table-cell>
          <table:table-cell office:value-type="float" office:value="29.631" calcext:value-type="float">
            <text:p>29.631</text:p>
          </table:table-cell>
          <table:table-cell office:value-type="float" office:value="29.673" calcext:value-type="float">
            <text:p>29.673</text:p>
          </table:table-cell>
          <table:table-cell office:value-type="float" office:value="29.715" calcext:value-type="float">
            <text:p>29.715</text:p>
          </table:table-cell>
          <table:table-cell office:value-type="float" office:value="29.757" calcext:value-type="float">
            <text:p>29.757</text:p>
          </table:table-cell>
          <table:table-cell office:value-type="float" office:value="29.798" calcext:value-type="float">
            <text:p>29.798</text:p>
          </table:table-cell>
          <table:table-cell office:value-type="float" office:value="29.84" calcext:value-type="float">
            <text:p>29.840</text:p>
          </table:table-cell>
          <table:table-cell office:value-type="float" office:value="29.882" calcext:value-type="float">
            <text:p>29.882</text:p>
          </table:table-cell>
          <table:table-cell office:value-type="float" office:value="29.924" calcext:value-type="float">
            <text:p>29.924</text:p>
          </table:table-cell>
          <table:table-cell office:value-type="float" office:value="29.965" calcext:value-type="float">
            <text:p>29.96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9.965" calcext:value-type="float">
            <text:p>29.965</text:p>
          </table:table-cell>
          <table:table-cell office:value-type="float" office:value="30.007" calcext:value-type="float">
            <text:p>30.007</text:p>
          </table:table-cell>
          <table:table-cell office:value-type="float" office:value="30.049" calcext:value-type="float">
            <text:p>30.049</text:p>
          </table:table-cell>
          <table:table-cell office:value-type="float" office:value="30.09" calcext:value-type="float">
            <text:p>30.090</text:p>
          </table:table-cell>
          <table:table-cell office:value-type="float" office:value="30.132" calcext:value-type="float">
            <text:p>30.132</text:p>
          </table:table-cell>
          <table:table-cell office:value-type="float" office:value="30.174" calcext:value-type="float">
            <text:p>30.174</text:p>
          </table:table-cell>
          <table:table-cell office:value-type="float" office:value="30.216" calcext:value-type="float">
            <text:p>30.216</text:p>
          </table:table-cell>
          <table:table-cell office:value-type="float" office:value="30.257" calcext:value-type="float">
            <text:p>30.257</text:p>
          </table:table-cell>
          <table:table-cell office:value-type="float" office:value="30.299" calcext:value-type="float">
            <text:p>30.299</text:p>
          </table:table-cell>
          <table:table-cell office:value-type="float" office:value="30.341" calcext:value-type="float">
            <text:p>30.341</text:p>
          </table:table-cell>
          <table:table-cell office:value-type="float" office:value="30.382" calcext:value-type="float">
            <text:p>30.38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.382" calcext:value-type="float">
            <text:p>30.382</text:p>
          </table:table-cell>
          <table:table-cell office:value-type="float" office:value="30.424" calcext:value-type="float">
            <text:p>30.424</text:p>
          </table:table-cell>
          <table:table-cell office:value-type="float" office:value="30.466" calcext:value-type="float">
            <text:p>30.466</text:p>
          </table:table-cell>
          <table:table-cell office:value-type="float" office:value="30.507" calcext:value-type="float">
            <text:p>30.507</text:p>
          </table:table-cell>
          <table:table-cell office:value-type="float" office:value="30.549" calcext:value-type="float">
            <text:p>30.549</text:p>
          </table:table-cell>
          <table:table-cell office:value-type="float" office:value="30.59" calcext:value-type="float">
            <text:p>30.590</text:p>
          </table:table-cell>
          <table:table-cell office:value-type="float" office:value="30.632" calcext:value-type="float">
            <text:p>30.632</text:p>
          </table:table-cell>
          <table:table-cell office:value-type="float" office:value="30.674" calcext:value-type="float">
            <text:p>30.674</text:p>
          </table:table-cell>
          <table:table-cell office:value-type="float" office:value="30.715" calcext:value-type="float">
            <text:p>30.715</text:p>
          </table:table-cell>
          <table:table-cell office:value-type="float" office:value="30.757" calcext:value-type="float">
            <text:p>30.757</text:p>
          </table:table-cell>
          <table:table-cell office:value-type="float" office:value="30.798" calcext:value-type="float">
            <text:p>30.79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.798" calcext:value-type="float">
            <text:p>30.798</text:p>
          </table:table-cell>
          <table:table-cell office:value-type="float" office:value="30.84" calcext:value-type="float">
            <text:p>30.840</text:p>
          </table:table-cell>
          <table:table-cell office:value-type="float" office:value="30.881" calcext:value-type="float">
            <text:p>30.881</text:p>
          </table:table-cell>
          <table:table-cell office:value-type="float" office:value="30.923" calcext:value-type="float">
            <text:p>30.923</text:p>
          </table:table-cell>
          <table:table-cell office:value-type="float" office:value="30.964" calcext:value-type="float">
            <text:p>30.964</text:p>
          </table:table-cell>
          <table:table-cell office:value-type="float" office:value="31.006" calcext:value-type="float">
            <text:p>31.006</text:p>
          </table:table-cell>
          <table:table-cell office:value-type="float" office:value="31.047" calcext:value-type="float">
            <text:p>31.047</text:p>
          </table:table-cell>
          <table:table-cell office:value-type="float" office:value="31.089" calcext:value-type="float">
            <text:p>31.089</text:p>
          </table:table-cell>
          <table:table-cell office:value-type="float" office:value="31.13" calcext:value-type="float">
            <text:p>31.130</text:p>
          </table:table-cell>
          <table:table-cell office:value-type="float" office:value="31.172" calcext:value-type="float">
            <text:p>31.172</text:p>
          </table:table-cell>
          <table:table-cell office:value-type="float" office:value="31.213" calcext:value-type="float">
            <text:p>31.2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.213" calcext:value-type="float">
            <text:p>31.213</text:p>
          </table:table-cell>
          <table:table-cell office:value-type="float" office:value="31.255" calcext:value-type="float">
            <text:p>31.255</text:p>
          </table:table-cell>
          <table:table-cell office:value-type="float" office:value="31.296" calcext:value-type="float">
            <text:p>31.296</text:p>
          </table:table-cell>
          <table:table-cell office:value-type="float" office:value="31.338" calcext:value-type="float">
            <text:p>31.338</text:p>
          </table:table-cell>
          <table:table-cell office:value-type="float" office:value="31.379" calcext:value-type="float">
            <text:p>31.379</text:p>
          </table:table-cell>
          <table:table-cell office:value-type="float" office:value="31.421" calcext:value-type="float">
            <text:p>31.421</text:p>
          </table:table-cell>
          <table:table-cell office:value-type="float" office:value="31.462" calcext:value-type="float">
            <text:p>31.462</text:p>
          </table:table-cell>
          <table:table-cell office:value-type="float" office:value="31.504" calcext:value-type="float">
            <text:p>31.504</text:p>
          </table:table-cell>
          <table:table-cell office:value-type="float" office:value="31.545" calcext:value-type="float">
            <text:p>31.545</text:p>
          </table:table-cell>
          <table:table-cell office:value-type="float" office:value="31.586" calcext:value-type="float">
            <text:p>31.586</text:p>
          </table:table-cell>
          <table:table-cell office:value-type="float" office:value="31.628" calcext:value-type="float">
            <text:p>31.6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1.628" calcext:value-type="float">
            <text:p>31.628</text:p>
          </table:table-cell>
          <table:table-cell office:value-type="float" office:value="31.669" calcext:value-type="float">
            <text:p>31.669</text:p>
          </table:table-cell>
          <table:table-cell office:value-type="float" office:value="31.71" calcext:value-type="float">
            <text:p>31.710</text:p>
          </table:table-cell>
          <table:table-cell office:value-type="float" office:value="31.752" calcext:value-type="float">
            <text:p>31.752</text:p>
          </table:table-cell>
          <table:table-cell office:value-type="float" office:value="31.793" calcext:value-type="float">
            <text:p>31.793</text:p>
          </table:table-cell>
          <table:table-cell office:value-type="float" office:value="31.834" calcext:value-type="float">
            <text:p>31.834</text:p>
          </table:table-cell>
          <table:table-cell office:value-type="float" office:value="31.876" calcext:value-type="float">
            <text:p>31.876</text:p>
          </table:table-cell>
          <table:table-cell office:value-type="float" office:value="31.917" calcext:value-type="float">
            <text:p>31.917</text:p>
          </table:table-cell>
          <table:table-cell office:value-type="float" office:value="31.958" calcext:value-type="float">
            <text:p>31.958</text:p>
          </table:table-cell>
          <table:table-cell office:value-type="float" office:value="32" calcext:value-type="float">
            <text:p>32.000</text:p>
          </table:table-cell>
          <table:table-cell office:value-type="float" office:value="32.041" calcext:value-type="float">
            <text:p>32.04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.041" calcext:value-type="float">
            <text:p>32.041</text:p>
          </table:table-cell>
          <table:table-cell office:value-type="float" office:value="32.082" calcext:value-type="float">
            <text:p>32.082</text:p>
          </table:table-cell>
          <table:table-cell office:value-type="float" office:value="32.124" calcext:value-type="float">
            <text:p>32.124</text:p>
          </table:table-cell>
          <table:table-cell office:value-type="float" office:value="32.165" calcext:value-type="float">
            <text:p>32.165</text:p>
          </table:table-cell>
          <table:table-cell office:value-type="float" office:value="32.206" calcext:value-type="float">
            <text:p>32.206</text:p>
          </table:table-cell>
          <table:table-cell office:value-type="float" office:value="32.247" calcext:value-type="float">
            <text:p>32.247</text:p>
          </table:table-cell>
          <table:table-cell office:value-type="float" office:value="32.289" calcext:value-type="float">
            <text:p>32.289</text:p>
          </table:table-cell>
          <table:table-cell office:value-type="float" office:value="32.33" calcext:value-type="float">
            <text:p>32.330</text:p>
          </table:table-cell>
          <table:table-cell office:value-type="float" office:value="32.371" calcext:value-type="float">
            <text:p>32.371</text:p>
          </table:table-cell>
          <table:table-cell office:value-type="float" office:value="32.412" calcext:value-type="float">
            <text:p>32.412</text:p>
          </table:table-cell>
          <table:table-cell office:value-type="float" office:value="32.453" calcext:value-type="float">
            <text:p>32.45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.453" calcext:value-type="float">
            <text:p>32.453</text:p>
          </table:table-cell>
          <table:table-cell office:value-type="float" office:value="32.495" calcext:value-type="float">
            <text:p>32.495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577" calcext:value-type="float">
            <text:p>32.577</text:p>
          </table:table-cell>
          <table:table-cell office:value-type="float" office:value="32.618" calcext:value-type="float">
            <text:p>32.618</text:p>
          </table:table-cell>
          <table:table-cell office:value-type="float" office:value="32.659" calcext:value-type="float">
            <text:p>32.659</text:p>
          </table:table-cell>
          <table:table-cell office:value-type="float" office:value="32.7" calcext:value-type="float">
            <text:p>32.700</text:p>
          </table:table-cell>
          <table:table-cell office:value-type="float" office:value="32.742" calcext:value-type="float">
            <text:p>32.742</text:p>
          </table:table-cell>
          <table:table-cell office:value-type="float" office:value="32.783" calcext:value-type="float">
            <text:p>32.783</text:p>
          </table:table-cell>
          <table:table-cell office:value-type="float" office:value="32.824" calcext:value-type="float">
            <text:p>32.824</text:p>
          </table:table-cell>
          <table:table-cell office:value-type="float" office:value="32.865" calcext:value-type="float">
            <text:p>32.8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.865" calcext:value-type="float">
            <text:p>32.865</text:p>
          </table:table-cell>
          <table:table-cell office:value-type="float" office:value="32.906" calcext:value-type="float">
            <text:p>32.906</text:p>
          </table:table-cell>
          <table:table-cell office:value-type="float" office:value="32.947" calcext:value-type="float">
            <text:p>32.947</text:p>
          </table:table-cell>
          <table:table-cell office:value-type="float" office:value="32.988" calcext:value-type="float">
            <text:p>32.988</text:p>
          </table:table-cell>
          <table:table-cell office:value-type="float" office:value="33.029" calcext:value-type="float">
            <text:p>33.029</text:p>
          </table:table-cell>
          <table:table-cell office:value-type="float" office:value="33.07" calcext:value-type="float">
            <text:p>33.070</text:p>
          </table:table-cell>
          <table:table-cell office:value-type="float" office:value="33.111" calcext:value-type="float">
            <text:p>33.111</text:p>
          </table:table-cell>
          <table:table-cell office:value-type="float" office:value="33.152" calcext:value-type="float">
            <text:p>33.152</text:p>
          </table:table-cell>
          <table:table-cell office:value-type="float" office:value="33.193" calcext:value-type="float">
            <text:p>33.193</text:p>
          </table:table-cell>
          <table:table-cell office:value-type="float" office:value="33.234" calcext:value-type="float">
            <text:p>33.234</text:p>
          </table:table-cell>
          <table:table-cell office:value-type="float" office:value="33.275" calcext:value-type="float">
            <text:p>33.2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.275" calcext:value-type="float">
            <text:p>33.275</text:p>
          </table:table-cell>
          <table:table-cell office:value-type="float" office:value="33.316" calcext:value-type="float">
            <text:p>33.316</text:p>
          </table:table-cell>
          <table:table-cell office:value-type="float" office:value="33.357" calcext:value-type="float">
            <text:p>33.357</text:p>
          </table:table-cell>
          <table:table-cell office:value-type="float" office:value="33.398" calcext:value-type="float">
            <text:p>33.398</text:p>
          </table:table-cell>
          <table:table-cell office:value-type="float" office:value="33.439" calcext:value-type="float">
            <text:p>33.439</text:p>
          </table:table-cell>
          <table:table-cell office:value-type="float" office:value="33.48" calcext:value-type="float">
            <text:p>33.480</text:p>
          </table:table-cell>
          <table:table-cell office:value-type="float" office:value="33.521" calcext:value-type="float">
            <text:p>33.521</text:p>
          </table:table-cell>
          <table:table-cell office:value-type="float" office:value="33.562" calcext:value-type="float">
            <text:p>33.562</text:p>
          </table:table-cell>
          <table:table-cell office:value-type="float" office:value="33.603" calcext:value-type="float">
            <text:p>33.603</text:p>
          </table:table-cell>
          <table:table-cell office:value-type="float" office:value="33.644" calcext:value-type="float">
            <text:p>33.644</text:p>
          </table:table-cell>
          <table:table-cell office:value-type="float" office:value="33.685" calcext:value-type="float">
            <text:p>33.6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.685" calcext:value-type="float">
            <text:p>33.685</text:p>
          </table:table-cell>
          <table:table-cell office:value-type="float" office:value="33.726" calcext:value-type="float">
            <text:p>33.726</text:p>
          </table:table-cell>
          <table:table-cell office:value-type="float" office:value="33.767" calcext:value-type="float">
            <text:p>33.767</text:p>
          </table:table-cell>
          <table:table-cell office:value-type="float" office:value="33.808" calcext:value-type="float">
            <text:p>33.808</text:p>
          </table:table-cell>
          <table:table-cell office:value-type="float" office:value="33.848" calcext:value-type="float">
            <text:p>33.848</text:p>
          </table:table-cell>
          <table:table-cell office:value-type="float" office:value="33.889" calcext:value-type="float">
            <text:p>33.889</text:p>
          </table:table-cell>
          <table:table-cell office:value-type="float" office:value="33.93" calcext:value-type="float">
            <text:p>33.930</text:p>
          </table:table-cell>
          <table:table-cell office:value-type="float" office:value="33.971" calcext:value-type="float">
            <text:p>33.971</text:p>
          </table:table-cell>
          <table:table-cell office:value-type="float" office:value="34.012" calcext:value-type="float">
            <text:p>34.012</text:p>
          </table:table-cell>
          <table:table-cell office:value-type="float" office:value="34.053" calcext:value-type="float">
            <text:p>34.053</text:p>
          </table:table-cell>
          <table:table-cell office:value-type="float" office:value="34.093" calcext:value-type="float">
            <text:p>34.09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4.093" calcext:value-type="float">
            <text:p>34.093</text:p>
          </table:table-cell>
          <table:table-cell office:value-type="float" office:value="34.134" calcext:value-type="float">
            <text:p>34.134</text:p>
          </table:table-cell>
          <table:table-cell office:value-type="float" office:value="34.175" calcext:value-type="float">
            <text:p>34.175</text:p>
          </table:table-cell>
          <table:table-cell office:value-type="float" office:value="34.216" calcext:value-type="float">
            <text:p>34.216</text:p>
          </table:table-cell>
          <table:table-cell office:value-type="float" office:value="34.257" calcext:value-type="float">
            <text:p>34.257</text:p>
          </table:table-cell>
          <table:table-cell office:value-type="float" office:value="34.297" calcext:value-type="float">
            <text:p>34.29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4.379" calcext:value-type="float">
            <text:p>34.379</text:p>
          </table:table-cell>
          <table:table-cell office:value-type="float" office:value="34.42" calcext:value-type="float">
            <text:p>34.420</text:p>
          </table:table-cell>
          <table:table-cell office:value-type="float" office:value="34.46" calcext:value-type="float">
            <text:p>34.460</text:p>
          </table:table-cell>
          <table:table-cell office:value-type="float" office:value="34.501" calcext:value-type="float">
            <text:p>34.5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4.501" calcext:value-type="float">
            <text:p>34.501</text:p>
          </table:table-cell>
          <table:table-cell office:value-type="float" office:value="34.542" calcext:value-type="float">
            <text:p>34.542</text:p>
          </table:table-cell>
          <table:table-cell office:value-type="float" office:value="34.582" calcext:value-type="float">
            <text:p>34.582</text:p>
          </table:table-cell>
          <table:table-cell office:value-type="float" office:value="34.623" calcext:value-type="float">
            <text:p>34.623</text:p>
          </table:table-cell>
          <table:table-cell office:value-type="float" office:value="34.664" calcext:value-type="float">
            <text:p>34.664</text:p>
          </table:table-cell>
          <table:table-cell office:value-type="float" office:value="34.704" calcext:value-type="float">
            <text:p>34.704</text:p>
          </table:table-cell>
          <table:table-cell office:value-type="float" office:value="34.745" calcext:value-type="float">
            <text:p>34.745</text:p>
          </table:table-cell>
          <table:table-cell office:value-type="float" office:value="34.786" calcext:value-type="float">
            <text:p>34.786</text:p>
          </table:table-cell>
          <table:table-cell office:value-type="float" office:value="34.826" calcext:value-type="float">
            <text:p>34.826</text:p>
          </table:table-cell>
          <table:table-cell office:value-type="float" office:value="34.867" calcext:value-type="float">
            <text:p>34.867</text:p>
          </table:table-cell>
          <table:table-cell office:value-type="float" office:value="34.908" calcext:value-type="float">
            <text:p>34.9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4.908" calcext:value-type="float">
            <text:p>34.908</text:p>
          </table:table-cell>
          <table:table-cell office:value-type="float" office:value="34.948" calcext:value-type="float">
            <text:p>34.948</text:p>
          </table:table-cell>
          <table:table-cell office:value-type="float" office:value="34.989" calcext:value-type="float">
            <text:p>34.989</text:p>
          </table:table-cell>
          <table:table-cell office:value-type="float" office:value="35.029" calcext:value-type="float">
            <text:p>35.029</text:p>
          </table:table-cell>
          <table:table-cell office:value-type="float" office:value="35.07" calcext:value-type="float">
            <text:p>35.070</text:p>
          </table:table-cell>
          <table:table-cell office:value-type="float" office:value="35.11" calcext:value-type="float">
            <text:p>35.110</text:p>
          </table:table-cell>
          <table:table-cell office:value-type="float" office:value="35.151" calcext:value-type="float">
            <text:p>35.151</text:p>
          </table:table-cell>
          <table:table-cell office:value-type="float" office:value="35.192" calcext:value-type="float">
            <text:p>35.192</text:p>
          </table:table-cell>
          <table:table-cell office:value-type="float" office:value="35.232" calcext:value-type="float">
            <text:p>35.232</text:p>
          </table:table-cell>
          <table:table-cell office:value-type="float" office:value="35.273" calcext:value-type="float">
            <text:p>35.273</text:p>
          </table:table-cell>
          <table:table-cell office:value-type="float" office:value="35.313" calcext:value-type="float">
            <text:p>35.3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5.313" calcext:value-type="float">
            <text:p>35.313</text:p>
          </table:table-cell>
          <table:table-cell office:value-type="float" office:value="35.354" calcext:value-type="float">
            <text:p>35.354</text:p>
          </table:table-cell>
          <table:table-cell office:value-type="float" office:value="35.394" calcext:value-type="float">
            <text:p>35.394</text:p>
          </table:table-cell>
          <table:table-cell office:value-type="float" office:value="35.435" calcext:value-type="float">
            <text:p>35.435</text:p>
          </table:table-cell>
          <table:table-cell office:value-type="float" office:value="35.475" calcext:value-type="float">
            <text:p>35.475</text:p>
          </table:table-cell>
          <table:table-cell office:value-type="float" office:value="35.516" calcext:value-type="float">
            <text:p>35.516</text:p>
          </table:table-cell>
          <table:table-cell office:value-type="float" office:value="35.556" calcext:value-type="float">
            <text:p>35.556</text:p>
          </table:table-cell>
          <table:table-cell office:value-type="float" office:value="35.596" calcext:value-type="float">
            <text:p>35.596</text:p>
          </table:table-cell>
          <table:table-cell office:value-type="float" office:value="35.637" calcext:value-type="float">
            <text:p>35.637</text:p>
          </table:table-cell>
          <table:table-cell office:value-type="float" office:value="35.677" calcext:value-type="float">
            <text:p>35.677</text:p>
          </table:table-cell>
          <table:table-cell office:value-type="float" office:value="35.718" calcext:value-type="float">
            <text:p>35.7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5.718" calcext:value-type="float">
            <text:p>35.718</text:p>
          </table:table-cell>
          <table:table-cell office:value-type="float" office:value="35.758" calcext:value-type="float">
            <text:p>35.758</text:p>
          </table:table-cell>
          <table:table-cell office:value-type="float" office:value="35.798" calcext:value-type="float">
            <text:p>35.798</text:p>
          </table:table-cell>
          <table:table-cell office:value-type="float" office:value="35.839" calcext:value-type="float">
            <text:p>35.839</text:p>
          </table:table-cell>
          <table:table-cell office:value-type="float" office:value="35.879" calcext:value-type="float">
            <text:p>35.879</text:p>
          </table:table-cell>
          <table:table-cell office:value-type="float" office:value="35.92" calcext:value-type="float">
            <text:p>35.920</text:p>
          </table:table-cell>
          <table:table-cell office:value-type="float" office:value="35.96" calcext:value-type="float">
            <text:p>35.960</text:p>
          </table:table-cell>
          <table:table-cell office:value-type="float" office:value="36" calcext:value-type="float">
            <text:p>36.000</text:p>
          </table:table-cell>
          <table:table-cell office:value-type="float" office:value="36.041" calcext:value-type="float">
            <text:p>36.041</text:p>
          </table:table-cell>
          <table:table-cell office:value-type="float" office:value="36.081" calcext:value-type="float">
            <text:p>36.081</text:p>
          </table:table-cell>
          <table:table-cell office:value-type="float" office:value="36.121" calcext:value-type="float">
            <text:p>36.1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.121" calcext:value-type="float">
            <text:p>36.121</text:p>
          </table:table-cell>
          <table:table-cell office:value-type="float" office:value="36.162" calcext:value-type="float">
            <text:p>36.162</text:p>
          </table:table-cell>
          <table:table-cell office:value-type="float" office:value="36.202" calcext:value-type="float">
            <text:p>36.202</text:p>
          </table:table-cell>
          <table:table-cell office:value-type="float" office:value="36.242" calcext:value-type="float">
            <text:p>36.242</text:p>
          </table:table-cell>
          <table:table-cell office:value-type="float" office:value="36.282" calcext:value-type="float">
            <text:p>36.282</text:p>
          </table:table-cell>
          <table:table-cell office:value-type="float" office:value="36.323" calcext:value-type="float">
            <text:p>36.323</text:p>
          </table:table-cell>
          <table:table-cell office:value-type="float" office:value="36.363" calcext:value-type="float">
            <text:p>36.363</text:p>
          </table:table-cell>
          <table:table-cell office:value-type="float" office:value="36.403" calcext:value-type="float">
            <text:p>36.403</text:p>
          </table:table-cell>
          <table:table-cell office:value-type="float" office:value="36.443" calcext:value-type="float">
            <text:p>36.443</text:p>
          </table:table-cell>
          <table:table-cell office:value-type="float" office:value="36.484" calcext:value-type="float">
            <text:p>36.484</text:p>
          </table:table-cell>
          <table:table-cell office:value-type="float" office:value="36.524" calcext:value-type="float">
            <text:p>36.52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.524" calcext:value-type="float">
            <text:p>36.524</text:p>
          </table:table-cell>
          <table:table-cell office:value-type="float" office:value="36.564" calcext:value-type="float">
            <text:p>36.564</text:p>
          </table:table-cell>
          <table:table-cell office:value-type="float" office:value="36.604" calcext:value-type="float">
            <text:p>36.60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6.685" calcext:value-type="float">
            <text:p>36.685</text:p>
          </table:table-cell>
          <table:table-cell office:value-type="float" office:value="36.725" calcext:value-type="float">
            <text:p>36.725</text:p>
          </table:table-cell>
          <table:table-cell office:value-type="float" office:value="36.765" calcext:value-type="float">
            <text:p>36.765</text:p>
          </table:table-cell>
          <table:table-cell office:value-type="float" office:value="36.805" calcext:value-type="float">
            <text:p>36.805</text:p>
          </table:table-cell>
          <table:table-cell office:value-type="float" office:value="36.845" calcext:value-type="float">
            <text:p>36.845</text:p>
          </table:table-cell>
          <table:table-cell office:value-type="float" office:value="36.885" calcext:value-type="float">
            <text:p>36.885</text:p>
          </table:table-cell>
          <table:table-cell office:value-type="float" office:value="36.925" calcext:value-type="float">
            <text:p>36.9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6.925" calcext:value-type="float">
            <text:p>36.925</text:p>
          </table:table-cell>
          <table:table-cell office:value-type="float" office:value="36.965" calcext:value-type="float">
            <text:p>36.965</text:p>
          </table:table-cell>
          <table:table-cell office:value-type="float" office:value="37.006" calcext:value-type="float">
            <text:p>37.006</text:p>
          </table:table-cell>
          <table:table-cell office:value-type="float" office:value="37.046" calcext:value-type="float">
            <text:p>37.046</text:p>
          </table:table-cell>
          <table:table-cell office:value-type="float" office:value="37.086" calcext:value-type="float">
            <text:p>37.086</text:p>
          </table:table-cell>
          <table:table-cell office:value-type="float" office:value="37.126" calcext:value-type="float">
            <text:p>37.126</text:p>
          </table:table-cell>
          <table:table-cell office:value-type="float" office:value="37.166" calcext:value-type="float">
            <text:p>37.166</text:p>
          </table:table-cell>
          <table:table-cell office:value-type="float" office:value="37.206" calcext:value-type="float">
            <text:p>37.206</text:p>
          </table:table-cell>
          <table:table-cell office:value-type="float" office:value="37.246" calcext:value-type="float">
            <text:p>37.246</text:p>
          </table:table-cell>
          <table:table-cell office:value-type="float" office:value="37.286" calcext:value-type="float">
            <text:p>37.286</text:p>
          </table:table-cell>
          <table:table-cell office:value-type="float" office:value="37.326" calcext:value-type="float">
            <text:p>37.32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7.326" calcext:value-type="float">
            <text:p>37.326</text:p>
          </table:table-cell>
          <table:table-cell office:value-type="float" office:value="37.366" calcext:value-type="float">
            <text:p>37.366</text:p>
          </table:table-cell>
          <table:table-cell office:value-type="float" office:value="37.406" calcext:value-type="float">
            <text:p>37.406</text:p>
          </table:table-cell>
          <table:table-cell office:value-type="float" office:value="37.446" calcext:value-type="float">
            <text:p>37.446</text:p>
          </table:table-cell>
          <table:table-cell office:value-type="float" office:value="37.486" calcext:value-type="float">
            <text:p>37.486</text:p>
          </table:table-cell>
          <table:table-cell office:value-type="float" office:value="37.526" calcext:value-type="float">
            <text:p>37.526</text:p>
          </table:table-cell>
          <table:table-cell office:value-type="float" office:value="37.566" calcext:value-type="float">
            <text:p>37.566</text:p>
          </table:table-cell>
          <table:table-cell office:value-type="float" office:value="37.606" calcext:value-type="float">
            <text:p>37.606</text:p>
          </table:table-cell>
          <table:table-cell office:value-type="float" office:value="37.646" calcext:value-type="float">
            <text:p>37.646</text:p>
          </table:table-cell>
          <table:table-cell office:value-type="float" office:value="37.686" calcext:value-type="float">
            <text:p>37.686</text:p>
          </table:table-cell>
          <table:table-cell office:value-type="float" office:value="37.725" calcext:value-type="float">
            <text:p>37.7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7.725" calcext:value-type="float">
            <text:p>37.725</text:p>
          </table:table-cell>
          <table:table-cell office:value-type="float" office:value="37.765" calcext:value-type="float">
            <text:p>37.765</text:p>
          </table:table-cell>
          <table:table-cell office:value-type="float" office:value="37.805" calcext:value-type="float">
            <text:p>37.805</text:p>
          </table:table-cell>
          <table:table-cell office:value-type="float" office:value="37.845" calcext:value-type="float">
            <text:p>37.845</text:p>
          </table:table-cell>
          <table:table-cell office:value-type="float" office:value="37.885" calcext:value-type="float">
            <text:p>37.885</text:p>
          </table:table-cell>
          <table:table-cell office:value-type="float" office:value="37.925" calcext:value-type="float">
            <text:p>37.925</text:p>
          </table:table-cell>
          <table:table-cell office:value-type="float" office:value="37.965" calcext:value-type="float">
            <text:p>37.965</text:p>
          </table:table-cell>
          <table:table-cell office:value-type="float" office:value="38.005" calcext:value-type="float">
            <text:p>38.005</text:p>
          </table:table-cell>
          <table:table-cell office:value-type="float" office:value="38.044" calcext:value-type="float">
            <text:p>38.044</text:p>
          </table:table-cell>
          <table:table-cell office:value-type="float" office:value="38.084" calcext:value-type="float">
            <text:p>38.084</text:p>
          </table:table-cell>
          <table:table-cell office:value-type="float" office:value="38.124" calcext:value-type="float">
            <text:p>38.1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8.124" calcext:value-type="float">
            <text:p>38.124</text:p>
          </table:table-cell>
          <table:table-cell office:value-type="float" office:value="38.164" calcext:value-type="float">
            <text:p>38.164</text:p>
          </table:table-cell>
          <table:table-cell office:value-type="float" office:value="38.204" calcext:value-type="float">
            <text:p>38.204</text:p>
          </table:table-cell>
          <table:table-cell office:value-type="float" office:value="38.243" calcext:value-type="float">
            <text:p>38.243</text:p>
          </table:table-cell>
          <table:table-cell office:value-type="float" office:value="38.283" calcext:value-type="float">
            <text:p>38.283</text:p>
          </table:table-cell>
          <table:table-cell office:value-type="float" office:value="38.323" calcext:value-type="float">
            <text:p>38.323</text:p>
          </table:table-cell>
          <table:table-cell office:value-type="float" office:value="38.363" calcext:value-type="float">
            <text:p>38.363</text:p>
          </table:table-cell>
          <table:table-cell office:value-type="float" office:value="38.402" calcext:value-type="float">
            <text:p>38.402</text:p>
          </table:table-cell>
          <table:table-cell office:value-type="float" office:value="38.442" calcext:value-type="float">
            <text:p>38.442</text:p>
          </table:table-cell>
          <table:table-cell office:value-type="float" office:value="38.482" calcext:value-type="float">
            <text:p>38.482</text:p>
          </table:table-cell>
          <table:table-cell office:value-type="float" office:value="38.522" calcext:value-type="float">
            <text:p>38.52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8.522" calcext:value-type="float">
            <text:p>38.522</text:p>
          </table:table-cell>
          <table:table-cell office:value-type="float" office:value="38.561" calcext:value-type="float">
            <text:p>38.561</text:p>
          </table:table-cell>
          <table:table-cell office:value-type="float" office:value="38.601" calcext:value-type="float">
            <text:p>38.601</text:p>
          </table:table-cell>
          <table:table-cell office:value-type="float" office:value="38.641" calcext:value-type="float">
            <text:p>38.641</text:p>
          </table:table-cell>
          <table:table-cell office:value-type="float" office:value="38.68" calcext:value-type="float">
            <text:p>38.680</text:p>
          </table:table-cell>
          <table:table-cell office:value-type="float" office:value="38.72" calcext:value-type="float">
            <text:p>38.720</text:p>
          </table:table-cell>
          <table:table-cell office:value-type="float" office:value="38.76" calcext:value-type="float">
            <text:p>38.760</text:p>
          </table:table-cell>
          <table:table-cell office:value-type="float" office:value="38.799" calcext:value-type="float">
            <text:p>38.799</text:p>
          </table:table-cell>
          <table:table-cell office:value-type="float" office:value="38.839" calcext:value-type="float">
            <text:p>38.839</text:p>
          </table:table-cell>
          <table:table-cell office:value-type="float" office:value="38.878" calcext:value-type="float">
            <text:p>38.878</text:p>
          </table:table-cell>
          <table:table-cell office:value-type="float" office:value="38.918" calcext:value-type="float">
            <text:p>38.9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8.918" calcext:value-type="float">
            <text:p>38.918</text:p>
          </table:table-cell>
          <table:table-cell office:value-type="float" office:value="38.958" calcext:value-type="float">
            <text:p>38.958</text:p>
          </table:table-cell>
          <table:table-cell office:value-type="float" office:value="38.997" calcext:value-type="float">
            <text:p>38.997</text:p>
          </table:table-cell>
          <table:table-cell office:value-type="float" office:value="39.037" calcext:value-type="float">
            <text:p>39.037</text:p>
          </table:table-cell>
          <table:table-cell office:value-type="float" office:value="39.076" calcext:value-type="float">
            <text:p>39.076</text:p>
          </table:table-cell>
          <table:table-cell office:value-type="float" office:value="39.116" calcext:value-type="float">
            <text:p>39.116</text:p>
          </table:table-cell>
          <table:table-cell office:value-type="float" office:value="39.155" calcext:value-type="float">
            <text:p>39.155</text:p>
          </table:table-cell>
          <table:table-cell office:value-type="float" office:value="39.195" calcext:value-type="float">
            <text:p>39.195</text:p>
          </table:table-cell>
          <table:table-cell office:value-type="float" office:value="39.235" calcext:value-type="float">
            <text:p>39.235</text:p>
          </table:table-cell>
          <table:table-cell office:value-type="float" office:value="39.274" calcext:value-type="float">
            <text:p>39.274</text:p>
          </table:table-cell>
          <table:table-cell office:value-type="float" office:value="39.314" calcext:value-type="float">
            <text:p>39.3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9.314" calcext:value-type="float">
            <text:p>39.314</text:p>
          </table:table-cell>
          <table:table-cell office:value-type="float" office:value="39.353" calcext:value-type="float">
            <text:p>39.353</text:p>
          </table:table-cell>
          <table:table-cell office:value-type="float" office:value="39.393" calcext:value-type="float">
            <text:p>39.393</text:p>
          </table:table-cell>
          <table:table-cell office:value-type="float" office:value="39.432" calcext:value-type="float">
            <text:p>39.432</text:p>
          </table:table-cell>
          <table:table-cell office:value-type="float" office:value="39.471" calcext:value-type="float">
            <text:p>39.471</text:p>
          </table:table-cell>
          <table:table-cell office:value-type="float" office:value="39.511" calcext:value-type="float">
            <text:p>39.511</text:p>
          </table:table-cell>
          <table:table-cell office:value-type="float" office:value="39.55" calcext:value-type="float">
            <text:p>39.550</text:p>
          </table:table-cell>
          <table:table-cell office:value-type="float" office:value="39.59" calcext:value-type="float">
            <text:p>39.590</text:p>
          </table:table-cell>
          <table:table-cell office:value-type="float" office:value="39.629" calcext:value-type="float">
            <text:p>39.629</text:p>
          </table:table-cell>
          <table:table-cell office:value-type="float" office:value="39.669" calcext:value-type="float">
            <text:p>39.669</text:p>
          </table:table-cell>
          <table:table-cell office:value-type="float" office:value="39.708" calcext:value-type="float">
            <text:p>39.7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.708" calcext:value-type="float">
            <text:p>39.708</text:p>
          </table:table-cell>
          <table:table-cell office:value-type="float" office:value="39.747" calcext:value-type="float">
            <text:p>39.747</text:p>
          </table:table-cell>
          <table:table-cell office:value-type="float" office:value="39.787" calcext:value-type="float">
            <text:p>39.787</text:p>
          </table:table-cell>
          <table:table-cell office:value-type="float" office:value="39.826" calcext:value-type="float">
            <text:p>39.826</text:p>
          </table:table-cell>
          <table:table-cell office:value-type="float" office:value="39.866" calcext:value-type="float">
            <text:p>39.866</text:p>
          </table:table-cell>
          <table:table-cell office:value-type="float" office:value="39.905" calcext:value-type="float">
            <text:p>39.905</text:p>
          </table:table-cell>
          <table:table-cell office:value-type="float" office:value="39.944" calcext:value-type="float">
            <text:p>39.944</text:p>
          </table:table-cell>
          <table:table-cell office:value-type="float" office:value="39.984" calcext:value-type="float">
            <text:p>39.984</text:p>
          </table:table-cell>
          <table:table-cell office:value-type="float" office:value="40.023" calcext:value-type="float">
            <text:p>40.023</text:p>
          </table:table-cell>
          <table:table-cell office:value-type="float" office:value="40.062" calcext:value-type="float">
            <text:p>40.062</text:p>
          </table:table-cell>
          <table:table-cell office:value-type="float" office:value="40.101" calcext:value-type="float">
            <text:p>40.1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0.101" calcext:value-type="float">
            <text:p>40.101</text:p>
          </table:table-cell>
          <table:table-cell office:value-type="float" office:value="40.141" calcext:value-type="float">
            <text:p>40.141</text:p>
          </table:table-cell>
          <table:table-cell office:value-type="float" office:value="40.18" calcext:value-type="float">
            <text:p>40.180</text:p>
          </table:table-cell>
          <table:table-cell office:value-type="float" office:value="40.219" calcext:value-type="float">
            <text:p>40.219</text:p>
          </table:table-cell>
          <table:table-cell office:value-type="float" office:value="40.259" calcext:value-type="float">
            <text:p>40.259</text:p>
          </table:table-cell>
          <table:table-cell office:value-type="float" office:value="40.298" calcext:value-type="float">
            <text:p>40.298</text:p>
          </table:table-cell>
          <table:table-cell office:value-type="float" office:value="40.337" calcext:value-type="float">
            <text:p>40.337</text:p>
          </table:table-cell>
          <table:table-cell office:value-type="float" office:value="40.376" calcext:value-type="float">
            <text:p>40.376</text:p>
          </table:table-cell>
          <table:table-cell office:value-type="float" office:value="40.415" calcext:value-type="float">
            <text:p>40.415</text:p>
          </table:table-cell>
          <table:table-cell office:value-type="float" office:value="40.455" calcext:value-type="float">
            <text:p>40.455</text:p>
          </table:table-cell>
          <table:table-cell office:value-type="float" office:value="40.494" calcext:value-type="float">
            <text:p>40.49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.494" calcext:value-type="float">
            <text:p>40.494</text:p>
          </table:table-cell>
          <table:table-cell office:value-type="float" office:value="40.533" calcext:value-type="float">
            <text:p>40.533</text:p>
          </table:table-cell>
          <table:table-cell office:value-type="float" office:value="40.572" calcext:value-type="float">
            <text:p>40.572</text:p>
          </table:table-cell>
          <table:table-cell office:value-type="float" office:value="40.611" calcext:value-type="float">
            <text:p>40.611</text:p>
          </table:table-cell>
          <table:table-cell office:value-type="float" office:value="40.651" calcext:value-type="float">
            <text:p>40.651</text:p>
          </table:table-cell>
          <table:table-cell office:value-type="float" office:value="40.69" calcext:value-type="float">
            <text:p>40.690</text:p>
          </table:table-cell>
          <table:table-cell office:value-type="float" office:value="40.729" calcext:value-type="float">
            <text:p>40.729</text:p>
          </table:table-cell>
          <table:table-cell office:value-type="float" office:value="40.768" calcext:value-type="float">
            <text:p>40.768</text:p>
          </table:table-cell>
          <table:table-cell office:value-type="float" office:value="40.807" calcext:value-type="float">
            <text:p>40.807</text:p>
          </table:table-cell>
          <table:table-cell office:value-type="float" office:value="40.846" calcext:value-type="float">
            <text:p>40.846</text:p>
          </table:table-cell>
          <table:table-cell office:value-type="float" office:value="40.885" calcext:value-type="float">
            <text:p>40.88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.885" calcext:value-type="float">
            <text:p>40.885</text:p>
          </table:table-cell>
          <table:table-cell office:value-type="float" office:value="40.924" calcext:value-type="float">
            <text:p>40.924</text:p>
          </table:table-cell>
          <table:table-cell office:value-type="float" office:value="40.963" calcext:value-type="float">
            <text:p>40.963</text:p>
          </table:table-cell>
          <table:table-cell office:value-type="float" office:value="41.002" calcext:value-type="float">
            <text:p>41.002</text:p>
          </table:table-cell>
          <table:table-cell office:value-type="float" office:value="41.042" calcext:value-type="float">
            <text:p>41.042</text:p>
          </table:table-cell>
          <table:table-cell office:value-type="float" office:value="41.081" calcext:value-type="float">
            <text:p>41.081</text:p>
          </table:table-cell>
          <table:table-cell office:value-type="float" office:value="41.12" calcext:value-type="float">
            <text:p>41.120</text:p>
          </table:table-cell>
          <table:table-cell office:value-type="float" office:value="41.159" calcext:value-type="float">
            <text:p>41.159</text:p>
          </table:table-cell>
          <table:table-cell office:value-type="float" office:value="41.198" calcext:value-type="float">
            <text:p>41.198</text:p>
          </table:table-cell>
          <table:table-cell office:value-type="float" office:value="41.237" calcext:value-type="float">
            <text:p>41.237</text:p>
          </table:table-cell>
          <table:table-cell office:value-type="float" office:value="41.276" calcext:value-type="float">
            <text:p>41.2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.276" calcext:value-type="float">
            <text:p>41.276</text:p>
          </table:table-cell>
          <table:table-cell office:value-type="float" office:value="41.315" calcext:value-type="float">
            <text:p>41.315</text:p>
          </table:table-cell>
          <table:table-cell office:value-type="float" office:value="41.354" calcext:value-type="float">
            <text:p>41.354</text:p>
          </table:table-cell>
          <table:table-cell office:value-type="float" office:value="41.393" calcext:value-type="float">
            <text:p>41.393</text:p>
          </table:table-cell>
          <table:table-cell office:value-type="float" office:value="41.431" calcext:value-type="float">
            <text:p>41.431</text:p>
          </table:table-cell>
          <table:table-cell office:value-type="float" office:value="41.47" calcext:value-type="float">
            <text:p>41.470</text:p>
          </table:table-cell>
          <table:table-cell office:value-type="float" office:value="41.509" calcext:value-type="float">
            <text:p>41.509</text:p>
          </table:table-cell>
          <table:table-cell office:value-type="float" office:value="41.548" calcext:value-type="float">
            <text:p>41.548</text:p>
          </table:table-cell>
          <table:table-cell office:value-type="float" office:value="41.587" calcext:value-type="float">
            <text:p>41.587</text:p>
          </table:table-cell>
          <table:table-cell office:value-type="float" office:value="41.626" calcext:value-type="float">
            <text:p>41.626</text:p>
          </table:table-cell>
          <table:table-cell office:value-type="float" office:value="41.665" calcext:value-type="float">
            <text:p>41.66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1.665" calcext:value-type="float">
            <text:p>41.665</text:p>
          </table:table-cell>
          <table:table-cell office:value-type="float" office:value="41.704" calcext:value-type="float">
            <text:p>41.704</text:p>
          </table:table-cell>
          <table:table-cell office:value-type="float" office:value="41.743" calcext:value-type="float">
            <text:p>41.743</text:p>
          </table:table-cell>
          <table:table-cell office:value-type="float" office:value="41.781" calcext:value-type="float">
            <text:p>41.781</text:p>
          </table:table-cell>
          <table:table-cell office:value-type="float" office:value="41.82" calcext:value-type="float">
            <text:p>41.820</text:p>
          </table:table-cell>
          <table:table-cell office:value-type="float" office:value="41.859" calcext:value-type="float">
            <text:p>41.859</text:p>
          </table:table-cell>
          <table:table-cell office:value-type="float" office:value="41.898" calcext:value-type="float">
            <text:p>41.898</text:p>
          </table:table-cell>
          <table:table-cell office:value-type="float" office:value="41.937" calcext:value-type="float">
            <text:p>41.937</text:p>
          </table:table-cell>
          <table:table-cell office:value-type="float" office:value="41.976" calcext:value-type="float">
            <text:p>41.976</text:p>
          </table:table-cell>
          <table:table-cell office:value-type="float" office:value="42.014" calcext:value-type="float">
            <text:p>42.014</text:p>
          </table:table-cell>
          <table:table-cell office:value-type="float" office:value="42.053" calcext:value-type="float">
            <text:p>42.05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2.053" calcext:value-type="float">
            <text:p>42.053</text:p>
          </table:table-cell>
          <table:table-cell office:value-type="float" office:value="42.092" calcext:value-type="float">
            <text:p>42.092</text:p>
          </table:table-cell>
          <table:table-cell office:value-type="float" office:value="42.131" calcext:value-type="float">
            <text:p>42.131</text:p>
          </table:table-cell>
          <table:table-cell office:value-type="float" office:value="42.169" calcext:value-type="float">
            <text:p>42.169</text:p>
          </table:table-cell>
          <table:table-cell office:value-type="float" office:value="42.208" calcext:value-type="float">
            <text:p>42.208</text:p>
          </table:table-cell>
          <table:table-cell office:value-type="float" office:value="42.247" calcext:value-type="float">
            <text:p>42.247</text:p>
          </table:table-cell>
          <table:table-cell office:value-type="float" office:value="42.286" calcext:value-type="float">
            <text:p>42.286</text:p>
          </table:table-cell>
          <table:table-cell office:value-type="float" office:value="42.324" calcext:value-type="float">
            <text:p>42.324</text:p>
          </table:table-cell>
          <table:table-cell office:value-type="float" office:value="42.363" calcext:value-type="float">
            <text:p>42.363</text:p>
          </table:table-cell>
          <table:table-cell office:value-type="float" office:value="42.402" calcext:value-type="float">
            <text:p>42.402</text:p>
          </table:table-cell>
          <table:table-cell office:value-type="float" office:value="42.44" calcext:value-type="float">
            <text:p>42.44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2.44" calcext:value-type="float">
            <text:p>42.440</text:p>
          </table:table-cell>
          <table:table-cell office:value-type="float" office:value="42.479" calcext:value-type="float">
            <text:p>42.479</text:p>
          </table:table-cell>
          <table:table-cell office:value-type="float" office:value="42.518" calcext:value-type="float">
            <text:p>42.518</text:p>
          </table:table-cell>
          <table:table-cell office:value-type="float" office:value="42.556" calcext:value-type="float">
            <text:p>42.556</text:p>
          </table:table-cell>
          <table:table-cell office:value-type="float" office:value="42.595" calcext:value-type="float">
            <text:p>42.595</text:p>
          </table:table-cell>
          <table:table-cell office:value-type="float" office:value="42.633" calcext:value-type="float">
            <text:p>42.633</text:p>
          </table:table-cell>
          <table:table-cell office:value-type="float" office:value="42.672" calcext:value-type="float">
            <text:p>42.672</text:p>
          </table:table-cell>
          <table:table-cell office:value-type="float" office:value="42.711" calcext:value-type="float">
            <text:p>42.711</text:p>
          </table:table-cell>
          <table:table-cell office:value-type="float" office:value="42.749" calcext:value-type="float">
            <text:p>42.749</text:p>
          </table:table-cell>
          <table:table-cell office:value-type="float" office:value="42.788" calcext:value-type="float">
            <text:p>42.788</text:p>
          </table:table-cell>
          <table:table-cell office:value-type="float" office:value="42.826" calcext:value-type="float">
            <text:p>42.82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2.826" calcext:value-type="float">
            <text:p>42.826</text:p>
          </table:table-cell>
          <table:table-cell office:value-type="float" office:value="42.865" calcext:value-type="float">
            <text:p>42.865</text:p>
          </table:table-cell>
          <table:table-cell office:value-type="float" office:value="42.903" calcext:value-type="float">
            <text:p>42.903</text:p>
          </table:table-cell>
          <table:table-cell office:value-type="float" office:value="42.942" calcext:value-type="float">
            <text:p>42.942</text:p>
          </table:table-cell>
          <table:table-cell office:value-type="float" office:value="42.98" calcext:value-type="float">
            <text:p>42.980</text:p>
          </table:table-cell>
          <table:table-cell office:value-type="float" office:value="43.019" calcext:value-type="float">
            <text:p>43.019</text:p>
          </table:table-cell>
          <table:table-cell office:value-type="float" office:value="43.057" calcext:value-type="float">
            <text:p>43.057</text:p>
          </table:table-cell>
          <table:table-cell office:value-type="float" office:value="43.096" calcext:value-type="float">
            <text:p>43.096</text:p>
          </table:table-cell>
          <table:table-cell office:value-type="float" office:value="43.134" calcext:value-type="float">
            <text:p>43.134</text:p>
          </table:table-cell>
          <table:table-cell office:value-type="float" office:value="43.173" calcext:value-type="float">
            <text:p>43.173</text:p>
          </table:table-cell>
          <table:table-cell office:value-type="float" office:value="43.211" calcext:value-type="float">
            <text:p>43.21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3.211" calcext:value-type="float">
            <text:p>43.211</text:p>
          </table:table-cell>
          <table:table-cell office:value-type="float" office:value="43.25" calcext:value-type="float">
            <text:p>43.250</text:p>
          </table:table-cell>
          <table:table-cell office:value-type="float" office:value="43.288" calcext:value-type="float">
            <text:p>43.288</text:p>
          </table:table-cell>
          <table:table-cell office:value-type="float" office:value="43.327" calcext:value-type="float">
            <text:p>43.327</text:p>
          </table:table-cell>
          <table:table-cell office:value-type="float" office:value="43.365" calcext:value-type="float">
            <text:p>43.365</text:p>
          </table:table-cell>
          <table:table-cell office:value-type="float" office:value="43.403" calcext:value-type="float">
            <text:p>43.403</text:p>
          </table:table-cell>
          <table:table-cell office:value-type="float" office:value="43.442" calcext:value-type="float">
            <text:p>43.442</text:p>
          </table:table-cell>
          <table:table-cell office:value-type="float" office:value="43.48" calcext:value-type="float">
            <text:p>43.480</text:p>
          </table:table-cell>
          <table:table-cell office:value-type="float" office:value="43.518" calcext:value-type="float">
            <text:p>43.518</text:p>
          </table:table-cell>
          <table:table-cell office:value-type="float" office:value="43.557" calcext:value-type="float">
            <text:p>43.557</text:p>
          </table:table-cell>
          <table:table-cell office:value-type="float" office:value="43.595" calcext:value-type="float">
            <text:p>43.59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3.595" calcext:value-type="float">
            <text:p>43.595</text:p>
          </table:table-cell>
          <table:table-cell office:value-type="float" office:value="43.633" calcext:value-type="float">
            <text:p>43.633</text:p>
          </table:table-cell>
          <table:table-cell office:value-type="float" office:value="43.672" calcext:value-type="float">
            <text:p>43.672</text:p>
          </table:table-cell>
          <table:table-cell office:value-type="float" office:value="43.71" calcext:value-type="float">
            <text:p>43.710</text:p>
          </table:table-cell>
          <table:table-cell office:value-type="float" office:value="43.748" calcext:value-type="float">
            <text:p>43.748</text:p>
          </table:table-cell>
          <table:table-cell office:value-type="float" office:value="43.787" calcext:value-type="float">
            <text:p>43.787</text:p>
          </table:table-cell>
          <table:table-cell office:value-type="float" office:value="43.825" calcext:value-type="float">
            <text:p>43.825</text:p>
          </table:table-cell>
          <table:table-cell office:value-type="float" office:value="43.863" calcext:value-type="float">
            <text:p>43.863</text:p>
          </table:table-cell>
          <table:table-cell office:value-type="float" office:value="43.901" calcext:value-type="float">
            <text:p>43.901</text:p>
          </table:table-cell>
          <table:table-cell office:value-type="float" office:value="43.94" calcext:value-type="float">
            <text:p>43.940</text:p>
          </table:table-cell>
          <table:table-cell office:value-type="float" office:value="43.978" calcext:value-type="float">
            <text:p>43.9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3.978" calcext:value-type="float">
            <text:p>43.978</text:p>
          </table:table-cell>
          <table:table-cell office:value-type="float" office:value="44.016" calcext:value-type="float">
            <text:p>44.016</text:p>
          </table:table-cell>
          <table:table-cell office:value-type="float" office:value="44.054" calcext:value-type="float">
            <text:p>44.054</text:p>
          </table:table-cell>
          <table:table-cell office:value-type="float" office:value="44.092" calcext:value-type="float">
            <text:p>44.092</text:p>
          </table:table-cell>
          <table:table-cell office:value-type="float" office:value="44.13" calcext:value-type="float">
            <text:p>44.130</text:p>
          </table:table-cell>
          <table:table-cell office:value-type="float" office:value="44.169" calcext:value-type="float">
            <text:p>44.169</text:p>
          </table:table-cell>
          <table:table-cell office:value-type="float" office:value="44.207" calcext:value-type="float">
            <text:p>44.207</text:p>
          </table:table-cell>
          <table:table-cell office:value-type="float" office:value="44.245" calcext:value-type="float">
            <text:p>44.245</text:p>
          </table:table-cell>
          <table:table-cell office:value-type="float" office:value="44.283" calcext:value-type="float">
            <text:p>44.283</text:p>
          </table:table-cell>
          <table:table-cell office:value-type="float" office:value="44.321" calcext:value-type="float">
            <text:p>44.321</text:p>
          </table:table-cell>
          <table:table-cell office:value-type="float" office:value="44.359" calcext:value-type="float">
            <text:p>44.35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4.359" calcext:value-type="float">
            <text:p>44.359</text:p>
          </table:table-cell>
          <table:table-cell office:value-type="float" office:value="44.397" calcext:value-type="float">
            <text:p>44.397</text:p>
          </table:table-cell>
          <table:table-cell office:value-type="float" office:value="44.435" calcext:value-type="float">
            <text:p>44.435</text:p>
          </table:table-cell>
          <table:table-cell office:value-type="float" office:value="44.473" calcext:value-type="float">
            <text:p>44.473</text:p>
          </table:table-cell>
          <table:table-cell office:value-type="float" office:value="44.512" calcext:value-type="float">
            <text:p>44.512</text:p>
          </table:table-cell>
          <table:table-cell office:value-type="float" office:value="44.55" calcext:value-type="float">
            <text:p>44.550</text:p>
          </table:table-cell>
          <table:table-cell office:value-type="float" office:value="44.588" calcext:value-type="float">
            <text:p>44.588</text:p>
          </table:table-cell>
          <table:table-cell office:value-type="float" office:value="44.626" calcext:value-type="float">
            <text:p>44.626</text:p>
          </table:table-cell>
          <table:table-cell office:value-type="float" office:value="44.664" calcext:value-type="float">
            <text:p>44.664</text:p>
          </table:table-cell>
          <table:table-cell office:value-type="float" office:value="44.702" calcext:value-type="float">
            <text:p>44.702</text:p>
          </table:table-cell>
          <table:table-cell office:value-type="float" office:value="44.74" calcext:value-type="float">
            <text:p>44.74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4.74" calcext:value-type="float">
            <text:p>44.740</text:p>
          </table:table-cell>
          <table:table-cell office:value-type="float" office:value="44.778" calcext:value-type="float">
            <text:p>44.778</text:p>
          </table:table-cell>
          <table:table-cell office:value-type="float" office:value="44.816" calcext:value-type="float">
            <text:p>44.816</text:p>
          </table:table-cell>
          <table:table-cell office:value-type="float" office:value="44.853" calcext:value-type="float">
            <text:p>44.853</text:p>
          </table:table-cell>
          <table:table-cell office:value-type="float" office:value="44.891" calcext:value-type="float">
            <text:p>44.891</text:p>
          </table:table-cell>
          <table:table-cell office:value-type="float" office:value="44.929" calcext:value-type="float">
            <text:p>44.929</text:p>
          </table:table-cell>
          <table:table-cell office:value-type="float" office:value="44.967" calcext:value-type="float">
            <text:p>44.967</text:p>
          </table:table-cell>
          <table:table-cell office:value-type="float" office:value="45.005" calcext:value-type="float">
            <text:p>45.005</text:p>
          </table:table-cell>
          <table:table-cell office:value-type="float" office:value="45.043" calcext:value-type="float">
            <text:p>45.043</text:p>
          </table:table-cell>
          <table:table-cell office:value-type="float" office:value="45.081" calcext:value-type="float">
            <text:p>45.081</text:p>
          </table:table-cell>
          <table:table-cell office:value-type="float" office:value="45.119" calcext:value-type="float">
            <text:p>45.11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5.119" calcext:value-type="float">
            <text:p>45.119</text:p>
          </table:table-cell>
          <table:table-cell office:value-type="float" office:value="45.157" calcext:value-type="float">
            <text:p>45.157</text:p>
          </table:table-cell>
          <table:table-cell office:value-type="float" office:value="45.194" calcext:value-type="float">
            <text:p>45.194</text:p>
          </table:table-cell>
          <table:table-cell office:value-type="float" office:value="45.232" calcext:value-type="float">
            <text:p>45.232</text:p>
          </table:table-cell>
          <table:table-cell office:value-type="float" office:value="45.27" calcext:value-type="float">
            <text:p>45.270</text:p>
          </table:table-cell>
          <table:table-cell office:value-type="float" office:value="45.308" calcext:value-type="float">
            <text:p>45.308</text:p>
          </table:table-cell>
          <table:table-cell office:value-type="float" office:value="45.346" calcext:value-type="float">
            <text:p>45.346</text:p>
          </table:table-cell>
          <table:table-cell office:value-type="float" office:value="45.383" calcext:value-type="float">
            <text:p>45.383</text:p>
          </table:table-cell>
          <table:table-cell office:value-type="float" office:value="45.421" calcext:value-type="float">
            <text:p>45.421</text:p>
          </table:table-cell>
          <table:table-cell office:value-type="float" office:value="45.459" calcext:value-type="float">
            <text:p>45.459</text:p>
          </table:table-cell>
          <table:table-cell office:value-type="float" office:value="45.497" calcext:value-type="float">
            <text:p>45.49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5.497" calcext:value-type="float">
            <text:p>45.497</text:p>
          </table:table-cell>
          <table:table-cell office:value-type="float" office:value="45.534" calcext:value-type="float">
            <text:p>45.534</text:p>
          </table:table-cell>
          <table:table-cell office:value-type="float" office:value="45.572" calcext:value-type="float">
            <text:p>45.572</text:p>
          </table:table-cell>
          <table:table-cell office:value-type="float" office:value="45.61" calcext:value-type="float">
            <text:p>45.610</text:p>
          </table:table-cell>
          <table:table-cell office:value-type="float" office:value="45.647" calcext:value-type="float">
            <text:p>45.647</text:p>
          </table:table-cell>
          <table:table-cell office:value-type="float" office:value="45.685" calcext:value-type="float">
            <text:p>45.685</text:p>
          </table:table-cell>
          <table:table-cell office:value-type="float" office:value="45.723" calcext:value-type="float">
            <text:p>45.723</text:p>
          </table:table-cell>
          <table:table-cell office:value-type="float" office:value="45.76" calcext:value-type="float">
            <text:p>45.760</text:p>
          </table:table-cell>
          <table:table-cell office:value-type="float" office:value="45.798" calcext:value-type="float">
            <text:p>45.798</text:p>
          </table:table-cell>
          <table:table-cell office:value-type="float" office:value="45.836" calcext:value-type="float">
            <text:p>45.836</text:p>
          </table:table-cell>
          <table:table-cell office:value-type="float" office:value="45.873" calcext:value-type="float">
            <text:p>45.87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5.873" calcext:value-type="float">
            <text:p>45.873</text:p>
          </table:table-cell>
          <table:table-cell office:value-type="float" office:value="45.911" calcext:value-type="float">
            <text:p>45.911</text:p>
          </table:table-cell>
          <table:table-cell office:value-type="float" office:value="45.948" calcext:value-type="float">
            <text:p>45.948</text:p>
          </table:table-cell>
          <table:table-cell office:value-type="float" office:value="45.986" calcext:value-type="float">
            <text:p>45.986</text:p>
          </table:table-cell>
          <table:table-cell office:value-type="float" office:value="46.024" calcext:value-type="float">
            <text:p>46.024</text:p>
          </table:table-cell>
          <table:table-cell office:value-type="float" office:value="46.061" calcext:value-type="float">
            <text:p>46.061</text:p>
          </table:table-cell>
          <table:table-cell office:value-type="float" office:value="46.099" calcext:value-type="float">
            <text:p>46.099</text:p>
          </table:table-cell>
          <table:table-cell office:value-type="float" office:value="46.136" calcext:value-type="float">
            <text:p>46.136</text:p>
          </table:table-cell>
          <table:table-cell office:value-type="float" office:value="46.174" calcext:value-type="float">
            <text:p>46.174</text:p>
          </table:table-cell>
          <table:table-cell office:value-type="float" office:value="46.211" calcext:value-type="float">
            <text:p>46.211</text:p>
          </table:table-cell>
          <table:table-cell office:value-type="float" office:value="46.249" calcext:value-type="float">
            <text:p>46.24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6.249" calcext:value-type="float">
            <text:p>46.249</text:p>
          </table:table-cell>
          <table:table-cell office:value-type="float" office:value="46.286" calcext:value-type="float">
            <text:p>46.286</text:p>
          </table:table-cell>
          <table:table-cell office:value-type="float" office:value="46.324" calcext:value-type="float">
            <text:p>46.324</text:p>
          </table:table-cell>
          <table:table-cell office:value-type="float" office:value="46.361" calcext:value-type="float">
            <text:p>46.361</text:p>
          </table:table-cell>
          <table:table-cell office:value-type="float" office:value="46.398" calcext:value-type="float">
            <text:p>46.398</text:p>
          </table:table-cell>
          <table:table-cell office:value-type="float" office:value="46.436" calcext:value-type="float">
            <text:p>46.436</text:p>
          </table:table-cell>
          <table:table-cell office:value-type="float" office:value="46.473" calcext:value-type="float">
            <text:p>46.473</text:p>
          </table:table-cell>
          <table:table-cell office:value-type="float" office:value="46.511" calcext:value-type="float">
            <text:p>46.511</text:p>
          </table:table-cell>
          <table:table-cell office:value-type="float" office:value="46.548" calcext:value-type="float">
            <text:p>46.548</text:p>
          </table:table-cell>
          <table:table-cell office:value-type="float" office:value="46.585" calcext:value-type="float">
            <text:p>46.585</text:p>
          </table:table-cell>
          <table:table-cell office:value-type="float" office:value="46.623" calcext:value-type="float">
            <text:p>46.6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.623" calcext:value-type="float">
            <text:p>46.623</text:p>
          </table:table-cell>
          <table:table-cell office:value-type="float" office:value="46.66" calcext:value-type="float">
            <text:p>46.660</text:p>
          </table:table-cell>
          <table:table-cell office:value-type="float" office:value="46.697" calcext:value-type="float">
            <text:p>46.697</text:p>
          </table:table-cell>
          <table:table-cell office:value-type="float" office:value="46.735" calcext:value-type="float">
            <text:p>46.735</text:p>
          </table:table-cell>
          <table:table-cell office:value-type="float" office:value="46.772" calcext:value-type="float">
            <text:p>46.772</text:p>
          </table:table-cell>
          <table:table-cell office:value-type="float" office:value="46.809" calcext:value-type="float">
            <text:p>46.809</text:p>
          </table:table-cell>
          <table:table-cell office:value-type="float" office:value="46.847" calcext:value-type="float">
            <text:p>46.847</text:p>
          </table:table-cell>
          <table:table-cell office:value-type="float" office:value="46.884" calcext:value-type="float">
            <text:p>46.884</text:p>
          </table:table-cell>
          <table:table-cell office:value-type="float" office:value="46.921" calcext:value-type="float">
            <text:p>46.921</text:p>
          </table:table-cell>
          <table:table-cell office:value-type="float" office:value="46.958" calcext:value-type="float">
            <text:p>46.958</text:p>
          </table:table-cell>
          <table:table-cell office:value-type="float" office:value="46.995" calcext:value-type="float">
            <text:p>46.99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6.995" calcext:value-type="float">
            <text:p>46.995</text:p>
          </table:table-cell>
          <table:table-cell office:value-type="float" office:value="47.033" calcext:value-type="float">
            <text:p>47.033</text:p>
          </table:table-cell>
          <table:table-cell office:value-type="float" office:value="47.07" calcext:value-type="float">
            <text:p>47.070</text:p>
          </table:table-cell>
          <table:table-cell office:value-type="float" office:value="47.107" calcext:value-type="float">
            <text:p>47.107</text:p>
          </table:table-cell>
          <table:table-cell office:value-type="float" office:value="47.144" calcext:value-type="float">
            <text:p>47.144</text:p>
          </table:table-cell>
          <table:table-cell office:value-type="float" office:value="47.181" calcext:value-type="float">
            <text:p>47.181</text:p>
          </table:table-cell>
          <table:table-cell office:value-type="float" office:value="47.218" calcext:value-type="float">
            <text:p>47.218</text:p>
          </table:table-cell>
          <table:table-cell office:value-type="float" office:value="47.256" calcext:value-type="float">
            <text:p>47.256</text:p>
          </table:table-cell>
          <table:table-cell office:value-type="float" office:value="47.293" calcext:value-type="float">
            <text:p>47.293</text:p>
          </table:table-cell>
          <table:table-cell office:value-type="float" office:value="47.33" calcext:value-type="float">
            <text:p>47.330</text:p>
          </table:table-cell>
          <table:table-cell office:value-type="float" office:value="47.367" calcext:value-type="float">
            <text:p>47.36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7.367" calcext:value-type="float">
            <text:p>47.367</text:p>
          </table:table-cell>
          <table:table-cell office:value-type="float" office:value="47.404" calcext:value-type="float">
            <text:p>47.404</text:p>
          </table:table-cell>
          <table:table-cell office:value-type="float" office:value="47.441" calcext:value-type="float">
            <text:p>47.441</text:p>
          </table:table-cell>
          <table:table-cell office:value-type="float" office:value="47.478" calcext:value-type="float">
            <text:p>47.478</text:p>
          </table:table-cell>
          <table:table-cell office:value-type="float" office:value="47.515" calcext:value-type="float">
            <text:p>47.515</text:p>
          </table:table-cell>
          <table:table-cell office:value-type="float" office:value="47.552" calcext:value-type="float">
            <text:p>47.552</text:p>
          </table:table-cell>
          <table:table-cell office:value-type="float" office:value="47.589" calcext:value-type="float">
            <text:p>47.589</text:p>
          </table:table-cell>
          <table:table-cell office:value-type="float" office:value="47.626" calcext:value-type="float">
            <text:p>47.626</text:p>
          </table:table-cell>
          <table:table-cell office:value-type="float" office:value="47.663" calcext:value-type="float">
            <text:p>47.663</text:p>
          </table:table-cell>
          <table:table-cell office:value-type="float" office:value="47.7" calcext:value-type="float">
            <text:p>47.700</text:p>
          </table:table-cell>
          <table:table-cell office:value-type="float" office:value="47.737" calcext:value-type="float">
            <text:p>47.73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7.737" calcext:value-type="float">
            <text:p>47.737</text:p>
          </table:table-cell>
          <table:table-cell office:value-type="float" office:value="47.774" calcext:value-type="float">
            <text:p>47.774</text:p>
          </table:table-cell>
          <table:table-cell office:value-type="float" office:value="47.811" calcext:value-type="float">
            <text:p>47.811</text:p>
          </table:table-cell>
          <table:table-cell office:value-type="float" office:value="47.848" calcext:value-type="float">
            <text:p>47.848</text:p>
          </table:table-cell>
          <table:table-cell office:value-type="float" office:value="47.884" calcext:value-type="float">
            <text:p>47.884</text:p>
          </table:table-cell>
          <table:table-cell office:value-type="float" office:value="47.921" calcext:value-type="float">
            <text:p>47.921</text:p>
          </table:table-cell>
          <table:table-cell office:value-type="float" office:value="47.958" calcext:value-type="float">
            <text:p>47.958</text:p>
          </table:table-cell>
          <table:table-cell office:value-type="float" office:value="47.995" calcext:value-type="float">
            <text:p>47.995</text:p>
          </table:table-cell>
          <table:table-cell office:value-type="float" office:value="48.032" calcext:value-type="float">
            <text:p>48.032</text:p>
          </table:table-cell>
          <table:table-cell office:value-type="float" office:value="48.069" calcext:value-type="float">
            <text:p>48.069</text:p>
          </table:table-cell>
          <table:table-cell office:value-type="float" office:value="48.105" calcext:value-type="float">
            <text:p>48.10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8.105" calcext:value-type="float">
            <text:p>48.105</text:p>
          </table:table-cell>
          <table:table-cell office:value-type="float" office:value="48.142" calcext:value-type="float">
            <text:p>48.142</text:p>
          </table:table-cell>
          <table:table-cell office:value-type="float" office:value="48.179" calcext:value-type="float">
            <text:p>48.179</text:p>
          </table:table-cell>
          <table:table-cell office:value-type="float" office:value="48.216" calcext:value-type="float">
            <text:p>48.216</text:p>
          </table:table-cell>
          <table:table-cell office:value-type="float" office:value="48.252" calcext:value-type="float">
            <text:p>48.252</text:p>
          </table:table-cell>
          <table:table-cell office:value-type="float" office:value="48.289" calcext:value-type="float">
            <text:p>48.289</text:p>
          </table:table-cell>
          <table:table-cell office:value-type="float" office:value="48.326" calcext:value-type="float">
            <text:p>48.326</text:p>
          </table:table-cell>
          <table:table-cell office:value-type="float" office:value="48.363" calcext:value-type="float">
            <text:p>48.363</text:p>
          </table:table-cell>
          <table:table-cell office:value-type="float" office:value="48.399" calcext:value-type="float">
            <text:p>48.399</text:p>
          </table:table-cell>
          <table:table-cell office:value-type="float" office:value="48.436" calcext:value-type="float">
            <text:p>48.436</text:p>
          </table:table-cell>
          <table:table-cell office:value-type="float" office:value="48.473" calcext:value-type="float">
            <text:p>48.47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8.473" calcext:value-type="float">
            <text:p>48.473</text:p>
          </table:table-cell>
          <table:table-cell office:value-type="float" office:value="48.509" calcext:value-type="float">
            <text:p>48.509</text:p>
          </table:table-cell>
          <table:table-cell office:value-type="float" office:value="48.546" calcext:value-type="float">
            <text:p>48.546</text:p>
          </table:table-cell>
          <table:table-cell office:value-type="float" office:value="48.582" calcext:value-type="float">
            <text:p>48.582</text:p>
          </table:table-cell>
          <table:table-cell office:value-type="float" office:value="48.619" calcext:value-type="float">
            <text:p>48.619</text:p>
          </table:table-cell>
          <table:table-cell office:value-type="float" office:value="48.656" calcext:value-type="float">
            <text:p>48.656</text:p>
          </table:table-cell>
          <table:table-cell office:value-type="float" office:value="48.692" calcext:value-type="float">
            <text:p>48.692</text:p>
          </table:table-cell>
          <table:table-cell office:value-type="float" office:value="48.729" calcext:value-type="float">
            <text:p>48.729</text:p>
          </table:table-cell>
          <table:table-cell office:value-type="float" office:value="48.765" calcext:value-type="float">
            <text:p>48.765</text:p>
          </table:table-cell>
          <table:table-cell office:value-type="float" office:value="48.802" calcext:value-type="float">
            <text:p>48.802</text:p>
          </table:table-cell>
          <table:table-cell office:value-type="float" office:value="48.838" calcext:value-type="float">
            <text:p>48.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.838" calcext:value-type="float">
            <text:p>48.838</text:p>
          </table:table-cell>
          <table:table-cell office:value-type="float" office:value="48.875" calcext:value-type="float">
            <text:p>48.875</text:p>
          </table:table-cell>
          <table:table-cell office:value-type="float" office:value="48.911" calcext:value-type="float">
            <text:p>48.911</text:p>
          </table:table-cell>
          <table:table-cell office:value-type="float" office:value="48.948" calcext:value-type="float">
            <text:p>48.948</text:p>
          </table:table-cell>
          <table:table-cell office:value-type="float" office:value="48.984" calcext:value-type="float">
            <text:p>48.984</text:p>
          </table:table-cell>
          <table:table-cell office:value-type="float" office:value="49.021" calcext:value-type="float">
            <text:p>49.021</text:p>
          </table:table-cell>
          <table:table-cell office:value-type="float" office:value="49.057" calcext:value-type="float">
            <text:p>49.057</text:p>
          </table:table-cell>
          <table:table-cell office:value-type="float" office:value="49.093" calcext:value-type="float">
            <text:p>49.093</text:p>
          </table:table-cell>
          <table:table-cell office:value-type="float" office:value="49.13" calcext:value-type="float">
            <text:p>49.130</text:p>
          </table:table-cell>
          <table:table-cell office:value-type="float" office:value="49.166" calcext:value-type="float">
            <text:p>49.166</text:p>
          </table:table-cell>
          <table:table-cell office:value-type="float" office:value="49.202" calcext:value-type="float">
            <text:p>49.20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9.202" calcext:value-type="float">
            <text:p>49.202</text:p>
          </table:table-cell>
          <table:table-cell office:value-type="float" office:value="49.239" calcext:value-type="float">
            <text:p>49.239</text:p>
          </table:table-cell>
          <table:table-cell office:value-type="float" office:value="49.275" calcext:value-type="float">
            <text:p>49.275</text:p>
          </table:table-cell>
          <table:table-cell office:value-type="float" office:value="49.311" calcext:value-type="float">
            <text:p>49.311</text:p>
          </table:table-cell>
          <table:table-cell office:value-type="float" office:value="49.348" calcext:value-type="float">
            <text:p>49.348</text:p>
          </table:table-cell>
          <table:table-cell office:value-type="float" office:value="49.384" calcext:value-type="float">
            <text:p>49.384</text:p>
          </table:table-cell>
          <table:table-cell office:value-type="float" office:value="49.42" calcext:value-type="float">
            <text:p>49.420</text:p>
          </table:table-cell>
          <table:table-cell office:value-type="float" office:value="49.456" calcext:value-type="float">
            <text:p>49.456</text:p>
          </table:table-cell>
          <table:table-cell office:value-type="float" office:value="49.493" calcext:value-type="float">
            <text:p>49.493</text:p>
          </table:table-cell>
          <table:table-cell office:value-type="float" office:value="49.529" calcext:value-type="float">
            <text:p>49.529</text:p>
          </table:table-cell>
          <table:table-cell office:value-type="float" office:value="49.565" calcext:value-type="float">
            <text:p>49.56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9.565" calcext:value-type="float">
            <text:p>49.565</text:p>
          </table:table-cell>
          <table:table-cell office:value-type="float" office:value="49.601" calcext:value-type="float">
            <text:p>49.601</text:p>
          </table:table-cell>
          <table:table-cell office:value-type="float" office:value="49.637" calcext:value-type="float">
            <text:p>49.637</text:p>
          </table:table-cell>
          <table:table-cell office:value-type="float" office:value="49.674" calcext:value-type="float">
            <text:p>49.674</text:p>
          </table:table-cell>
          <table:table-cell office:value-type="float" office:value="49.71" calcext:value-type="float">
            <text:p>49.710</text:p>
          </table:table-cell>
          <table:table-cell office:value-type="float" office:value="49.746" calcext:value-type="float">
            <text:p>49.746</text:p>
          </table:table-cell>
          <table:table-cell office:value-type="float" office:value="49.782" calcext:value-type="float">
            <text:p>49.782</text:p>
          </table:table-cell>
          <table:table-cell office:value-type="float" office:value="49.818" calcext:value-type="float">
            <text:p>49.818</text:p>
          </table:table-cell>
          <table:table-cell office:value-type="float" office:value="49.854" calcext:value-type="float">
            <text:p>49.854</text:p>
          </table:table-cell>
          <table:table-cell office:value-type="float" office:value="49.89" calcext:value-type="float">
            <text:p>49.890</text:p>
          </table:table-cell>
          <table:table-cell office:value-type="float" office:value="49.926" calcext:value-type="float">
            <text:p>49.92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9.926" calcext:value-type="float">
            <text:p>49.926</text:p>
          </table:table-cell>
          <table:table-cell office:value-type="float" office:value="49.962" calcext:value-type="float">
            <text:p>49.962</text:p>
          </table:table-cell>
          <table:table-cell office:value-type="float" office:value="49.998" calcext:value-type="float">
            <text:p>49.998</text:p>
          </table:table-cell>
          <table:table-cell office:value-type="float" office:value="50.034" calcext:value-type="float">
            <text:p>50.034</text:p>
          </table:table-cell>
          <table:table-cell office:value-type="float" office:value="50.07" calcext:value-type="float">
            <text:p>50.070</text:p>
          </table:table-cell>
          <table:table-cell office:value-type="float" office:value="50.106" calcext:value-type="float">
            <text:p>50.106</text:p>
          </table:table-cell>
          <table:table-cell office:value-type="float" office:value="50.142" calcext:value-type="float">
            <text:p>50.142</text:p>
          </table:table-cell>
          <table:table-cell office:value-type="float" office:value="50.178" calcext:value-type="float">
            <text:p>50.178</text:p>
          </table:table-cell>
          <table:table-cell office:value-type="float" office:value="50.214" calcext:value-type="float">
            <text:p>50.214</text:p>
          </table:table-cell>
          <table:table-cell office:value-type="float" office:value="50.25" calcext:value-type="float">
            <text:p>50.250</text:p>
          </table:table-cell>
          <table:table-cell office:value-type="float" office:value="50.286" calcext:value-type="float">
            <text:p>50.2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0.286" calcext:value-type="float">
            <text:p>50.286</text:p>
          </table:table-cell>
          <table:table-cell office:value-type="float" office:value="50.322" calcext:value-type="float">
            <text:p>50.322</text:p>
          </table:table-cell>
          <table:table-cell office:value-type="float" office:value="50.358" calcext:value-type="float">
            <text:p>50.358</text:p>
          </table:table-cell>
          <table:table-cell office:value-type="float" office:value="50.393" calcext:value-type="float">
            <text:p>50.393</text:p>
          </table:table-cell>
          <table:table-cell office:value-type="float" office:value="50.429" calcext:value-type="float">
            <text:p>50.429</text:p>
          </table:table-cell>
          <table:table-cell office:value-type="float" office:value="50.465" calcext:value-type="float">
            <text:p>50.465</text:p>
          </table:table-cell>
          <table:table-cell office:value-type="float" office:value="50.501" calcext:value-type="float">
            <text:p>50.501</text:p>
          </table:table-cell>
          <table:table-cell office:value-type="float" office:value="50.537" calcext:value-type="float">
            <text:p>50.537</text:p>
          </table:table-cell>
          <table:table-cell office:value-type="float" office:value="50.572" calcext:value-type="float">
            <text:p>50.572</text:p>
          </table:table-cell>
          <table:table-cell office:value-type="float" office:value="50.608" calcext:value-type="float">
            <text:p>50.608</text:p>
          </table:table-cell>
          <table:table-cell office:value-type="float" office:value="50.644" calcext:value-type="float">
            <text:p>50.64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.644" calcext:value-type="float">
            <text:p>50.644</text:p>
          </table:table-cell>
          <table:table-cell office:value-type="float" office:value="50.68" calcext:value-type="float">
            <text:p>50.680</text:p>
          </table:table-cell>
          <table:table-cell office:value-type="float" office:value="50.715" calcext:value-type="float">
            <text:p>50.715</text:p>
          </table:table-cell>
          <table:table-cell office:value-type="float" office:value="50.751" calcext:value-type="float">
            <text:p>50.751</text:p>
          </table:table-cell>
          <table:table-cell office:value-type="float" office:value="50.787" calcext:value-type="float">
            <text:p>50.787</text:p>
          </table:table-cell>
          <table:table-cell office:value-type="float" office:value="50.822" calcext:value-type="float">
            <text:p>50.822</text:p>
          </table:table-cell>
          <table:table-cell office:value-type="float" office:value="50.858" calcext:value-type="float">
            <text:p>50.858</text:p>
          </table:table-cell>
          <table:table-cell office:value-type="float" office:value="50.894" calcext:value-type="float">
            <text:p>50.894</text:p>
          </table:table-cell>
          <table:table-cell office:value-type="float" office:value="50.929" calcext:value-type="float">
            <text:p>50.929</text:p>
          </table:table-cell>
          <table:table-cell office:value-type="float" office:value="50.965" calcext:value-type="float">
            <text:p>50.965</text:p>
          </table:table-cell>
          <table:table-cell office:value-type="float" office:value="51" calcext:value-type="float">
            <text:p>51.0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1" calcext:value-type="float">
            <text:p>51.000</text:p>
          </table:table-cell>
          <table:table-cell office:value-type="float" office:value="51.036" calcext:value-type="float">
            <text:p>51.036</text:p>
          </table:table-cell>
          <table:table-cell office:value-type="float" office:value="51.071" calcext:value-type="float">
            <text:p>51.071</text:p>
          </table:table-cell>
          <table:table-cell office:value-type="float" office:value="51.107" calcext:value-type="float">
            <text:p>51.107</text:p>
          </table:table-cell>
          <table:table-cell office:value-type="float" office:value="51.142" calcext:value-type="float">
            <text:p>51.142</text:p>
          </table:table-cell>
          <table:table-cell office:value-type="float" office:value="51.178" calcext:value-type="float">
            <text:p>51.178</text:p>
          </table:table-cell>
          <table:table-cell office:value-type="float" office:value="51.213" calcext:value-type="float">
            <text:p>51.213</text:p>
          </table:table-cell>
          <table:table-cell office:value-type="float" office:value="51.249" calcext:value-type="float">
            <text:p>51.249</text:p>
          </table:table-cell>
          <table:table-cell office:value-type="float" office:value="51.284" calcext:value-type="float">
            <text:p>51.284</text:p>
          </table:table-cell>
          <table:table-cell office:value-type="float" office:value="51.32" calcext:value-type="float">
            <text:p>51.320</text:p>
          </table:table-cell>
          <table:table-cell office:value-type="float" office:value="51.355" calcext:value-type="float">
            <text:p>51.35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1.355" calcext:value-type="float">
            <text:p>51.355</text:p>
          </table:table-cell>
          <table:table-cell office:value-type="float" office:value="51.391" calcext:value-type="float">
            <text:p>51.391</text:p>
          </table:table-cell>
          <table:table-cell office:value-type="float" office:value="51.426" calcext:value-type="float">
            <text:p>51.426</text:p>
          </table:table-cell>
          <table:table-cell office:value-type="float" office:value="51.461" calcext:value-type="float">
            <text:p>51.461</text:p>
          </table:table-cell>
          <table:table-cell office:value-type="float" office:value="51.497" calcext:value-type="float">
            <text:p>51.497</text:p>
          </table:table-cell>
          <table:table-cell office:value-type="float" office:value="51.532" calcext:value-type="float">
            <text:p>51.532</text:p>
          </table:table-cell>
          <table:table-cell office:value-type="float" office:value="51.567" calcext:value-type="float">
            <text:p>51.567</text:p>
          </table:table-cell>
          <table:table-cell office:value-type="float" office:value="51.603" calcext:value-type="float">
            <text:p>51.603</text:p>
          </table:table-cell>
          <table:table-cell office:value-type="float" office:value="51.638" calcext:value-type="float">
            <text:p>51.638</text:p>
          </table:table-cell>
          <table:table-cell office:value-type="float" office:value="51.673" calcext:value-type="float">
            <text:p>51.673</text:p>
          </table:table-cell>
          <table:table-cell office:value-type="float" office:value="51.708" calcext:value-type="float">
            <text:p>51.70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1.708" calcext:value-type="float">
            <text:p>51.708</text:p>
          </table:table-cell>
          <table:table-cell office:value-type="float" office:value="51.744" calcext:value-type="float">
            <text:p>51.744</text:p>
          </table:table-cell>
          <table:table-cell office:value-type="float" office:value="51.779" calcext:value-type="float">
            <text:p>51.779</text:p>
          </table:table-cell>
          <table:table-cell office:value-type="float" office:value="51.814" calcext:value-type="float">
            <text:p>51.814</text:p>
          </table:table-cell>
          <table:table-cell office:value-type="float" office:value="51.849" calcext:value-type="float">
            <text:p>51.849</text:p>
          </table:table-cell>
          <table:table-cell office:value-type="float" office:value="51.885" calcext:value-type="float">
            <text:p>51.885</text:p>
          </table:table-cell>
          <table:table-cell office:value-type="float" office:value="51.92" calcext:value-type="float">
            <text:p>51.920</text:p>
          </table:table-cell>
          <table:table-cell office:value-type="float" office:value="51.955" calcext:value-type="float">
            <text:p>51.955</text:p>
          </table:table-cell>
          <table:table-cell office:value-type="float" office:value="51.99" calcext:value-type="float">
            <text:p>51.990</text:p>
          </table:table-cell>
          <table:table-cell office:value-type="float" office:value="52.025" calcext:value-type="float">
            <text:p>52.025</text:p>
          </table:table-cell>
          <table:table-cell office:value-type="float" office:value="52.06" calcext:value-type="float">
            <text:p>52.06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2.06" calcext:value-type="float">
            <text:p>52.060</text:p>
          </table:table-cell>
          <table:table-cell office:value-type="float" office:value="52.095" calcext:value-type="float">
            <text:p>52.095</text:p>
          </table:table-cell>
          <table:table-cell office:value-type="float" office:value="52.13" calcext:value-type="float">
            <text:p>52.130</text:p>
          </table:table-cell>
          <table:table-cell office:value-type="float" office:value="52.165" calcext:value-type="float">
            <text:p>52.165</text:p>
          </table:table-cell>
          <table:table-cell office:value-type="float" office:value="52.2" calcext:value-type="float">
            <text:p>52.200</text:p>
          </table:table-cell>
          <table:table-cell office:value-type="float" office:value="52.235" calcext:value-type="float">
            <text:p>52.235</text:p>
          </table:table-cell>
          <table:table-cell office:value-type="float" office:value="52.27" calcext:value-type="float">
            <text:p>52.270</text:p>
          </table:table-cell>
          <table:table-cell office:value-type="float" office:value="52.305" calcext:value-type="float">
            <text:p>52.305</text:p>
          </table:table-cell>
          <table:table-cell office:value-type="float" office:value="52.34" calcext:value-type="float">
            <text:p>52.340</text:p>
          </table:table-cell>
          <table:table-cell office:value-type="float" office:value="52.375" calcext:value-type="float">
            <text:p>52.375</text:p>
          </table:table-cell>
          <table:table-cell office:value-type="float" office:value="52.41" calcext:value-type="float">
            <text:p>52.41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2.41" calcext:value-type="float">
            <text:p>52.410</text:p>
          </table:table-cell>
          <table:table-cell office:value-type="float" office:value="52.445" calcext:value-type="float">
            <text:p>52.445</text:p>
          </table:table-cell>
          <table:table-cell office:value-type="float" office:value="52.48" calcext:value-type="float">
            <text:p>52.480</text:p>
          </table:table-cell>
          <table:table-cell office:value-type="float" office:value="52.515" calcext:value-type="float">
            <text:p>52.515</text:p>
          </table:table-cell>
          <table:table-cell office:value-type="float" office:value="52.55" calcext:value-type="float">
            <text:p>52.550</text:p>
          </table:table-cell>
          <table:table-cell office:value-type="float" office:value="52.585" calcext:value-type="float">
            <text:p>52.585</text:p>
          </table:table-cell>
          <table:table-cell office:value-type="float" office:value="52.62" calcext:value-type="float">
            <text:p>52.620</text:p>
          </table:table-cell>
          <table:table-cell office:value-type="float" office:value="52.654" calcext:value-type="float">
            <text:p>52.654</text:p>
          </table:table-cell>
          <table:table-cell office:value-type="float" office:value="52.689" calcext:value-type="float">
            <text:p>52.689</text:p>
          </table:table-cell>
          <table:table-cell office:value-type="float" office:value="52.724" calcext:value-type="float">
            <text:p>52.724</text:p>
          </table:table-cell>
          <table:table-cell office:value-type="float" office:value="52.759" calcext:value-type="float">
            <text:p>52.759</text:p>
          </table:table-cell>
        </table:table-row>
        <table:table-row table:style-name="ro1" table:number-rows-repeated="10484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2-03T12:09:43.091781024</dc:date>
    <meta:editing-duration>PT1M41S</meta:editing-duration>
    <meta:editing-cycles>3</meta:editing-cycles>
    <meta:document-statistic meta:table-count="1" meta:cell-count="1896" meta:object-count="0"/>
  </office:meta>
</office:document-meta>
</file>